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2" style:family="table-column">
      <style:table-column-properties fo:break-before="auto" style:column-width="5.7835in"/>
    </style:style>
    <style:style style:name="co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354in"/>
    </style:style>
    <style:style style:name="co14" style:family="table-column">
      <style:table-column-properties fo:break-before="auto" style:column-width="1.2311in"/>
    </style:style>
    <style:style style:name="co15" style:family="table-column">
      <style:table-column-properties fo:break-before="auto" style:column-width="1.0126in"/>
    </style:style>
    <style:style style:name="co16" style:family="table-column">
      <style:table-column-properties fo:break-before="auto" style:column-width="1.6563in"/>
    </style:style>
    <style:style style:name="co9" style:family="table-column">
      <style:table-column-properties fo:break-before="auto" style:column-width="2.6272in"/>
    </style:style>
    <style:style style:name="co17" style:family="table-column">
      <style:table-column-properties fo:break-before="auto" style:column-width="2.2146in"/>
    </style:style>
    <style:style style:name="co18" style:family="table-column">
      <style:table-column-properties fo:break-before="auto" style:column-width="2.5425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372in"/>
    </style:style>
    <style:style style:name="co24" style:family="table-column">
      <style:table-column-properties fo:break-before="auto" style:column-width="1.1953in"/>
    </style:style>
    <style:style style:name="co22" style:family="table-column">
      <style:table-column-properties fo:break-before="auto" style:column-width="1.5953in"/>
    </style:style>
    <style:style style:name="co23" style:family="table-column">
      <style:table-column-properties fo:break-before="auto" style:column-width="1.9228in"/>
    </style:style>
    <style:style style:name="co25" style:family="table-column">
      <style:table-column-properties fo:break-before="auto" style:column-width="7.7252in"/>
    </style:style>
    <style:style style:name="co26" style:family="table-column">
      <style:table-column-properties fo:break-before="auto" style:column-width="2.1264in"/>
    </style:style>
    <style:style style:name="co27" style:family="table-column">
      <style:table-column-properties fo:break-before="auto" style:column-width="0.9929in"/>
    </style:style>
    <style:style style:name="co28" style:family="table-column">
      <style:table-column-properties fo:break-before="auto" style:column-width="1.348in"/>
    </style:style>
    <style:style style:name="co29" style:family="table-column">
      <style:table-column-properties fo:break-before="auto" style:column-width="1.1575in"/>
    </style:style>
    <style:style style:name="co30" style:family="table-column">
      <style:table-column-properties fo:break-before="auto" style:column-width="1.8256in"/>
    </style:style>
    <style:style style:name="co31" style:family="table-column">
      <style:table-column-properties fo:break-before="auto" style:column-width="2.4402in"/>
    </style:style>
    <style:style style:name="co32" style:family="table-column">
      <style:table-column-properties fo:break-before="auto" style:column-width="2.9492in"/>
    </style:style>
    <style:style style:name="co33" style:family="table-column">
      <style:table-column-properties fo:break-before="auto" style:column-width="2.6043in"/>
    </style:style>
    <style:style style:name="co34" style:family="table-column">
      <style:table-column-properties fo:break-before="auto" style:column-width="0.9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25" table:default-cell-style-name="Default"/>
        <table:table-column table:style-name="co2" table:number-columns-repeated="3" table:default-cell-style-name="Default"/>
        <table:table-column table:style-name="co26" table:default-cell-style-name="Default"/>
        <table:table-column table:style-name="co27" table:default-cell-style-name="ce4"/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6" office:value-type="string">
            <text:p>Confidence</text:p>
          </table:table-cell>
          <table:table-cell table:style-name="ce6" office:value-type="string">
            <text:p>PCA Confidence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Number of predictions</text:p>
          </table:table-cell>
          <table:table-cell table:style-name="ce6" office:value-type="string">
            <text:p>Weighted Confidence</text:p>
          </table:table-cell>
          <table:table-cell table:style-name="ce6" office:value-type="string">
            <text:p>Weighted PCA Confidence</text:p>
          </table:table-cell>
          <table:table-cell table:style-name="ce6" office:value-type="string">
            <text:p>Weighted Precision Unknown region</text:p>
          </table:table-cell>
          <table:table-cell table:style-name="ce6" office:value-type="string">
            <text:p>Error confidence (unweighted)</text:p>
          </table:table-cell>
          <table:table-cell table:style-name="ce6" office:value-type="string">
            <text:p>Error PCA confidence (unweighted)</text:p>
          </table:table-cell>
          <table:table-cell table:style-name="ce6" office:value-type="string">
            <text:p>Error confidence (weighted)</text:p>
          </table:table-cell>
          <table:table-cell table:style-name="ce6" office:value-type="string">
            <text:p>Error PCA confidence (weighted)</text:p>
          </table:table-cell>
        </table:table-row>
        <table:table-row table:style-name="ro1">
          <table:table-cell table:style-name="ce1"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B4]/([.C4]+[.B4])" office:value-type="float" office:value="1">
            <text:p>1</text:p>
          </table:table-cell>
          <table:table-cell table:style-name="ce3" office:value-type="float" office:value="0.53014258">
            <text:p>0.53014258</text:p>
          </table:table-cell>
          <table:table-cell table:style-name="ce3" office:value-type="float" office:value="0.91785766">
            <text:p>0.9178576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635">
            <text:p>5635</text:p>
          </table:table-cell>
          <table:table-cell table:style-name="ce4" table:formula="of:=[.F4]*[.I4]" office:value-type="float" office:value="2987.3534383">
            <text:p>2987.3534383</text:p>
          </table:table-cell>
          <table:table-cell table:style-name="ce4" table:formula="of:=[.G4]*[.I4]" office:value-type="float" office:value="5172.1279141">
            <text:p>5172.1279141</text:p>
          </table:table-cell>
          <table:table-cell table:style-name="ce4" table:formula="of:=[.E4]*[.I4]" office:value-type="float" office:value="5635">
            <text:p>5635</text:p>
          </table:table-cell>
          <table:table-cell table:style-name="ce4" table:formula="of:=([.F4]-[.E4])^2" office:value-type="float" office:value="0.220765995129056">
            <text:p>0.2207659951</text:p>
          </table:table-cell>
          <table:table-cell table:style-name="ce4" table:formula="of:=([.G4]-[.E4])^2" office:value-type="float" office:value="0.0067473640206756">
            <text:p>0.006747364</text:p>
          </table:table-cell>
          <table:table-cell table:style-name="ce4" table:formula="of:=([.I4]*ABS([.F4]-[.E4]))" office:value-type="float" office:value="2647.6465617">
            <text:p>2647.6465617</text:p>
          </table:table-cell>
          <table:table-cell table:formula="of:=([.I4]*ABS([.G4]-[.E4]))" office:value-type="float" office:value="462.8720859">
            <text:p>462.8720859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5]/([.C5]+[.B5])" office:value-type="float" office:value="0.133333333333333">
            <text:p>0.1333333333</text:p>
          </table:table-cell>
          <table:table-cell table:style-name="ce3" office:value-type="float" office:value="0.02701493">
            <text:p>0.02701493</text:p>
          </table:table-cell>
          <table:table-cell table:style-name="ce3" office:value-type="float" office:value="0.85377358">
            <text:p>0.8537735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038">
            <text:p>13038</text:p>
          </table:table-cell>
          <table:table-cell table:style-name="ce4" table:formula="of:=[.F5]*[.I5]" office:value-type="float" office:value="352.22065734">
            <text:p>352.22065734</text:p>
          </table:table-cell>
          <table:table-cell table:style-name="ce4" table:formula="of:=[.G5]*[.I5]" office:value-type="float" office:value="11131.49993604">
            <text:p>11131.49993604</text:p>
          </table:table-cell>
          <table:table-cell table:style-name="ce4" table:formula="of:=[.E5]*[.I5]" office:value-type="float" office:value="1738.4">
            <text:p>1738.4</text:p>
          </table:table-cell>
          <table:table-cell table:style-name="ce4" table:formula="of:=([.F5]-[.E5])^2" office:value-type="float" office:value="0.0113036028873493">
            <text:p>0.0113036029</text:p>
          </table:table-cell>
          <table:table-cell table:style-name="ce4" table:formula="of:=([.G5]-[.E5])^2" office:value-type="float" office:value="0.519034149017128">
            <text:p>0.519034149</text:p>
          </table:table-cell>
          <table:table-cell table:style-name="ce4" table:formula="of:=([.I5]*ABS([.F5]-[.E5]))" office:value-type="float" office:value="1386.17934266">
            <text:p>1386.17934266</text:p>
          </table:table-cell>
          <table:table-cell table:formula="of:=([.I5]*ABS([.G5]-[.E5]))" office:value-type="float" office:value="9393.09993604">
            <text:p>9393.09993604</text:p>
          </table:table-cell>
        </table:table-row>
        <table:table-row table:style-name="ro1">
          <table:table-cell table:style-name="ce1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6]/([.C6]+[.B6])" office:value-type="float" office:value="0.133333333333333">
            <text:p>0.1333333333</text:p>
          </table:table-cell>
          <table:table-cell table:style-name="ce3" office:value-type="float" office:value="0.02467261">
            <text:p>0.02467261</text:p>
          </table:table-cell>
          <table:table-cell table:style-name="ce3" office:value-type="float" office:value="0.83333333">
            <text:p>0.8333333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139">
            <text:p>5139</text:p>
          </table:table-cell>
          <table:table-cell table:style-name="ce4" table:formula="of:=[.F6]*[.I6]" office:value-type="float" office:value="126.79254279">
            <text:p>126.79254279</text:p>
          </table:table-cell>
          <table:table-cell table:style-name="ce4" table:formula="of:=[.G6]*[.I6]" office:value-type="float" office:value="4282.49998287">
            <text:p>4282.49998287</text:p>
          </table:table-cell>
          <table:table-cell table:style-name="ce4" table:formula="of:=[.E6]*[.I6]" office:value-type="float" office:value="685.2">
            <text:p>685.2</text:p>
          </table:table-cell>
          <table:table-cell table:style-name="ce4" table:formula="of:=([.F6]-[.E6])^2" office:value-type="float" office:value="0.0118071527953232">
            <text:p>0.0118071528</text:p>
          </table:table-cell>
          <table:table-cell table:style-name="ce4" table:formula="of:=([.G6]-[.E6])^2" office:value-type="float" office:value="0.489999995333333">
            <text:p>0.4899999953</text:p>
          </table:table-cell>
          <table:table-cell table:style-name="ce4" table:formula="of:=([.I6]*ABS([.F6]-[.E6]))" office:value-type="float" office:value="558.40745721">
            <text:p>558.40745721</text:p>
          </table:table-cell>
          <table:table-cell table:formula="of:=([.I6]*ABS([.G6]-[.E6]))" office:value-type="float" office:value="3597.29998287">
            <text:p>3597.29998287</text:p>
          </table:table-cell>
        </table:table-row>
        <table:table-row table:style-name="ro1">
          <table:table-cell table:style-name="ce1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table:formula="of:=[.B7]/([.C7]+[.B7])" office:value-type="float" office:value="0.708333333333333">
            <text:p>0.7083333333</text:p>
          </table:table-cell>
          <table:table-cell table:style-name="ce3" office:value-type="float" office:value="0.00066107">
            <text:p>0.00066107</text:p>
          </table:table-cell>
          <table:table-cell table:style-name="ce3" office:value-type="float" office:value="0.83333333">
            <text:p>0.8333333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75585">
            <text:p>75585</text:p>
          </table:table-cell>
          <table:table-cell table:style-name="ce4" table:formula="of:=[.F7]*[.I7]" office:value-type="float" office:value="49.96697595">
            <text:p>49.96697595</text:p>
          </table:table-cell>
          <table:table-cell table:style-name="ce4" table:formula="of:=[.G7]*[.I7]" office:value-type="float" office:value="62987.49974805">
            <text:p>62987.49974805</text:p>
          </table:table-cell>
          <table:table-cell table:style-name="ce4" table:formula="of:=[.E7]*[.I7]" office:value-type="float" office:value="53539.375">
            <text:p>53539.375</text:p>
          </table:table-cell>
          <table:table-cell table:style-name="ce4" table:formula="of:=([.F7]-[.E7])^2" office:value-type="float" office:value="0.500800032291323">
            <text:p>0.5008000323</text:p>
          </table:table-cell>
          <table:table-cell table:style-name="ce4" table:formula="of:=([.G7]-[.E7])^2" office:value-type="float" office:value="0.0156249991666667">
            <text:p>0.0156249992</text:p>
          </table:table-cell>
          <table:table-cell table:style-name="ce4" table:formula="of:=([.I7]*ABS([.F7]-[.E7]))" office:value-type="float" office:value="53489.40802405">
            <text:p>53489.40802405</text:p>
          </table:table-cell>
          <table:table-cell table:formula="of:=([.I7]*ABS([.G7]-[.E7]))" office:value-type="float" office:value="9448.12474805">
            <text:p>9448.12474805</text:p>
          </table:table-cell>
        </table:table-row>
        <table:table-row table:style-name="ro1">
          <table:table-cell table:style-name="ce1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table:formula="of:=[.B8]/([.C8]+[.B8])" office:value-type="float" office:value="0.793103448275862">
            <text:p>0.7931034483</text:p>
          </table:table-cell>
          <table:table-cell table:style-name="ce3" office:value-type="float" office:value="0.33705773">
            <text:p>0.33705773</text:p>
          </table:table-cell>
          <table:table-cell table:style-name="ce3" office:value-type="float" office:value="0.6988417">
            <text:p>0.698841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56">
            <text:p>356</text:p>
          </table:table-cell>
          <table:table-cell table:style-name="ce4" table:formula="of:=[.F8]*[.I8]" office:value-type="float" office:value="119.99255188">
            <text:p>119.99255188</text:p>
          </table:table-cell>
          <table:table-cell table:style-name="ce4" table:formula="of:=[.G8]*[.I8]" office:value-type="float" office:value="248.7876452">
            <text:p>248.7876452</text:p>
          </table:table-cell>
          <table:table-cell table:style-name="ce4" table:formula="of:=[.E8]*[.I8]" office:value-type="float" office:value="282.344827586207">
            <text:p>282.3448275862</text:p>
          </table:table-cell>
          <table:table-cell table:style-name="ce4" table:formula="of:=([.F8]-[.E8])^2" office:value-type="float" office:value="0.207977697157747">
            <text:p>0.2079776972</text:p>
          </table:table-cell>
          <table:table-cell table:style-name="ce4" table:formula="of:=([.G8]-[.E8])^2" office:value-type="float" office:value="0.00888527718802199">
            <text:p>0.0088852772</text:p>
          </table:table-cell>
          <table:table-cell table:style-name="ce4" table:formula="of:=([.I8]*ABS([.F8]-[.E8]))" office:value-type="float" office:value="162.352275706207">
            <text:p>162.3522757062</text:p>
          </table:table-cell>
          <table:table-cell table:formula="of:=([.I8]*ABS([.G8]-[.E8]))" office:value-type="float" office:value="33.5571823862069">
            <text:p>33.5571823862</text:p>
          </table:table-cell>
        </table:table-row>
        <table:table-row table:style-name="ro1">
          <table:table-cell table:style-name="ce1"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formula="of:=[.B9]/([.C9]+[.B9])" office:value-type="float" office:value="0.851851851851852">
            <text:p>0.8518518519</text:p>
          </table:table-cell>
          <table:table-cell table:style-name="ce3" office:value-type="float" office:value="0.22807018">
            <text:p>0.22807018</text:p>
          </table:table-cell>
          <table:table-cell table:style-name="ce3" office:value-type="float" office:value="0.68421053">
            <text:p>0.6842105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72">
            <text:p>572</text:p>
          </table:table-cell>
          <table:table-cell table:style-name="ce4" table:formula="of:=[.F9]*[.I9]" office:value-type="float" office:value="130.45614296">
            <text:p>130.45614296</text:p>
          </table:table-cell>
          <table:table-cell table:style-name="ce4" table:formula="of:=[.G9]*[.I9]" office:value-type="float" office:value="391.36842316">
            <text:p>391.36842316</text:p>
          </table:table-cell>
          <table:table-cell table:style-name="ce4" table:formula="of:=[.E9]*[.I9]" office:value-type="float" office:value="487.259259259259">
            <text:p>487.2592592593</text:p>
          </table:table-cell>
          <table:table-cell table:style-name="ce4" table:formula="of:=([.F9]-[.E9])^2" office:value-type="float" office:value="0.389103574138291">
            <text:p>0.3891035741</text:p>
          </table:table-cell>
          <table:table-cell table:style-name="ce4" table:formula="of:=([.G9]-[.E9])^2" office:value-type="float" office:value="0.0281036127922362">
            <text:p>0.0281036128</text:p>
          </table:table-cell>
          <table:table-cell table:style-name="ce4" table:formula="of:=([.I9]*ABS([.F9]-[.E9]))" office:value-type="float" office:value="356.803116299259">
            <text:p>356.8031162993</text:p>
          </table:table-cell>
          <table:table-cell table:formula="of:=([.I9]*ABS([.G9]-[.E9]))" office:value-type="float" office:value="95.8908360992593">
            <text:p>95.8908360993</text:p>
          </table:table-cell>
        </table:table-row>
        <table:table-row table:style-name="ro1">
          <table:table-cell table:style-name="ce1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table:formula="of:=[.B10]/([.C10]+[.B10])" office:value-type="float" office:value="0.3">
            <text:p>0.3</text:p>
          </table:table-cell>
          <table:table-cell table:style-name="ce3" office:value-type="float" office:value="0.14285714">
            <text:p>0.14285714</text:p>
          </table:table-cell>
          <table:table-cell table:style-name="ce3" office:value-type="float" office:value="0.64285714">
            <text:p>0.6428571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08">
            <text:p>108</text:p>
          </table:table-cell>
          <table:table-cell table:style-name="ce4" table:formula="of:=[.F10]*[.I10]" office:value-type="float" office:value="15.42857112">
            <text:p>15.42857112</text:p>
          </table:table-cell>
          <table:table-cell table:style-name="ce4" table:formula="of:=[.G10]*[.I10]" office:value-type="float" office:value="69.42857112">
            <text:p>69.42857112</text:p>
          </table:table-cell>
          <table:table-cell table:style-name="ce4" table:formula="of:=[.E10]*[.I10]" office:value-type="float" office:value="32.4">
            <text:p>32.4</text:p>
          </table:table-cell>
          <table:table-cell table:style-name="ce4" table:formula="of:=([.F10]-[.E10])^2" office:value-type="float" office:value="0.0246938784489796">
            <text:p>0.0246938784</text:p>
          </table:table-cell>
          <table:table-cell table:style-name="ce4" table:formula="of:=([.G10]-[.E10])^2" office:value-type="float" office:value="0.11755101844898">
            <text:p>0.1175510184</text:p>
          </table:table-cell>
          <table:table-cell table:style-name="ce4" table:formula="of:=([.I10]*ABS([.F10]-[.E10]))" office:value-type="float" office:value="16.97142888">
            <text:p>16.97142888</text:p>
          </table:table-cell>
          <table:table-cell table:formula="of:=([.I10]*ABS([.G10]-[.E10]))" office:value-type="float" office:value="37.02857112">
            <text:p>37.02857112</text:p>
          </table:table-cell>
        </table:table-row>
        <table:table-row table:style-name="ro1">
          <table:table-cell table:style-name="ce1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11]/([.C11]+[.B11])" office:value-type="float" office:value="0">
            <text:p>0</text:p>
          </table:table-cell>
          <table:table-cell table:style-name="ce3" office:value-type="float" office:value="0.49827501">
            <text:p>0.49827501</text:p>
          </table:table-cell>
          <table:table-cell table:style-name="ce3" office:value-type="float" office:value="0.58676727">
            <text:p>0.5867672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018">
            <text:p>1018</text:p>
          </table:table-cell>
          <table:table-cell table:style-name="ce4" table:formula="of:=[.F11]*[.I11]" office:value-type="float" office:value="507.24396018">
            <text:p>507.24396018</text:p>
          </table:table-cell>
          <table:table-cell table:style-name="ce4" table:formula="of:=[.G11]*[.I11]" office:value-type="float" office:value="597.32908086">
            <text:p>597.32908086</text:p>
          </table:table-cell>
          <table:table-cell table:style-name="ce4" table:formula="of:=[.E11]*[.I11]" office:value-type="float" office:value="0">
            <text:p>0</text:p>
          </table:table-cell>
          <table:table-cell table:style-name="ce4" table:formula="of:=([.F11]-[.E11])^2" office:value-type="float" office:value="0.2482779855905">
            <text:p>0.2482779856</text:p>
          </table:table-cell>
          <table:table-cell table:style-name="ce4" table:formula="of:=([.G11]-[.E11])^2" office:value-type="float" office:value="0.344295829143253">
            <text:p>0.3442958291</text:p>
          </table:table-cell>
          <table:table-cell table:style-name="ce4" table:formula="of:=([.I11]*ABS([.F11]-[.E11]))" office:value-type="float" office:value="507.24396018">
            <text:p>507.24396018</text:p>
          </table:table-cell>
          <table:table-cell table:formula="of:=([.I11]*ABS([.G11]-[.E11]))" office:value-type="float" office:value="597.32908086">
            <text:p>597.32908086</text:p>
          </table:table-cell>
        </table:table-row>
        <table:table-row table:style-name="ro1">
          <table:table-cell table:style-name="ce1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B12]/([.C12]+[.B12])" office:value-type="float" office:value="0.344827586206897">
            <text:p>0.3448275862</text:p>
          </table:table-cell>
          <table:table-cell table:style-name="ce3" office:value-type="float" office:value="0.57565326">
            <text:p>0.57565326</text:p>
          </table:table-cell>
          <table:table-cell table:style-name="ce3" office:value-type="float" office:value="0.57565326">
            <text:p>0.5756532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2">
            <text:p>2712</text:p>
          </table:table-cell>
          <table:table-cell table:style-name="ce4" table:formula="of:=[.F12]*[.I12]" office:value-type="float" office:value="1561.17164112">
            <text:p>1561.17164112</text:p>
          </table:table-cell>
          <table:table-cell table:style-name="ce4" table:formula="of:=[.G12]*[.I12]" office:value-type="float" office:value="1561.17164112">
            <text:p>1561.17164112</text:p>
          </table:table-cell>
          <table:table-cell table:style-name="ce4" table:formula="of:=[.E12]*[.I12]" office:value-type="float" office:value="935.172413793103">
            <text:p>935.1724137931</text:p>
          </table:table-cell>
          <table:table-cell table:style-name="ce4" table:formula="of:=([.F12]-[.E12])^2" office:value-type="float" office:value="0.0532804916820402">
            <text:p>0.0532804917</text:p>
          </table:table-cell>
          <table:table-cell table:style-name="ce4" table:formula="of:=([.G12]-[.E12])^2" office:value-type="float" office:value="0.0532804916820402">
            <text:p>0.0532804917</text:p>
          </table:table-cell>
          <table:table-cell table:style-name="ce4" table:formula="of:=([.I12]*ABS([.F12]-[.E12]))" office:value-type="float" office:value="625.999227326897">
            <text:p>625.9992273269</text:p>
          </table:table-cell>
          <table:table-cell table:formula="of:=([.I12]*ABS([.G12]-[.E12]))" office:value-type="float" office:value="625.999227326897">
            <text:p>625.9992273269</text:p>
          </table:table-cell>
        </table:table-row>
        <table:table-row table:style-name="ro1">
          <table:table-cell table:style-name="ce1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13]/([.C13]+[.B13])" office:value-type="float" office:value="1">
            <text:p>1</text:p>
          </table:table-cell>
          <table:table-cell table:style-name="ce3" office:value-type="float" office:value="0.03745041">
            <text:p>0.03745041</text:p>
          </table:table-cell>
          <table:table-cell table:style-name="ce3" office:value-type="float" office:value="0.57421698">
            <text:p>0.5742169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2513">
            <text:p>32513</text:p>
          </table:table-cell>
          <table:table-cell table:style-name="ce4" table:formula="of:=[.F13]*[.I13]" office:value-type="float" office:value="1217.62518033">
            <text:p>1217.62518033</text:p>
          </table:table-cell>
          <table:table-cell table:style-name="ce4" table:formula="of:=[.G13]*[.I13]" office:value-type="float" office:value="18669.51667074">
            <text:p>18669.51667074</text:p>
          </table:table-cell>
          <table:table-cell table:style-name="ce4" table:formula="of:=[.E13]*[.I13]" office:value-type="float" office:value="32513">
            <text:p>32513</text:p>
          </table:table-cell>
          <table:table-cell table:style-name="ce4" table:formula="of:=([.F13]-[.E13])^2" office:value-type="float" office:value="0.926501713209168">
            <text:p>0.9265017132</text:p>
          </table:table-cell>
          <table:table-cell table:style-name="ce4" table:formula="of:=([.G13]-[.E13])^2" office:value-type="float" office:value="0.18129118012032">
            <text:p>0.1812911801</text:p>
          </table:table-cell>
          <table:table-cell table:style-name="ce4" table:formula="of:=([.I13]*ABS([.F13]-[.E13]))" office:value-type="float" office:value="31295.37481967">
            <text:p>31295.37481967</text:p>
          </table:table-cell>
          <table:table-cell table:formula="of:=([.I13]*ABS([.G13]-[.E13]))" office:value-type="float" office:value="13843.48332926">
            <text:p>13843.48332926</text:p>
          </table:table-cell>
        </table:table-row>
        <table:table-row table:style-name="ro1">
          <table:table-cell table:style-name="ce1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14]/([.C14]+[.B14])" office:value-type="float" office:value="0.166666666666667">
            <text:p>0.1666666667</text:p>
          </table:table-cell>
          <table:table-cell table:style-name="ce3" office:value-type="float" office:value="0.00648351">
            <text:p>0.00648351</text:p>
          </table:table-cell>
          <table:table-cell table:style-name="ce3" office:value-type="float" office:value="0.57180157">
            <text:p>0.5718015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3559">
            <text:p>33559</text:p>
          </table:table-cell>
          <table:table-cell table:style-name="ce4" table:formula="of:=[.F14]*[.I14]" office:value-type="float" office:value="217.58011209">
            <text:p>217.58011209</text:p>
          </table:table-cell>
          <table:table-cell table:style-name="ce4" table:formula="of:=[.G14]*[.I14]" office:value-type="float" office:value="19189.08888763">
            <text:p>19189.08888763</text:p>
          </table:table-cell>
          <table:table-cell table:style-name="ce4" table:formula="of:=[.E14]*[.I14]" office:value-type="float" office:value="5593.16666666667">
            <text:p>5593.1666666667</text:p>
          </table:table-cell>
          <table:table-cell table:style-name="ce4" table:formula="of:=([.F14]-[.E14])^2" office:value-type="float" office:value="0.0256586436796979">
            <text:p>0.0256586437</text:p>
          </table:table-cell>
          <table:table-cell table:style-name="ce4" table:formula="of:=([.G14]-[.E14])^2" office:value-type="float" office:value="0.164134289898909">
            <text:p>0.1641342899</text:p>
          </table:table-cell>
          <table:table-cell table:style-name="ce4" table:formula="of:=([.I14]*ABS([.F14]-[.E14]))" office:value-type="float" office:value="5375.58655457667">
            <text:p>5375.5865545767</text:p>
          </table:table-cell>
          <table:table-cell table:formula="of:=([.I14]*ABS([.G14]-[.E14]))" office:value-type="float" office:value="13595.9222209633">
            <text:p>13595.9222209633</text:p>
          </table:table-cell>
        </table:table-row>
        <table:table-row table:style-name="ro1">
          <table:table-cell table:style-name="ce1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15]/([.C15]+[.B15])" office:value-type="float" office:value="0.0333333333333333">
            <text:p>0.0333333333</text:p>
          </table:table-cell>
          <table:table-cell table:style-name="ce3" office:value-type="float" office:value="0.00401278">
            <text:p>0.00401278</text:p>
          </table:table-cell>
          <table:table-cell table:style-name="ce3" office:value-type="float" office:value="0.54241645">
            <text:p>0.54241645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2371">
            <text:p>52371</text:p>
          </table:table-cell>
          <table:table-cell table:style-name="ce4" table:formula="of:=[.F15]*[.I15]" office:value-type="float" office:value="210.15330138">
            <text:p>210.15330138</text:p>
          </table:table-cell>
          <table:table-cell table:style-name="ce4" table:formula="of:=[.G15]*[.I15]" office:value-type="float" office:value="28406.89190295">
            <text:p>28406.89190295</text:p>
          </table:table-cell>
          <table:table-cell table:style-name="ce4" table:formula="of:=[.E15]*[.I15]" office:value-type="float" office:value="1745.7">
            <text:p>1745.7</text:p>
          </table:table-cell>
          <table:table-cell table:style-name="ce4" table:formula="of:=([.F15]-[.E15])^2" office:value-type="float" office:value="0.000859694847772844">
            <text:p>0.0008596948</text:p>
          </table:table-cell>
          <table:table-cell table:style-name="ce4" table:formula="of:=([.G15]-[.E15])^2" office:value-type="float" office:value="0.259165619675047">
            <text:p>0.2591656197</text:p>
          </table:table-cell>
          <table:table-cell table:style-name="ce4" table:formula="of:=([.I15]*ABS([.F15]-[.E15]))" office:value-type="float" office:value="1535.54669862">
            <text:p>1535.54669862</text:p>
          </table:table-cell>
          <table:table-cell table:formula="of:=([.I15]*ABS([.G15]-[.E15]))" office:value-type="float" office:value="26661.19190295">
            <text:p>26661.19190295</text:p>
          </table:table-cell>
        </table:table-row>
        <table:table-row table:style-name="ro1">
          <table:table-cell table:style-name="ce1"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16]/([.C16]+[.B16])" office:value-type="float" office:value="1">
            <text:p>1</text:p>
          </table:table-cell>
          <table:table-cell table:style-name="ce3" office:value-type="float" office:value="0.04495539">
            <text:p>0.04495539</text:p>
          </table:table-cell>
          <table:table-cell table:style-name="ce3" office:value-type="float" office:value="0.52358114">
            <text:p>0.5235811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15">
            <text:p>13915</text:p>
          </table:table-cell>
          <table:table-cell table:style-name="ce4" table:formula="of:=[.F16]*[.I16]" office:value-type="float" office:value="625.55425185">
            <text:p>625.55425185</text:p>
          </table:table-cell>
          <table:table-cell table:style-name="ce4" table:formula="of:=[.G16]*[.I16]" office:value-type="float" office:value="7285.6315631">
            <text:p>7285.6315631</text:p>
          </table:table-cell>
          <table:table-cell table:style-name="ce4" table:formula="of:=[.E16]*[.I16]" office:value-type="float" office:value="13915">
            <text:p>13915</text:p>
          </table:table-cell>
          <table:table-cell table:style-name="ce4" table:formula="of:=([.F16]-[.E16])^2" office:value-type="float" office:value="0.912110207090052">
            <text:p>0.9121102071</text:p>
          </table:table-cell>
          <table:table-cell table:style-name="ce4" table:formula="of:=([.G16]-[.E16])^2" office:value-type="float" office:value="0.2269749301637">
            <text:p>0.2269749302</text:p>
          </table:table-cell>
          <table:table-cell table:style-name="ce4" table:formula="of:=([.I16]*ABS([.F16]-[.E16]))" office:value-type="float" office:value="13289.44574815">
            <text:p>13289.44574815</text:p>
          </table:table-cell>
          <table:table-cell table:formula="of:=([.I16]*ABS([.G16]-[.E16]))" office:value-type="float" office:value="6629.3684369">
            <text:p>6629.3684369</text:p>
          </table:table-cell>
        </table:table-row>
        <table:table-row table:style-name="ro1">
          <table:table-cell table:style-name="ce1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formula="of:=[.B17]/([.C17]+[.B17])" office:value-type="float" office:value="0.366666666666667">
            <text:p>0.3666666667</text:p>
          </table:table-cell>
          <table:table-cell table:style-name="ce3" office:value-type="float" office:value="0.10564399">
            <text:p>0.10564399</text:p>
          </table:table-cell>
          <table:table-cell table:style-name="ce3" office:value-type="float" office:value="0.51957295">
            <text:p>0.51957295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36">
            <text:p>1236</text:p>
          </table:table-cell>
          <table:table-cell table:style-name="ce4" table:formula="of:=[.F17]*[.I17]" office:value-type="float" office:value="130.57597164">
            <text:p>130.57597164</text:p>
          </table:table-cell>
          <table:table-cell table:style-name="ce4" table:formula="of:=[.G17]*[.I17]" office:value-type="float" office:value="642.1921662">
            <text:p>642.1921662</text:p>
          </table:table-cell>
          <table:table-cell table:style-name="ce4" table:formula="of:=[.E17]*[.I17]" office:value-type="float" office:value="453.2">
            <text:p>453.2</text:p>
          </table:table-cell>
          <table:table-cell table:style-name="ce4" table:formula="of:=([.F17]-[.E17])^2" office:value-type="float" office:value="0.0681328377342312">
            <text:p>0.0681328377</text:p>
          </table:table-cell>
          <table:table-cell table:style-name="ce4" table:formula="of:=([.G17]-[.E17])^2" office:value-type="float" office:value="0.0233803314828136">
            <text:p>0.0233803315</text:p>
          </table:table-cell>
          <table:table-cell table:style-name="ce4" table:formula="of:=([.I17]*ABS([.F17]-[.E17]))" office:value-type="float" office:value="322.62402836">
            <text:p>322.62402836</text:p>
          </table:table-cell>
          <table:table-cell table:formula="of:=([.I17]*ABS([.G17]-[.E17]))" office:value-type="float" office:value="188.9921662">
            <text:p>188.9921662</text:p>
          </table:table-cell>
        </table:table-row>
        <table:table-row table:style-name="ro1">
          <table:table-cell table:style-name="ce1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18]/([.C18]+[.B18])" office:value-type="float" office:value="0.1">
            <text:p>0.1</text:p>
          </table:table-cell>
          <table:table-cell table:style-name="ce3" office:value-type="float" office:value="0.0390966">
            <text:p>0.0390966</text:p>
          </table:table-cell>
          <table:table-cell table:style-name="ce3" office:value-type="float" office:value="0.48130841">
            <text:p>0.4813084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063">
            <text:p>5063</text:p>
          </table:table-cell>
          <table:table-cell table:style-name="ce4" table:formula="of:=[.F18]*[.I18]" office:value-type="float" office:value="197.9460858">
            <text:p>197.9460858</text:p>
          </table:table-cell>
          <table:table-cell table:style-name="ce4" table:formula="of:=[.G18]*[.I18]" office:value-type="float" office:value="2436.86447983">
            <text:p>2436.86447983</text:p>
          </table:table-cell>
          <table:table-cell table:style-name="ce4" table:formula="of:=[.E18]*[.I18]" office:value-type="float" office:value="506.3">
            <text:p>506.3</text:p>
          </table:table-cell>
          <table:table-cell table:style-name="ce4" table:formula="of:=([.F18]-[.E18])^2" office:value-type="float" office:value="0.00370922413156">
            <text:p>0.0037092241</text:p>
          </table:table-cell>
          <table:table-cell table:style-name="ce4" table:formula="of:=([.G18]-[.E18])^2" office:value-type="float" office:value="0.145396103536728">
            <text:p>0.1453961035</text:p>
          </table:table-cell>
          <table:table-cell table:style-name="ce4" table:formula="of:=([.I18]*ABS([.F18]-[.E18]))" office:value-type="float" office:value="308.3539142">
            <text:p>308.3539142</text:p>
          </table:table-cell>
          <table:table-cell table:formula="of:=([.I18]*ABS([.G18]-[.E18]))" office:value-type="float" office:value="1930.56447983">
            <text:p>1930.56447983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19]/([.C19]+[.B19])" office:value-type="float" office:value="0.1">
            <text:p>0.1</text:p>
          </table:table-cell>
          <table:table-cell table:style-name="ce3" office:value-type="float" office:value="0.04514925">
            <text:p>0.04514925</text:p>
          </table:table-cell>
          <table:table-cell table:style-name="ce3" office:value-type="float" office:value="0.48130469">
            <text:p>0.48130469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795">
            <text:p>12795</text:p>
          </table:table-cell>
          <table:table-cell table:style-name="ce4" table:formula="of:=[.F19]*[.I19]" office:value-type="float" office:value="577.68465375">
            <text:p>577.68465375</text:p>
          </table:table-cell>
          <table:table-cell table:style-name="ce4" table:formula="of:=[.G19]*[.I19]" office:value-type="float" office:value="6158.29350855">
            <text:p>6158.29350855</text:p>
          </table:table-cell>
          <table:table-cell table:style-name="ce4" table:formula="of:=[.E19]*[.I19]" office:value-type="float" office:value="1279.5">
            <text:p>1279.5</text:p>
          </table:table-cell>
          <table:table-cell table:style-name="ce4" table:formula="of:=([.F19]-[.E19])^2" office:value-type="float" office:value="0.0030086047755625">
            <text:p>0.0030086048</text:p>
          </table:table-cell>
          <table:table-cell table:style-name="ce4" table:formula="of:=([.G19]-[.E19])^2" office:value-type="float" office:value="0.145393266615996">
            <text:p>0.1453932666</text:p>
          </table:table-cell>
          <table:table-cell table:style-name="ce4" table:formula="of:=([.I19]*ABS([.F19]-[.E19]))" office:value-type="float" office:value="701.81534625">
            <text:p>701.81534625</text:p>
          </table:table-cell>
          <table:table-cell table:formula="of:=([.I19]*ABS([.G19]-[.E19]))" office:value-type="float" office:value="4878.79350855">
            <text:p>4878.79350855</text:p>
          </table:table-cell>
        </table:table-row>
        <table:table-row table:style-name="ro1">
          <table:table-cell table:style-name="ce1"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table:formula="of:=[.B20]/([.C20]+[.B20])" office:value-type="float" office:value="0.857142857142857">
            <text:p>0.8571428571</text:p>
          </table:table-cell>
          <table:table-cell table:style-name="ce3" office:value-type="float" office:value="0.01205091">
            <text:p>0.01205091</text:p>
          </table:table-cell>
          <table:table-cell table:style-name="ce3" office:value-type="float" office:value="0.43414634">
            <text:p>0.4341463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1889">
            <text:p>21889</text:p>
          </table:table-cell>
          <table:table-cell table:style-name="ce4" table:formula="of:=[.F20]*[.I20]" office:value-type="float" office:value="263.78236899">
            <text:p>263.78236899</text:p>
          </table:table-cell>
          <table:table-cell table:style-name="ce4" table:formula="of:=[.G20]*[.I20]" office:value-type="float" office:value="9503.02923626">
            <text:p>9503.02923626</text:p>
          </table:table-cell>
          <table:table-cell table:style-name="ce4" table:formula="of:=[.E20]*[.I20]" office:value-type="float" office:value="18762">
            <text:p>18762</text:p>
          </table:table-cell>
          <table:table-cell table:style-name="ce4" table:formula="of:=([.F20]-[.E20])^2" office:value-type="float" office:value="0.714180399125705">
            <text:p>0.7141803991</text:p>
          </table:table-cell>
          <table:table-cell table:style-name="ce4" table:formula="of:=([.G20]-[.E20])^2" office:value-type="float" office:value="0.178926053514987">
            <text:p>0.1789260535</text:p>
          </table:table-cell>
          <table:table-cell table:style-name="ce4" table:formula="of:=([.I20]*ABS([.F20]-[.E20]))" office:value-type="float" office:value="18498.21763101">
            <text:p>18498.21763101</text:p>
          </table:table-cell>
          <table:table-cell table:formula="of:=([.I20]*ABS([.G20]-[.E20]))" office:value-type="float" office:value="9258.97076374">
            <text:p>9258.97076374</text:p>
          </table:table-cell>
        </table:table-row>
        <table:table-row table:style-name="ro1">
          <table:table-cell table:style-name="ce1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B21]/([.C21]+[.B21])" office:value-type="float" office:value="0.7">
            <text:p>0.7</text:p>
          </table:table-cell>
          <table:table-cell table:style-name="ce3" office:value-type="float" office:value="0.17321165">
            <text:p>0.17321165</text:p>
          </table:table-cell>
          <table:table-cell table:style-name="ce3" office:value-type="float" office:value="0.40981461">
            <text:p>0.4098146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8969">
            <text:p>8969</text:p>
          </table:table-cell>
          <table:table-cell table:style-name="ce4" table:formula="of:=[.F21]*[.I21]" office:value-type="float" office:value="1553.53528885">
            <text:p>1553.53528885</text:p>
          </table:table-cell>
          <table:table-cell table:style-name="ce4" table:formula="of:=[.G21]*[.I21]" office:value-type="float" office:value="3675.62723709">
            <text:p>3675.62723709</text:p>
          </table:table-cell>
          <table:table-cell table:style-name="ce4" table:formula="of:=[.E21]*[.I21]" office:value-type="float" office:value="6278.3">
            <text:p>6278.3</text:p>
          </table:table-cell>
          <table:table-cell table:style-name="ce4" table:formula="of:=([.F21]-[.E21])^2" office:value-type="float" office:value="0.277505965695722">
            <text:p>0.2775059657</text:p>
          </table:table-cell>
          <table:table-cell table:style-name="ce4" table:formula="of:=([.G21]-[.E21])^2" office:value-type="float" office:value="0.0842075605694521">
            <text:p>0.0842075606</text:p>
          </table:table-cell>
          <table:table-cell table:style-name="ce4" table:formula="of:=([.I21]*ABS([.F21]-[.E21]))" office:value-type="float" office:value="4724.76471115">
            <text:p>4724.76471115</text:p>
          </table:table-cell>
          <table:table-cell table:formula="of:=([.I21]*ABS([.G21]-[.E21]))" office:value-type="float" office:value="2602.67276291">
            <text:p>2602.67276291</text:p>
          </table:table-cell>
        </table:table-row>
        <table:table-row table:style-name="ro1">
          <table:table-cell table:style-name="ce1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22]/([.C22]+[.B22])" office:value-type="float" office:value="0.133333333333333">
            <text:p>0.1333333333</text:p>
          </table:table-cell>
          <table:table-cell table:style-name="ce3" office:value-type="float" office:value="0.00161044">
            <text:p>0.00161044</text:p>
          </table:table-cell>
          <table:table-cell table:style-name="ce3" office:value-type="float" office:value="0.3960396">
            <text:p>0.396039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4798">
            <text:p>24798</text:p>
          </table:table-cell>
          <table:table-cell table:style-name="ce4" table:formula="of:=[.F22]*[.I22]" office:value-type="float" office:value="39.93569112">
            <text:p>39.93569112</text:p>
          </table:table-cell>
          <table:table-cell table:style-name="ce4" table:formula="of:=[.G22]*[.I22]" office:value-type="float" office:value="9820.9900008">
            <text:p>9820.9900008</text:p>
          </table:table-cell>
          <table:table-cell table:style-name="ce4" table:formula="of:=[.E22]*[.I22]" office:value-type="float" office:value="3306.4">
            <text:p>3306.4</text:p>
          </table:table-cell>
          <table:table-cell table:style-name="ce4" table:formula="of:=([.F22]-[.E22])^2" office:value-type="float" office:value="0.0173509206281047">
            <text:p>0.0173509206</text:p>
          </table:table-cell>
          <table:table-cell table:style-name="ce4" table:formula="of:=([.G22]-[.E22])^2" office:value-type="float" office:value="0.0690145825459378">
            <text:p>0.0690145825</text:p>
          </table:table-cell>
          <table:table-cell table:style-name="ce4" table:formula="of:=([.I22]*ABS([.F22]-[.E22]))" office:value-type="float" office:value="3266.46430888">
            <text:p>3266.46430888</text:p>
          </table:table-cell>
          <table:table-cell table:formula="of:=([.I22]*ABS([.G22]-[.E22]))" office:value-type="float" office:value="6514.5900008">
            <text:p>6514.5900008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[.B23]/([.C23]+[.B23])" office:value-type="float" office:value="0.892857142857143">
            <text:p>0.8928571429</text:p>
          </table:table-cell>
          <table:table-cell table:style-name="ce3" office:value-type="float" office:value="0.0130597">
            <text:p>0.0130597</text:p>
          </table:table-cell>
          <table:table-cell table:style-name="ce3" office:value-type="float" office:value="0.38546256">
            <text:p>0.3854625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225">
            <text:p>13225</text:p>
          </table:table-cell>
          <table:table-cell table:style-name="ce4" table:formula="of:=[.F23]*[.I23]" office:value-type="float" office:value="172.7145325">
            <text:p>172.7145325</text:p>
          </table:table-cell>
          <table:table-cell table:style-name="ce4" table:formula="of:=[.G23]*[.I23]" office:value-type="float" office:value="5097.742356">
            <text:p>5097.742356</text:p>
          </table:table-cell>
          <table:table-cell table:style-name="ce4" table:formula="of:=[.E23]*[.I23]" office:value-type="float" office:value="11808.0357142857">
            <text:p>11808.0357142857</text:p>
          </table:table-cell>
          <table:table-cell table:style-name="ce4" table:formula="of:=([.F23]-[.E23])^2" office:value-type="float" office:value="0.774043540457968">
            <text:p>0.7740435405</text:p>
          </table:table-cell>
          <table:table-cell table:style-name="ce4" table:formula="of:=([.G23]-[.E23])^2" office:value-type="float" office:value="0.257449262712774">
            <text:p>0.2574492627</text:p>
          </table:table-cell>
          <table:table-cell table:style-name="ce4" table:formula="of:=([.I23]*ABS([.F23]-[.E23]))" office:value-type="float" office:value="11635.3211817857">
            <text:p>11635.3211817857</text:p>
          </table:table-cell>
          <table:table-cell table:formula="of:=([.I23]*ABS([.G23]-[.E23]))" office:value-type="float" office:value="6710.29335828572">
            <text:p>6710.2933582857</text:p>
          </table:table-cell>
        </table:table-row>
        <table:table-row table:style-name="ro1">
          <table:table-cell table:style-name="ce1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3" table:formula="of:=[.B24]/([.C24]+[.B24])" office:value-type="float" office:value="0.0526315789473684">
            <text:p>0.0526315789</text:p>
          </table:table-cell>
          <table:table-cell table:style-name="ce3" office:value-type="float" office:value="0.1610642">
            <text:p>0.1610642</text:p>
          </table:table-cell>
          <table:table-cell table:style-name="ce3" office:value-type="float" office:value="0.37472202">
            <text:p>0.37472202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266">
            <text:p>5266</text:p>
          </table:table-cell>
          <table:table-cell table:style-name="ce4" table:formula="of:=[.F24]*[.I24]" office:value-type="float" office:value="848.1640772">
            <text:p>848.1640772</text:p>
          </table:table-cell>
          <table:table-cell table:style-name="ce4" table:formula="of:=[.G24]*[.I24]" office:value-type="float" office:value="1973.28615732">
            <text:p>1973.28615732</text:p>
          </table:table-cell>
          <table:table-cell table:style-name="ce4" table:formula="of:=[.E24]*[.I24]" office:value-type="float" office:value="277.157894736842">
            <text:p>277.1578947368</text:p>
          </table:table-cell>
          <table:table-cell table:style-name="ce4" table:formula="of:=([.F24]-[.E24])^2" office:value-type="float" office:value="0.0117576333083436">
            <text:p>0.0117576333</text:p>
          </table:table-cell>
          <table:table-cell table:style-name="ce4" table:formula="of:=([.G24]-[.E24])^2" office:value-type="float" office:value="0.103742252217479">
            <text:p>0.1037422522</text:p>
          </table:table-cell>
          <table:table-cell table:style-name="ce4" table:formula="of:=([.I24]*ABS([.F24]-[.E24]))" office:value-type="float" office:value="571.006182463158">
            <text:p>571.0061824632</text:p>
          </table:table-cell>
          <table:table-cell table:formula="of:=([.I24]*ABS([.G24]-[.E24]))" office:value-type="float" office:value="1696.12826258316">
            <text:p>1696.1282625832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isCitize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25]/([.C25]+[.B25])" office:value-type="float" office:value="0.133333333333333">
            <text:p>0.1333333333</text:p>
          </table:table-cell>
          <table:table-cell table:style-name="ce3" office:value-type="float" office:value="0.04488453">
            <text:p>0.04488453</text:p>
          </table:table-cell>
          <table:table-cell table:style-name="ce3" office:value-type="float" office:value="0.36571748">
            <text:p>0.3657174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38">
            <text:p>13938</text:p>
          </table:table-cell>
          <table:table-cell table:style-name="ce4" table:formula="of:=[.F25]*[.I25]" office:value-type="float" office:value="625.60057914">
            <text:p>625.60057914</text:p>
          </table:table-cell>
          <table:table-cell table:style-name="ce4" table:formula="of:=[.G25]*[.I25]" office:value-type="float" office:value="5097.37023624">
            <text:p>5097.37023624</text:p>
          </table:table-cell>
          <table:table-cell table:style-name="ce4" table:formula="of:=[.E25]*[.I25]" office:value-type="float" office:value="1858.4">
            <text:p>1858.4</text:p>
          </table:table-cell>
          <table:table-cell table:style-name="ce4" table:formula="of:=([.F25]-[.E25])^2" office:value-type="float" office:value="0.00782319081109868">
            <text:p>0.0078231908</text:p>
          </table:table-cell>
          <table:table-cell table:style-name="ce4" table:formula="of:=([.G25]-[.E25])^2" office:value-type="float" office:value="0.0540023916219948">
            <text:p>0.0540023916</text:p>
          </table:table-cell>
          <table:table-cell table:style-name="ce4" table:formula="of:=([.I25]*ABS([.F25]-[.E25]))" office:value-type="float" office:value="1232.79942086">
            <text:p>1232.79942086</text:p>
          </table:table-cell>
          <table:table-cell table:formula="of:=([.I25]*ABS([.G25]-[.E25]))" office:value-type="float" office:value="3238.97023624">
            <text:p>3238.97023624</text:p>
          </table:table-cell>
        </table:table-row>
        <table:table-row table:style-name="ro1">
          <table:table-cell table:style-name="ce1" office:value-type="string">
            <text:p>?a <text:s/>&lt;directed&gt; <text:s/>?b <text:s text:c="2"/>=&gt; ?a <text:s/>&lt;creat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">
            <text:p>6</text:p>
          </table:table-cell>
          <table:table-cell table:style-name="ce3" table:formula="of:=[.B26]/([.C26]+[.B26])" office:value-type="float" office:value="0.208333333333333">
            <text:p>0.2083333333</text:p>
          </table:table-cell>
          <table:table-cell table:style-name="ce3" office:value-type="float" office:value="0.18752427">
            <text:p>0.18752427</text:p>
          </table:table-cell>
          <table:table-cell table:style-name="ce3" office:value-type="float" office:value="0.32464443">
            <text:p>0.3246444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96">
            <text:p>27196</text:p>
          </table:table-cell>
          <table:table-cell table:style-name="ce4" table:formula="of:=[.F26]*[.I26]" office:value-type="float" office:value="5099.91004692">
            <text:p>5099.91004692</text:p>
          </table:table-cell>
          <table:table-cell table:style-name="ce4" table:formula="of:=[.G26]*[.I26]" office:value-type="float" office:value="8829.02991828">
            <text:p>8829.02991828</text:p>
          </table:table-cell>
          <table:table-cell table:style-name="ce4" table:formula="of:=[.E26]*[.I26]" office:value-type="float" office:value="5665.83333333333">
            <text:p>5665.8333333333</text:p>
          </table:table-cell>
          <table:table-cell table:style-name="ce4" table:formula="of:=([.F26]-[.E26])^2" office:value-type="float" office:value="0.000433017116810678">
            <text:p>0.0004330171</text:p>
          </table:table-cell>
          <table:table-cell table:style-name="ce4" table:formula="of:=([.G26]-[.E26])^2" office:value-type="float" office:value="0.0135282712078027">
            <text:p>0.0135282712</text:p>
          </table:table-cell>
          <table:table-cell table:style-name="ce4" table:formula="of:=([.I26]*ABS([.F26]-[.E26]))" office:value-type="float" office:value="565.923286413334">
            <text:p>565.9232864133</text:p>
          </table:table-cell>
          <table:table-cell table:formula="of:=([.I26]*ABS([.G26]-[.E26]))" office:value-type="float" office:value="3163.19658494667">
            <text:p>3163.1965849467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isLeader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27]/([.C27]+[.B27])" office:value-type="float" office:value="0.0333333333333333">
            <text:p>0.0333333333</text:p>
          </table:table-cell>
          <table:table-cell table:style-name="ce3" office:value-type="float" office:value="0.01473309">
            <text:p>0.01473309</text:p>
          </table:table-cell>
          <table:table-cell table:style-name="ce3" office:value-type="float" office:value="0.31386861">
            <text:p>0.3138686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78">
            <text:p>14378</text:p>
          </table:table-cell>
          <table:table-cell table:style-name="ce4" table:formula="of:=[.F27]*[.I27]" office:value-type="float" office:value="211.83236802">
            <text:p>211.83236802</text:p>
          </table:table-cell>
          <table:table-cell table:style-name="ce4" table:formula="of:=[.G27]*[.I27]" office:value-type="float" office:value="4512.80287458">
            <text:p>4512.80287458</text:p>
          </table:table-cell>
          <table:table-cell table:style-name="ce4" table:formula="of:=[.E27]*[.I27]" office:value-type="float" office:value="479.266666666667">
            <text:p>479.2666666667</text:p>
          </table:table-cell>
          <table:table-cell table:style-name="ce4" table:formula="of:=([.F27]-[.E27])^2" office:value-type="float" office:value="0.000345969052059211">
            <text:p>0.0003459691</text:p>
          </table:table-cell>
          <table:table-cell table:style-name="ce4" table:formula="of:=([.G27]-[.E27])^2" office:value-type="float" office:value="0.0787000414544432">
            <text:p>0.0787000415</text:p>
          </table:table-cell>
          <table:table-cell table:style-name="ce4" table:formula="of:=([.I27]*ABS([.F27]-[.E27]))" office:value-type="float" office:value="267.434298646667">
            <text:p>267.4342986467</text:p>
          </table:table-cell>
          <table:table-cell table:formula="of:=([.I27]*ABS([.G27]-[.E27]))" office:value-type="float" office:value="4033.53620791333">
            <text:p>4033.5362079133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table:formula="of:=[.B28]/([.C28]+[.B28])" office:value-type="float" office:value="1">
            <text:p>1</text:p>
          </table:table-cell>
          <table:table-cell table:style-name="ce3" office:value-type="float" office:value="0.01829644">
            <text:p>0.01829644</text:p>
          </table:table-cell>
          <table:table-cell table:style-name="ce3" office:value-type="float" office:value="0.29053319">
            <text:p>0.29053319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26">
            <text:p>14326</text:p>
          </table:table-cell>
          <table:table-cell table:style-name="ce4" table:formula="of:=[.F28]*[.I28]" office:value-type="float" office:value="262.11479944">
            <text:p>262.11479944</text:p>
          </table:table-cell>
          <table:table-cell table:style-name="ce4" table:formula="of:=[.G28]*[.I28]" office:value-type="float" office:value="4162.17847994">
            <text:p>4162.17847994</text:p>
          </table:table-cell>
          <table:table-cell table:style-name="ce4" table:formula="of:=[.E28]*[.I28]" office:value-type="float" office:value="14326">
            <text:p>14326</text:p>
          </table:table-cell>
          <table:table-cell table:style-name="ce4" table:formula="of:=([.F28]-[.E28])^2" office:value-type="float" office:value="0.963741879716674">
            <text:p>0.9637418797</text:p>
          </table:table-cell>
          <table:table-cell table:style-name="ce4" table:formula="of:=([.G28]-[.E28])^2" office:value-type="float" office:value="0.503343154491576">
            <text:p>0.5033431545</text:p>
          </table:table-cell>
          <table:table-cell table:style-name="ce4" table:formula="of:=([.I28]*ABS([.F28]-[.E28]))" office:value-type="float" office:value="14063.88520056">
            <text:p>14063.88520056</text:p>
          </table:table-cell>
          <table:table-cell table:formula="of:=([.I28]*ABS([.G28]-[.E28]))" office:value-type="float" office:value="10163.82152006">
            <text:p>10163.82152006</text:p>
          </table:table-cell>
        </table:table-row>
        <table:table-row table:style-name="ro1">
          <table:table-cell table:style-name="ce1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table:formula="of:=[.B29]/([.C29]+[.B29])" office:value-type="float" office:value="0.75">
            <text:p>0.75</text:p>
          </table:table-cell>
          <table:table-cell table:style-name="ce3" office:value-type="float" office:value="0.56113903">
            <text:p>0.56113903</text:p>
          </table:table-cell>
          <table:table-cell table:style-name="ce3" office:value-type="float" office:value="0.56113903">
            <text:p>0.561139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882">
            <text:p>2882</text:p>
          </table:table-cell>
          <table:table-cell table:style-name="ce4" table:formula="of:=[.F29]*[.I29]" office:value-type="float" office:value="1617.20268446">
            <text:p>1617.20268446</text:p>
          </table:table-cell>
          <table:table-cell table:style-name="ce4" table:formula="of:=[.G29]*[.I29]" office:value-type="float" office:value="1617.20268446">
            <text:p>1617.20268446</text:p>
          </table:table-cell>
          <table:table-cell table:style-name="ce4" table:formula="of:=[.E29]*[.I29]" office:value-type="float" office:value="2161.5">
            <text:p>2161.5</text:p>
          </table:table-cell>
          <table:table-cell table:style-name="ce4" table:formula="of:=([.F29]-[.E29])^2" office:value-type="float" office:value="0.0356684659893409">
            <text:p>0.035668466</text:p>
          </table:table-cell>
          <table:table-cell table:style-name="ce4" table:formula="of:=([.G29]-[.E29])^2" office:value-type="float" office:value="0.0356684659893409">
            <text:p>0.035668466</text:p>
          </table:table-cell>
          <table:table-cell table:style-name="ce4" table:formula="of:=([.I29]*ABS([.F29]-[.E29]))" office:value-type="float" office:value="544.29731554">
            <text:p>544.29731554</text:p>
          </table:table-cell>
          <table:table-cell table:formula="of:=([.I29]*ABS([.G29]-[.E29]))" office:value-type="float" office:value="544.29731554">
            <text:p>544.29731554</text:p>
          </table:table-cell>
        </table:table-row>
        <table:table-row table:style-name="ro1">
          <table:table-cell table:style-name="ce1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30]/([.C30]+[.B30])" office:value-type="float" office:value="0.0333333333333333">
            <text:p>0.0333333333</text:p>
          </table:table-cell>
          <table:table-cell table:style-name="ce3" office:value-type="float" office:value="0.38285145">
            <text:p>0.38285145</text:p>
          </table:table-cell>
          <table:table-cell table:style-name="ce3" office:value-type="float" office:value="0.45229682">
            <text:p>0.4522968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19">
            <text:p>619</text:p>
          </table:table-cell>
          <table:table-cell table:style-name="ce4" table:formula="of:=[.F30]*[.I30]" office:value-type="float" office:value="236.98504755">
            <text:p>236.98504755</text:p>
          </table:table-cell>
          <table:table-cell table:style-name="ce4" table:formula="of:=[.G30]*[.I30]" office:value-type="float" office:value="279.97173158">
            <text:p>279.97173158</text:p>
          </table:table-cell>
          <table:table-cell table:style-name="ce4" table:formula="of:=[.E30]*[.I30]" office:value-type="float" office:value="20.6333333333333">
            <text:p>20.6333333333</text:p>
          </table:table-cell>
          <table:table-cell table:style-name="ce4" table:formula="of:=([.F30]-[.E30])^2" office:value-type="float" office:value="0.122162913878214">
            <text:p>0.1221629139</text:p>
          </table:table-cell>
          <table:table-cell table:style-name="ce4" table:formula="of:=([.G30]-[.E30])^2" office:value-type="float" office:value="0.17553040315989">
            <text:p>0.1755304032</text:p>
          </table:table-cell>
          <table:table-cell table:style-name="ce4" table:formula="of:=([.I30]*ABS([.F30]-[.E30]))" office:value-type="float" office:value="216.351714216667">
            <text:p>216.3517142167</text:p>
          </table:table-cell>
          <table:table-cell table:formula="of:=([.I30]*ABS([.G30]-[.E30]))" office:value-type="float" office:value="259.338398246667">
            <text:p>259.3383982467</text:p>
          </table:table-cell>
        </table:table-row>
        <table:table-row table:style-name="ro1">
          <table:table-cell table:style-name="ce1"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table:formula="of:=[.B31]/([.C31]+[.B31])" office:value-type="float" office:value="0.2">
            <text:p>0.2</text:p>
          </table:table-cell>
          <table:table-cell table:style-name="ce3" office:value-type="float" office:value="0.28194103">
            <text:p>0.28194103</text:p>
          </table:table-cell>
          <table:table-cell table:style-name="ce3" office:value-type="float" office:value="0.28194103">
            <text:p>0.281941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69">
            <text:p>1169</text:p>
          </table:table-cell>
          <table:table-cell table:style-name="ce4" table:formula="of:=[.F31]*[.I31]" office:value-type="float" office:value="329.58906407">
            <text:p>329.58906407</text:p>
          </table:table-cell>
          <table:table-cell table:style-name="ce4" table:formula="of:=[.G31]*[.I31]" office:value-type="float" office:value="329.58906407">
            <text:p>329.58906407</text:p>
          </table:table-cell>
          <table:table-cell table:style-name="ce4" table:formula="of:=[.E31]*[.I31]" office:value-type="float" office:value="233.8">
            <text:p>233.8</text:p>
          </table:table-cell>
          <table:table-cell table:style-name="ce4" table:formula="of:=([.F31]-[.E31])^2" office:value-type="float" office:value="0.0067143323974609">
            <text:p>0.0067143324</text:p>
          </table:table-cell>
          <table:table-cell table:style-name="ce4" table:formula="of:=([.G31]-[.E31])^2" office:value-type="float" office:value="0.0067143323974609">
            <text:p>0.0067143324</text:p>
          </table:table-cell>
          <table:table-cell table:style-name="ce4" table:formula="of:=([.I31]*ABS([.F31]-[.E31]))" office:value-type="float" office:value="95.78906407">
            <text:p>95.78906407</text:p>
          </table:table-cell>
          <table:table-cell table:formula="of:=([.I31]*ABS([.G31]-[.E31]))" office:value-type="float" office:value="95.78906407">
            <text:p>95.78906407</text:p>
          </table:table-cell>
        </table:table-row>
        <table:table-row table:style-name="ro1">
          <table:table-cell table:style-name="ce1"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formula="of:=[.B32]/([.C32]+[.B32])" office:value-type="float" office:value="0.233333333333333">
            <text:p>0.2333333333</text:p>
          </table:table-cell>
          <table:table-cell table:style-name="ce3" office:value-type="float" office:value="0.28194103">
            <text:p>0.28194103</text:p>
          </table:table-cell>
          <table:table-cell table:style-name="ce3" office:value-type="float" office:value="0.28194103">
            <text:p>0.281941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69">
            <text:p>1169</text:p>
          </table:table-cell>
          <table:table-cell table:style-name="ce4" table:formula="of:=[.F32]*[.I32]" office:value-type="float" office:value="329.58906407">
            <text:p>329.58906407</text:p>
          </table:table-cell>
          <table:table-cell table:style-name="ce4" table:formula="of:=[.G32]*[.I32]" office:value-type="float" office:value="329.58906407">
            <text:p>329.58906407</text:p>
          </table:table-cell>
          <table:table-cell table:style-name="ce4" table:formula="of:=[.E32]*[.I32]" office:value-type="float" office:value="272.766666666667">
            <text:p>272.7666666667</text:p>
          </table:table-cell>
          <table:table-cell table:style-name="ce4" table:formula="of:=([.F32]-[.E32])^2" office:value-type="float" office:value="0.00236270817523868">
            <text:p>0.0023627082</text:p>
          </table:table-cell>
          <table:table-cell table:style-name="ce4" table:formula="of:=([.G32]-[.E32])^2" office:value-type="float" office:value="0.00236270817523868">
            <text:p>0.0023627082</text:p>
          </table:table-cell>
          <table:table-cell table:style-name="ce4" table:formula="of:=([.I32]*ABS([.F32]-[.E32]))" office:value-type="float" office:value="56.8223974033333">
            <text:p>56.8223974033</text:p>
          </table:table-cell>
          <table:table-cell table:formula="of:=([.I32]*ABS([.G32]-[.E32]))" office:value-type="float" office:value="56.8223974033333">
            <text:p>56.8223974033</text:p>
          </table:table-cell>
        </table:table-row>
        <table:table-row table:style-name="ro1">
          <table:table-cell table:style-name="ce1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table:formula="of:=[.B33]/([.C33]+[.B33])" office:value-type="float" office:value="0.185185185185185">
            <text:p>0.1851851852</text:p>
          </table:table-cell>
          <table:table-cell table:style-name="ce3" office:value-type="float" office:value="0.20638086">
            <text:p>0.20638086</text:p>
          </table:table-cell>
          <table:table-cell table:style-name="ce3" office:value-type="float" office:value="0.38983051">
            <text:p>0.3898305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96">
            <text:p>796</text:p>
          </table:table-cell>
          <table:table-cell table:style-name="ce4" table:formula="of:=[.F33]*[.I33]" office:value-type="float" office:value="164.27916456">
            <text:p>164.27916456</text:p>
          </table:table-cell>
          <table:table-cell table:style-name="ce4" table:formula="of:=[.G33]*[.I33]" office:value-type="float" office:value="310.30508596">
            <text:p>310.30508596</text:p>
          </table:table-cell>
          <table:table-cell table:style-name="ce4" table:formula="of:=[.E33]*[.I33]" office:value-type="float" office:value="147.407407407407">
            <text:p>147.4074074074</text:p>
          </table:table-cell>
          <table:table-cell table:style-name="ce4" table:formula="of:=([.F33]-[.E33])^2" office:value-type="float" office:value="0.000449256630855375">
            <text:p>0.0004492566</text:p>
          </table:table-cell>
          <table:table-cell table:style-name="ce4" table:formula="of:=([.G33]-[.E33])^2" office:value-type="float" office:value="0.0418797089685611">
            <text:p>0.041879709</text:p>
          </table:table-cell>
          <table:table-cell table:style-name="ce4" table:formula="of:=([.I33]*ABS([.F33]-[.E33]))" office:value-type="float" office:value="16.8717571525926">
            <text:p>16.8717571526</text:p>
          </table:table-cell>
          <table:table-cell table:formula="of:=([.I33]*ABS([.G33]-[.E33]))" office:value-type="float" office:value="162.897678552593">
            <text:p>162.8976785526</text:p>
          </table:table-cell>
        </table:table-row>
        <table:table-row table:style-name="ro1">
          <table:table-cell table:style-name="ce1"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table:formula="of:=[.B34]/([.C34]+[.B34])" office:value-type="float" office:value="0.25">
            <text:p>0.25</text:p>
          </table:table-cell>
          <table:table-cell table:style-name="ce3" office:value-type="float" office:value="0.18533145">
            <text:p>0.18533145</text:p>
          </table:table-cell>
          <table:table-cell table:style-name="ce3" office:value-type="float" office:value="0.18533145">
            <text:p>0.1853314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888">
            <text:p>2888</text:p>
          </table:table-cell>
          <table:table-cell table:style-name="ce4" table:formula="of:=[.F34]*[.I34]" office:value-type="float" office:value="535.2372276">
            <text:p>535.2372276</text:p>
          </table:table-cell>
          <table:table-cell table:style-name="ce4" table:formula="of:=[.G34]*[.I34]" office:value-type="float" office:value="535.2372276">
            <text:p>535.2372276</text:p>
          </table:table-cell>
          <table:table-cell table:style-name="ce4" table:formula="of:=[.E34]*[.I34]" office:value-type="float" office:value="722">
            <text:p>722</text:p>
          </table:table-cell>
          <table:table-cell table:style-name="ce4" table:formula="of:=([.F34]-[.E34])^2" office:value-type="float" office:value="0.0041820213591025">
            <text:p>0.0041820214</text:p>
          </table:table-cell>
          <table:table-cell table:style-name="ce4" table:formula="of:=([.G34]-[.E34])^2" office:value-type="float" office:value="0.0041820213591025">
            <text:p>0.0041820214</text:p>
          </table:table-cell>
          <table:table-cell table:style-name="ce4" table:formula="of:=([.I34]*ABS([.F34]-[.E34]))" office:value-type="float" office:value="186.7627724">
            <text:p>186.7627724</text:p>
          </table:table-cell>
          <table:table-cell table:formula="of:=([.I34]*ABS([.G34]-[.E34]))" office:value-type="float" office:value="186.7627724">
            <text:p>186.7627724</text:p>
          </table:table-cell>
        </table:table-row>
        <table:table-row table:style-name="ro1">
          <table:table-cell table:style-name="ce1"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formula="of:=[.B35]/([.C35]+[.B35])" office:value-type="float" office:value="0.896551724137931">
            <text:p>0.8965517241</text:p>
          </table:table-cell>
          <table:table-cell table:style-name="ce3" office:value-type="float" office:value="0.1780224">
            <text:p>0.1780224</text:p>
          </table:table-cell>
          <table:table-cell table:style-name="ce3" office:value-type="float" office:value="0.1780224">
            <text:p>0.178022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331">
            <text:p>4331</text:p>
          </table:table-cell>
          <table:table-cell table:style-name="ce4" table:formula="of:=[.F35]*[.I35]" office:value-type="float" office:value="771.0150144">
            <text:p>771.0150144</text:p>
          </table:table-cell>
          <table:table-cell table:style-name="ce4" table:formula="of:=[.G35]*[.I35]" office:value-type="float" office:value="771.0150144">
            <text:p>771.0150144</text:p>
          </table:table-cell>
          <table:table-cell table:style-name="ce4" table:formula="of:=[.E35]*[.I35]" office:value-type="float" office:value="3882.96551724138">
            <text:p>3882.9655172414</text:p>
          </table:table-cell>
          <table:table-cell table:style-name="ce4" table:formula="of:=([.F35]-[.E35])^2" office:value-type="float" office:value="0.516284389646112">
            <text:p>0.5162843896</text:p>
          </table:table-cell>
          <table:table-cell table:style-name="ce4" table:formula="of:=([.G35]-[.E35])^2" office:value-type="float" office:value="0.516284389646112">
            <text:p>0.5162843896</text:p>
          </table:table-cell>
          <table:table-cell table:style-name="ce4" table:formula="of:=([.I35]*ABS([.F35]-[.E35]))" office:value-type="float" office:value="3111.95050284138">
            <text:p>3111.9505028414</text:p>
          </table:table-cell>
          <table:table-cell table:formula="of:=([.I35]*ABS([.G35]-[.E35]))" office:value-type="float" office:value="3111.95050284138">
            <text:p>3111.9505028414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B36]/([.C36]+[.B36])" office:value-type="float" office:value="0.666666666666667">
            <text:p>0.6666666667</text:p>
          </table:table-cell>
          <table:table-cell table:style-name="ce3" office:value-type="float" office:value="0.15442452">
            <text:p>0.15442452</text:p>
          </table:table-cell>
          <table:table-cell table:style-name="ce3" office:value-type="float" office:value="0.2177814">
            <text:p>0.217781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462">
            <text:p>1462</text:p>
          </table:table-cell>
          <table:table-cell table:style-name="ce4" table:formula="of:=[.F36]*[.I36]" office:value-type="float" office:value="225.76864824">
            <text:p>225.76864824</text:p>
          </table:table-cell>
          <table:table-cell table:style-name="ce4" table:formula="of:=[.G36]*[.I36]" office:value-type="float" office:value="318.3964068">
            <text:p>318.3964068</text:p>
          </table:table-cell>
          <table:table-cell table:style-name="ce4" table:formula="of:=[.E36]*[.I36]" office:value-type="float" office:value="974.666666666667">
            <text:p>974.6666666667</text:p>
          </table:table-cell>
          <table:table-cell table:style-name="ce4" table:formula="of:=([.F36]-[.E36])^2" office:value-type="float" office:value="0.262392016821675">
            <text:p>0.2623920168</text:p>
          </table:table-cell>
          <table:table-cell table:style-name="ce4" table:formula="of:=([.G36]-[.E36])^2" office:value-type="float" office:value="0.201497982630404">
            <text:p>0.2014979826</text:p>
          </table:table-cell>
          <table:table-cell table:style-name="ce4" table:formula="of:=([.I36]*ABS([.F36]-[.E36]))" office:value-type="float" office:value="748.898018426667">
            <text:p>748.8980184267</text:p>
          </table:table-cell>
          <table:table-cell table:formula="of:=([.I36]*ABS([.G36]-[.E36]))" office:value-type="float" office:value="656.270259866667">
            <text:p>656.2702598667</text:p>
          </table:table-cell>
        </table:table-row>
        <table:table-row table:style-name="ro1">
          <table:table-cell table:style-name="ce1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37]/([.C37]+[.B37])" office:value-type="float" office:value="0.866666666666667">
            <text:p>0.8666666667</text:p>
          </table:table-cell>
          <table:table-cell table:style-name="ce3" office:value-type="float" office:value="0.14285714">
            <text:p>0.14285714</text:p>
          </table:table-cell>
          <table:table-cell table:style-name="ce3" office:value-type="float" office:value="0.64285714">
            <text:p>0.6428571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08">
            <text:p>108</text:p>
          </table:table-cell>
          <table:table-cell table:style-name="ce4" table:formula="of:=[.F37]*[.I37]" office:value-type="float" office:value="15.42857112">
            <text:p>15.42857112</text:p>
          </table:table-cell>
          <table:table-cell table:style-name="ce4" table:formula="of:=[.G37]*[.I37]" office:value-type="float" office:value="69.42857112">
            <text:p>69.42857112</text:p>
          </table:table-cell>
          <table:table-cell table:style-name="ce4" table:formula="of:=[.E37]*[.I37]" office:value-type="float" office:value="93.6">
            <text:p>93.6</text:p>
          </table:table-cell>
          <table:table-cell table:style-name="ce4" table:formula="of:=([.F37]-[.E37])^2" office:value-type="float" office:value="0.523900230893424">
            <text:p>0.5239002309</text:p>
          </table:table-cell>
          <table:table-cell table:style-name="ce4" table:formula="of:=([.G37]-[.E37])^2" office:value-type="float" office:value="0.0500907042267574">
            <text:p>0.0500907042</text:p>
          </table:table-cell>
          <table:table-cell table:style-name="ce4" table:formula="of:=([.I37]*ABS([.F37]-[.E37]))" office:value-type="float" office:value="78.17142888">
            <text:p>78.17142888</text:p>
          </table:table-cell>
          <table:table-cell table:formula="of:=([.I37]*ABS([.G37]-[.E37]))" office:value-type="float" office:value="24.17142888">
            <text:p>24.17142888</text:p>
          </table:table-cell>
        </table:table-row>
        <table:table-row table:style-name="ro1">
          <table:table-cell table:style-name="ce1"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38]/([.C38]+[.B38])" office:value-type="float" office:value="1">
            <text:p>1</text:p>
          </table:table-cell>
          <table:table-cell table:style-name="ce3" office:value-type="float" office:value="0.13642961">
            <text:p>0.13642961</text:p>
          </table:table-cell>
          <table:table-cell table:style-name="ce3" office:value-type="float" office:value="0.18323587">
            <text:p>0.1832358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95">
            <text:p>595</text:p>
          </table:table-cell>
          <table:table-cell table:style-name="ce4" table:formula="of:=[.F38]*[.I38]" office:value-type="float" office:value="81.17561795">
            <text:p>81.17561795</text:p>
          </table:table-cell>
          <table:table-cell table:style-name="ce4" table:formula="of:=[.G38]*[.I38]" office:value-type="float" office:value="109.02534265">
            <text:p>109.02534265</text:p>
          </table:table-cell>
          <table:table-cell table:style-name="ce4" table:formula="of:=[.E38]*[.I38]" office:value-type="float" office:value="595">
            <text:p>595</text:p>
          </table:table-cell>
          <table:table-cell table:style-name="ce4" table:formula="of:=([.F38]-[.E38])^2" office:value-type="float" office:value="0.745753818484752">
            <text:p>0.7457538185</text:p>
          </table:table-cell>
          <table:table-cell table:style-name="ce4" table:formula="of:=([.G38]-[.E38])^2" office:value-type="float" office:value="0.667103644054657">
            <text:p>0.6671036441</text:p>
          </table:table-cell>
          <table:table-cell table:style-name="ce4" table:formula="of:=([.I38]*ABS([.F38]-[.E38]))" office:value-type="float" office:value="513.82438205">
            <text:p>513.82438205</text:p>
          </table:table-cell>
          <table:table-cell table:formula="of:=([.I38]*ABS([.G38]-[.E38]))" office:value-type="float" office:value="485.97465735">
            <text:p>485.97465735</text:p>
          </table:table-cell>
        </table:table-row>
        <table:table-row table:style-name="ro1">
          <table:table-cell table:style-name="ce1"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table:formula="of:=[.B39]/([.C39]+[.B39])" office:value-type="float" office:value="0.555555555555556">
            <text:p>0.5555555556</text:p>
          </table:table-cell>
          <table:table-cell table:style-name="ce3" office:value-type="float" office:value="0.13490451">
            <text:p>0.13490451</text:p>
          </table:table-cell>
          <table:table-cell table:style-name="ce3" office:value-type="float" office:value="0.13490451">
            <text:p>0.1349045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258">
            <text:p>4258</text:p>
          </table:table-cell>
          <table:table-cell table:style-name="ce4" table:formula="of:=[.F39]*[.I39]" office:value-type="float" office:value="574.42340358">
            <text:p>574.42340358</text:p>
          </table:table-cell>
          <table:table-cell table:style-name="ce4" table:formula="of:=[.G39]*[.I39]" office:value-type="float" office:value="574.42340358">
            <text:p>574.42340358</text:p>
          </table:table-cell>
          <table:table-cell table:style-name="ce4" table:formula="of:=[.E39]*[.I39]" office:value-type="float" office:value="2365.55555555556">
            <text:p>2365.5555555556</text:p>
          </table:table-cell>
          <table:table-cell table:style-name="ce4" table:formula="of:=([.F39]-[.E39])^2" office:value-type="float" office:value="0.176947302126982">
            <text:p>0.1769473021</text:p>
          </table:table-cell>
          <table:table-cell table:style-name="ce4" table:formula="of:=([.G39]-[.E39])^2" office:value-type="float" office:value="0.176947302126982">
            <text:p>0.1769473021</text:p>
          </table:table-cell>
          <table:table-cell table:style-name="ce4" table:formula="of:=([.I39]*ABS([.F39]-[.E39]))" office:value-type="float" office:value="1791.13215197556">
            <text:p>1791.1321519756</text:p>
          </table:table-cell>
          <table:table-cell table:formula="of:=([.I39]*ABS([.G39]-[.E39]))" office:value-type="float" office:value="1791.13215197556">
            <text:p>1791.1321519756</text:p>
          </table:table-cell>
        </table:table-row>
        <table:table-row table:style-name="ro1">
          <table:table-cell table:style-name="ce1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table:formula="of:=[.B40]/([.C40]+[.B40])" office:value-type="float" office:value="0.0666666666666667">
            <text:p>0.0666666667</text:p>
          </table:table-cell>
          <table:table-cell table:style-name="ce3" office:value-type="float" office:value="0.13444109">
            <text:p>0.13444109</text:p>
          </table:table-cell>
          <table:table-cell table:style-name="ce3" office:value-type="float" office:value="0.39035088">
            <text:p>0.3903508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73">
            <text:p>573</text:p>
          </table:table-cell>
          <table:table-cell table:style-name="ce4" table:formula="of:=[.F40]*[.I40]" office:value-type="float" office:value="77.03474457">
            <text:p>77.03474457</text:p>
          </table:table-cell>
          <table:table-cell table:style-name="ce4" table:formula="of:=[.G40]*[.I40]" office:value-type="float" office:value="223.67105424">
            <text:p>223.67105424</text:p>
          </table:table-cell>
          <table:table-cell table:style-name="ce4" table:formula="of:=[.E40]*[.I40]" office:value-type="float" office:value="38.2">
            <text:p>38.2</text:p>
          </table:table-cell>
          <table:table-cell table:style-name="ce4" table:formula="of:=([.F40]-[.E40])^2" office:value-type="float" office:value="0.00459337245816588">
            <text:p>0.0045933725</text:p>
          </table:table-cell>
          <table:table-cell table:style-name="ce4" table:formula="of:=([.G40]-[.E40])^2" office:value-type="float" office:value="0.104771469961219">
            <text:p>0.10477147</text:p>
          </table:table-cell>
          <table:table-cell table:style-name="ce4" table:formula="of:=([.I40]*ABS([.F40]-[.E40]))" office:value-type="float" office:value="38.83474457">
            <text:p>38.83474457</text:p>
          </table:table-cell>
          <table:table-cell table:formula="of:=([.I40]*ABS([.G40]-[.E40]))" office:value-type="float" office:value="185.47105424">
            <text:p>185.47105424</text:p>
          </table:table-cell>
        </table:table-row>
        <table:table-row table:style-name="ro1">
          <table:table-cell table:style-name="ce1" office:value-type="string">
            <text:p>?a <text:s/>&lt;imports&gt; <text:s/>?b <text:s text:c="2"/>=&gt; ?a <text:s/>&lt;ex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41]/([.C41]+[.B41])" office:value-type="float" office:value="0.0333333333333333">
            <text:p>0.0333333333</text:p>
          </table:table-cell>
          <table:table-cell table:style-name="ce3" office:value-type="float" office:value="0.13095238">
            <text:p>0.13095238</text:p>
          </table:table-cell>
          <table:table-cell table:style-name="ce3" office:value-type="float" office:value="0.14473684">
            <text:p>0.1447368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92">
            <text:p>292</text:p>
          </table:table-cell>
          <table:table-cell table:style-name="ce4" table:formula="of:=[.F41]*[.I41]" office:value-type="float" office:value="38.23809496">
            <text:p>38.23809496</text:p>
          </table:table-cell>
          <table:table-cell table:style-name="ce4" table:formula="of:=[.G41]*[.I41]" office:value-type="float" office:value="42.26315728">
            <text:p>42.26315728</text:p>
          </table:table-cell>
          <table:table-cell table:style-name="ce4" table:formula="of:=[.E41]*[.I41]" office:value-type="float" office:value="9.73333333333333">
            <text:p>9.7333333333</text:p>
          </table:table-cell>
          <table:table-cell table:style-name="ce4" table:formula="of:=([.F41]-[.E41])^2" office:value-type="float" office:value="0.00952947827210885">
            <text:p>0.0095294783</text:p>
          </table:table-cell>
          <table:table-cell table:style-name="ce4" table:formula="of:=([.G41]-[.E41])^2" office:value-type="float" office:value="0.01241074129763">
            <text:p>0.0124107413</text:p>
          </table:table-cell>
          <table:table-cell table:style-name="ce4" table:formula="of:=([.I41]*ABS([.F41]-[.E41]))" office:value-type="float" office:value="28.5047616266667">
            <text:p>28.5047616267</text:p>
          </table:table-cell>
          <table:table-cell table:formula="of:=([.I41]*ABS([.G41]-[.E41]))" office:value-type="float" office:value="32.5298239466667">
            <text:p>32.5298239467</text:p>
          </table:table-cell>
        </table:table-row>
        <table:table-row table:style-name="ro1">
          <table:table-cell table:style-name="ce1" office:value-type="string">
            <text:p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42]/([.C42]+[.B42])" office:value-type="float" office:value="0">
            <text:p>0</text:p>
          </table:table-cell>
          <table:table-cell table:style-name="ce3" office:value-type="float" office:value="0.11255948">
            <text:p>0.11255948</text:p>
          </table:table-cell>
          <table:table-cell table:style-name="ce3" office:value-type="float" office:value="0.13395069">
            <text:p>0.13395069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7905">
            <text:p>17905</text:p>
          </table:table-cell>
          <table:table-cell table:style-name="ce4" table:formula="of:=[.F42]*[.I42]" office:value-type="float" office:value="2015.3774894">
            <text:p>2015.3774894</text:p>
          </table:table-cell>
          <table:table-cell table:style-name="ce4" table:formula="of:=[.G42]*[.I42]" office:value-type="float" office:value="2398.38710445">
            <text:p>2398.38710445</text:p>
          </table:table-cell>
          <table:table-cell table:style-name="ce4" table:formula="of:=[.E42]*[.I42]" office:value-type="float" office:value="0">
            <text:p>0</text:p>
          </table:table-cell>
          <table:table-cell table:style-name="ce4" table:formula="of:=([.F42]-[.E42])^2" office:value-type="float" office:value="0.0126696365378704">
            <text:p>0.0126696365</text:p>
          </table:table-cell>
          <table:table-cell table:style-name="ce4" table:formula="of:=([.G42]-[.E42])^2" office:value-type="float" office:value="0.0179427873514761">
            <text:p>0.0179427874</text:p>
          </table:table-cell>
          <table:table-cell table:style-name="ce4" table:formula="of:=([.I42]*ABS([.F42]-[.E42]))" office:value-type="float" office:value="2015.3774894">
            <text:p>2015.3774894</text:p>
          </table:table-cell>
          <table:table-cell table:formula="of:=([.I42]*ABS([.G42]-[.E42]))" office:value-type="float" office:value="2398.38710445">
            <text:p>2398.38710445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table:formula="of:=[.B43]/([.C43]+[.B43])" office:value-type="float" office:value="0.464285714285714">
            <text:p>0.4642857143</text:p>
          </table:table-cell>
          <table:table-cell table:style-name="ce3" office:value-type="float" office:value="0.10581506">
            <text:p>0.10581506</text:p>
          </table:table-cell>
          <table:table-cell table:style-name="ce3" office:value-type="float" office:value="0.14879357">
            <text:p>0.1487935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938">
            <text:p>938</text:p>
          </table:table-cell>
          <table:table-cell table:style-name="ce4" table:formula="of:=[.F43]*[.I43]" office:value-type="float" office:value="99.25452628">
            <text:p>99.25452628</text:p>
          </table:table-cell>
          <table:table-cell table:style-name="ce4" table:formula="of:=[.G43]*[.I43]" office:value-type="float" office:value="139.56836866">
            <text:p>139.56836866</text:p>
          </table:table-cell>
          <table:table-cell table:style-name="ce4" table:formula="of:=[.E43]*[.I43]" office:value-type="float" office:value="435.5">
            <text:p>435.5</text:p>
          </table:table-cell>
          <table:table-cell table:style-name="ce4" table:formula="of:=([.F43]-[.E43])^2" office:value-type="float" office:value="0.128501209984028">
            <text:p>0.12850121</text:p>
          </table:table-cell>
          <table:table-cell table:style-name="ce4" table:formula="of:=([.G43]-[.E43])^2" office:value-type="float" office:value="0.0995352931059979">
            <text:p>0.0995352931</text:p>
          </table:table-cell>
          <table:table-cell table:style-name="ce4" table:formula="of:=([.I43]*ABS([.F43]-[.E43]))" office:value-type="float" office:value="336.24547372">
            <text:p>336.24547372</text:p>
          </table:table-cell>
          <table:table-cell table:formula="of:=([.I43]*ABS([.G43]-[.E43]))" office:value-type="float" office:value="295.93163134">
            <text:p>295.93163134</text:p>
          </table:table-cell>
        </table:table-row>
        <table:table-row table:style-name="ro1">
          <table:table-cell table:style-name="ce1" office:value-type="string">
            <text:p>?a <text:s/>&lt;produced&gt; <text:s/>?b <text:s text:c="2"/>=&gt; ?a <text:s/>&lt;crea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44]/([.C44]+[.B44])" office:value-type="float" office:value="0.0333333333333333">
            <text:p>0.0333333333</text:p>
          </table:table-cell>
          <table:table-cell table:style-name="ce3" office:value-type="float" office:value="0.10056503">
            <text:p>0.10056503</text:p>
          </table:table-cell>
          <table:table-cell table:style-name="ce3" office:value-type="float" office:value="0.15689762">
            <text:p>0.1568976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8147">
            <text:p>18147</text:p>
          </table:table-cell>
          <table:table-cell table:style-name="ce4" table:formula="of:=[.F44]*[.I44]" office:value-type="float" office:value="1824.95359941">
            <text:p>1824.95359941</text:p>
          </table:table-cell>
          <table:table-cell table:style-name="ce4" table:formula="of:=[.G44]*[.I44]" office:value-type="float" office:value="2847.22111014">
            <text:p>2847.22111014</text:p>
          </table:table-cell>
          <table:table-cell table:style-name="ce4" table:formula="of:=[.E44]*[.I44]" office:value-type="float" office:value="604.9">
            <text:p>604.9</text:p>
          </table:table-cell>
          <table:table-cell table:style-name="ce4" table:formula="of:=([.F44]-[.E44])^2" office:value-type="float" office:value="0.00452010103667868">
            <text:p>0.004520101</text:p>
          </table:table-cell>
          <table:table-cell table:style-name="ce4" table:formula="of:=([.G44]-[.E44])^2" office:value-type="float" office:value="0.0152681329394422">
            <text:p>0.0152681329</text:p>
          </table:table-cell>
          <table:table-cell table:style-name="ce4" table:formula="of:=([.I44]*ABS([.F44]-[.E44]))" office:value-type="float" office:value="1220.05359941">
            <text:p>1220.05359941</text:p>
          </table:table-cell>
          <table:table-cell table:formula="of:=([.I44]*ABS([.G44]-[.E44]))" office:value-type="float" office:value="2242.32111014">
            <text:p>2242.32111014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formula="of:=[.B45]/([.C45]+[.B45])" office:value-type="float" office:value="0.366666666666667">
            <text:p>0.3666666667</text:p>
          </table:table-cell>
          <table:table-cell table:style-name="ce3" office:value-type="float" office:value="0.09282178">
            <text:p>0.09282178</text:p>
          </table:table-cell>
          <table:table-cell table:style-name="ce3" office:value-type="float" office:value="0.14097744">
            <text:p>0.1409774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33">
            <text:p>733</text:p>
          </table:table-cell>
          <table:table-cell table:style-name="ce4" table:formula="of:=[.F45]*[.I45]" office:value-type="float" office:value="68.03836474">
            <text:p>68.03836474</text:p>
          </table:table-cell>
          <table:table-cell table:style-name="ce4" table:formula="of:=[.G45]*[.I45]" office:value-type="float" office:value="103.33646352">
            <text:p>103.33646352</text:p>
          </table:table-cell>
          <table:table-cell table:style-name="ce4" table:formula="of:=[.E45]*[.I45]" office:value-type="float" office:value="268.766666666667">
            <text:p>268.7666666667</text:p>
          </table:table-cell>
          <table:table-cell table:style-name="ce4" table:formula="of:=([.F45]-[.E45])^2" office:value-type="float" office:value="0.0749910219534795">
            <text:p>0.074991022</text:p>
          </table:table-cell>
          <table:table-cell table:style-name="ce4" table:formula="of:=([.G45]-[.E45])^2" office:value-type="float" office:value="0.050935627033398">
            <text:p>0.050935627</text:p>
          </table:table-cell>
          <table:table-cell table:style-name="ce4" table:formula="of:=([.I45]*ABS([.F45]-[.E45]))" office:value-type="float" office:value="200.728301926667">
            <text:p>200.7283019267</text:p>
          </table:table-cell>
          <table:table-cell table:formula="of:=([.I45]*ABS([.G45]-[.E45]))" office:value-type="float" office:value="165.430203146667">
            <text:p>165.4302031467</text:p>
          </table:table-cell>
        </table:table-row>
        <table:table-row table:style-name="ro1">
          <table:table-cell table:style-name="ce1" office:value-type="string">
            <text:p>?a <text:s/>&lt;worksAt&gt; <text:s/>?b <text:s text:c="2"/>=&gt; ?a <text:s/>&lt;graduatedFrom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table:formula="of:=[.B46]/([.C46]+[.B46])" office:value-type="float" office:value="0.0357142857142857">
            <text:p>0.0357142857</text:p>
          </table:table-cell>
          <table:table-cell table:style-name="ce3" office:value-type="float" office:value="0.08990148">
            <text:p>0.08990148</text:p>
          </table:table-cell>
          <table:table-cell table:style-name="ce3" office:value-type="float" office:value="0.16246291">
            <text:p>0.1624629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217">
            <text:p>2217</text:p>
          </table:table-cell>
          <table:table-cell table:style-name="ce4" table:formula="of:=[.F46]*[.I46]" office:value-type="float" office:value="199.31158116">
            <text:p>199.31158116</text:p>
          </table:table-cell>
          <table:table-cell table:style-name="ce4" table:formula="of:=[.G46]*[.I46]" office:value-type="float" office:value="360.18027147">
            <text:p>360.18027147</text:p>
          </table:table-cell>
          <table:table-cell table:style-name="ce4" table:formula="of:=[.E46]*[.I46]" office:value-type="float" office:value="79.1785714285714">
            <text:p>79.1785714286</text:p>
          </table:table-cell>
          <table:table-cell table:style-name="ce4" table:formula="of:=([.F46]-[.E46])^2" office:value-type="float" office:value="0.00293625202455775">
            <text:p>0.002936252</text:p>
          </table:table-cell>
          <table:table-cell table:style-name="ce4" table:formula="of:=([.G46]-[.E46])^2" office:value-type="float" office:value="0.0160652137583212">
            <text:p>0.0160652138</text:p>
          </table:table-cell>
          <table:table-cell table:style-name="ce4" table:formula="of:=([.I46]*ABS([.F46]-[.E46]))" office:value-type="float" office:value="120.133009731429">
            <text:p>120.1330097314</text:p>
          </table:table-cell>
          <table:table-cell table:formula="of:=([.I46]*ABS([.G46]-[.E46]))" office:value-type="float" office:value="281.001700041429">
            <text:p>281.0017000414</text:p>
          </table:table-cell>
        </table:table-row>
        <table:table-row table:style-name="ro1">
          <table:table-cell table:style-name="ce1" office:value-type="string">
            <text:p>?a <text:s/>&lt;diedIn&gt; <text:s/>?b <text:s text:c="2"/>=&gt; ?a <text:s/>&lt;wasBornIn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47]/([.C47]+[.B47])" office:value-type="float" office:value="0">
            <text:p>0</text:p>
          </table:table-cell>
          <table:table-cell table:style-name="ce3" office:value-type="float" office:value="0.08846362">
            <text:p>0.08846362</text:p>
          </table:table-cell>
          <table:table-cell table:style-name="ce3" office:value-type="float" office:value="0.22531325">
            <text:p>0.2253132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0196">
            <text:p>20196</text:p>
          </table:table-cell>
          <table:table-cell table:style-name="ce4" table:formula="of:=[.F47]*[.I47]" office:value-type="float" office:value="1786.61126952">
            <text:p>1786.61126952</text:p>
          </table:table-cell>
          <table:table-cell table:style-name="ce4" table:formula="of:=[.G47]*[.I47]" office:value-type="float" office:value="4550.426397">
            <text:p>4550.426397</text:p>
          </table:table-cell>
          <table:table-cell table:style-name="ce4" table:formula="of:=[.E47]*[.I47]" office:value-type="float" office:value="0">
            <text:p>0</text:p>
          </table:table-cell>
          <table:table-cell table:style-name="ce4" table:formula="of:=([.F47]-[.E47])^2" office:value-type="float" office:value="0.0078258120635044">
            <text:p>0.0078258121</text:p>
          </table:table-cell>
          <table:table-cell table:style-name="ce4" table:formula="of:=([.G47]-[.E47])^2" office:value-type="float" office:value="0.0507660606255625">
            <text:p>0.0507660606</text:p>
          </table:table-cell>
          <table:table-cell table:style-name="ce4" table:formula="of:=([.I47]*ABS([.F47]-[.E47]))" office:value-type="float" office:value="1786.61126952">
            <text:p>1786.61126952</text:p>
          </table:table-cell>
          <table:table-cell table:formula="of:=([.I47]*ABS([.G47]-[.E47]))" office:value-type="float" office:value="4550.426397">
            <text:p>4550.426397</text:p>
          </table:table-cell>
        </table:table-row>
        <table:table-row table:style-name="ro1">
          <table:table-cell table:style-name="ce1" office:value-type="string">
            <text:p>?a <text:s/>&lt;exports&gt; <text:s/>?b <text:s text:c="2"/>=&gt; ?a <text:s/>&lt;im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48]/([.C48]+[.B48])" office:value-type="float" office:value="0.0333333333333333">
            <text:p>0.0333333333</text:p>
          </table:table-cell>
          <table:table-cell table:style-name="ce3" office:value-type="float" office:value="0.08678501">
            <text:p>0.08678501</text:p>
          </table:table-cell>
          <table:table-cell table:style-name="ce3" office:value-type="float" office:value="0.10328638">
            <text:p>0.1032863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63">
            <text:p>463</text:p>
          </table:table-cell>
          <table:table-cell table:style-name="ce4" table:formula="of:=[.F48]*[.I48]" office:value-type="float" office:value="40.18145963">
            <text:p>40.18145963</text:p>
          </table:table-cell>
          <table:table-cell table:style-name="ce4" table:formula="of:=[.G48]*[.I48]" office:value-type="float" office:value="47.82159394">
            <text:p>47.82159394</text:p>
          </table:table-cell>
          <table:table-cell table:style-name="ce4" table:formula="of:=[.E48]*[.I48]" office:value-type="float" office:value="15.4333333333333">
            <text:p>15.4333333333</text:p>
          </table:table-cell>
          <table:table-cell table:style-name="ce4" table:formula="of:=([.F48]-[.E48])^2" office:value-type="float" office:value="0.00285708173847788">
            <text:p>0.0028570817</text:p>
          </table:table-cell>
          <table:table-cell table:style-name="ce4" table:formula="of:=([.G48]-[.E48])^2" office:value-type="float" office:value="0.00489342873794884">
            <text:p>0.0048934287</text:p>
          </table:table-cell>
          <table:table-cell table:style-name="ce4" table:formula="of:=([.I48]*ABS([.F48]-[.E48]))" office:value-type="float" office:value="24.7481262966667">
            <text:p>24.7481262967</text:p>
          </table:table-cell>
          <table:table-cell table:formula="of:=([.I48]*ABS([.G48]-[.E48]))" office:value-type="float" office:value="32.3882606066667">
            <text:p>32.3882606067</text:p>
          </table:table-cell>
        </table:table-row>
        <table:table-row table:style-name="ro1">
          <table:table-cell table:style-name="ce1"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49]/([.C49]+[.B49])" office:value-type="float" office:value="0.166666666666667">
            <text:p>0.1666666667</text:p>
          </table:table-cell>
          <table:table-cell table:style-name="ce3" office:value-type="float" office:value="0.08655617">
            <text:p>0.08655617</text:p>
          </table:table-cell>
          <table:table-cell table:style-name="ce3" office:value-type="float" office:value="0.21860465">
            <text:p>0.2186046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96">
            <text:p>496</text:p>
          </table:table-cell>
          <table:table-cell table:style-name="ce4" table:formula="of:=[.F49]*[.I49]" office:value-type="float" office:value="42.93186032">
            <text:p>42.93186032</text:p>
          </table:table-cell>
          <table:table-cell table:style-name="ce4" table:formula="of:=[.G49]*[.I49]" office:value-type="float" office:value="108.4279064">
            <text:p>108.4279064</text:p>
          </table:table-cell>
          <table:table-cell table:style-name="ce4" table:formula="of:=[.E49]*[.I49]" office:value-type="float" office:value="82.6666666666667">
            <text:p>82.6666666667</text:p>
          </table:table-cell>
          <table:table-cell table:style-name="ce4" table:formula="of:=([.F49]-[.E49])^2" office:value-type="float" office:value="0.00641769167618001">
            <text:p>0.0064176917</text:p>
          </table:table-cell>
          <table:table-cell table:style-name="ce4" table:formula="of:=([.G49]-[.E49])^2" office:value-type="float" office:value="0.00269755411273361">
            <text:p>0.0026975541</text:p>
          </table:table-cell>
          <table:table-cell table:style-name="ce4" table:formula="of:=([.I49]*ABS([.F49]-[.E49]))" office:value-type="float" office:value="39.7348063466667">
            <text:p>39.7348063467</text:p>
          </table:table-cell>
          <table:table-cell table:formula="of:=([.I49]*ABS([.G49]-[.E49]))" office:value-type="float" office:value="25.7612397333333">
            <text:p>25.7612397333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0]/([.C50]+[.B50])" office:value-type="float" office:value="0.0333333333333333">
            <text:p>0.0333333333</text:p>
          </table:table-cell>
          <table:table-cell table:style-name="ce3" office:value-type="float" office:value="0.07784431">
            <text:p>0.07784431</text:p>
          </table:table-cell>
          <table:table-cell table:style-name="ce3" office:value-type="float" office:value="0.09647495">
            <text:p>0.0964749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16">
            <text:p>616</text:p>
          </table:table-cell>
          <table:table-cell table:style-name="ce4" table:formula="of:=[.F50]*[.I50]" office:value-type="float" office:value="47.95209496">
            <text:p>47.95209496</text:p>
          </table:table-cell>
          <table:table-cell table:style-name="ce4" table:formula="of:=[.G50]*[.I50]" office:value-type="float" office:value="59.4285692">
            <text:p>59.4285692</text:p>
          </table:table-cell>
          <table:table-cell table:style-name="ce4" table:formula="of:=[.E50]*[.I50]" office:value-type="float" office:value="20.5333333333333">
            <text:p>20.5333333333</text:p>
          </table:table-cell>
          <table:table-cell table:style-name="ce4" table:formula="of:=([.F50]-[.E50])^2" office:value-type="float" office:value="0.00198122704382054">
            <text:p>0.001981227</text:p>
          </table:table-cell>
          <table:table-cell table:style-name="ce4" table:formula="of:=([.G50]-[.E50])^2" office:value-type="float" office:value="0.00398686375528028">
            <text:p>0.0039868638</text:p>
          </table:table-cell>
          <table:table-cell table:style-name="ce4" table:formula="of:=([.I50]*ABS([.F50]-[.E50]))" office:value-type="float" office:value="27.4187616266667">
            <text:p>27.4187616267</text:p>
          </table:table-cell>
          <table:table-cell table:formula="of:=([.I50]*ABS([.G50]-[.E50]))" office:value-type="float" office:value="38.8952358666667">
            <text:p>38.8952358667</text:p>
          </table:table-cell>
        </table:table-row>
        <table:table-row table:style-name="ro1">
          <table:table-cell table:style-name="ce1"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3" table:formula="of:=[.B51]/([.C51]+[.B51])" office:value-type="float" office:value="0.166666666666667">
            <text:p>0.1666666667</text:p>
          </table:table-cell>
          <table:table-cell table:style-name="ce3" office:value-type="float" office:value="0.07163829">
            <text:p>0.07163829</text:p>
          </table:table-cell>
          <table:table-cell table:style-name="ce3" office:value-type="float" office:value="0.26872247">
            <text:p>0.2687224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648">
            <text:p>12648</text:p>
          </table:table-cell>
          <table:table-cell table:style-name="ce4" table:formula="of:=[.F51]*[.I51]" office:value-type="float" office:value="906.08109192">
            <text:p>906.08109192</text:p>
          </table:table-cell>
          <table:table-cell table:style-name="ce4" table:formula="of:=[.G51]*[.I51]" office:value-type="float" office:value="3398.80180056">
            <text:p>3398.80180056</text:p>
          </table:table-cell>
          <table:table-cell table:style-name="ce4" table:formula="of:=[.E51]*[.I51]" office:value-type="float" office:value="2108">
            <text:p>2108</text:p>
          </table:table-cell>
          <table:table-cell table:style-name="ce4" table:formula="of:=([.F51]-[.E51])^2" office:value-type="float" office:value="0.00903039237190187">
            <text:p>0.0090303924</text:p>
          </table:table-cell>
          <table:table-cell table:style-name="ce4" table:formula="of:=([.G51]-[.E51])^2" office:value-type="float" office:value="0.010415386994012">
            <text:p>0.010415387</text:p>
          </table:table-cell>
          <table:table-cell table:style-name="ce4" table:formula="of:=([.I51]*ABS([.F51]-[.E51]))" office:value-type="float" office:value="1201.91890808">
            <text:p>1201.91890808</text:p>
          </table:table-cell>
          <table:table-cell table:formula="of:=([.I51]*ABS([.G51]-[.E51]))" office:value-type="float" office:value="1290.80180056">
            <text:p>1290.80180056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52]/([.C52]+[.B52])" office:value-type="float" office:value="0.0689655172413793">
            <text:p>0.0689655172</text:p>
          </table:table-cell>
          <table:table-cell table:style-name="ce3" office:value-type="float" office:value="0.06982544">
            <text:p>0.06982544</text:p>
          </table:table-cell>
          <table:table-cell table:style-name="ce3" office:value-type="float" office:value="0.08695652">
            <text:p>0.08695652</text:p>
          </table:table-cell>
          <table:table-cell table:style-name="ce1" office:value-type="string">
            <text:p>Ranking ALEPH</text:p>
          </table:table-cell>
          <table:table-cell table:style-name="ce4" office:value-type="float" office:value="746">
            <text:p>746</text:p>
          </table:table-cell>
          <table:table-cell table:style-name="ce4" table:formula="of:=[.F52]*[.I52]" office:value-type="float" office:value="52.08977824">
            <text:p>52.08977824</text:p>
          </table:table-cell>
          <table:table-cell table:style-name="ce4" table:formula="of:=[.G52]*[.I52]" office:value-type="float" office:value="64.86956392">
            <text:p>64.86956392</text:p>
          </table:table-cell>
          <table:table-cell table:style-name="ce4" table:formula="of:=[.E52]*[.I52]" office:value-type="float" office:value="51.448275862069">
            <text:p>51.4482758621</text:p>
          </table:table-cell>
          <table:table-cell table:style-name="ce4" table:formula="of:=([.F52]-[.E52])^2" office:value-type="float" office:value="0.000000739467150793823">
            <text:p>7.39467150793823E-007</text:p>
          </table:table-cell>
          <table:table-cell table:style-name="ce4" table:formula="of:=([.G52]-[.E52])^2" office:value-type="float" office:value="0.000323676180260697">
            <text:p>0.0003236762</text:p>
          </table:table-cell>
          <table:table-cell table:style-name="ce4" table:formula="of:=([.I52]*ABS([.F52]-[.E52]))" office:value-type="float" office:value="0.641502377931037">
            <text:p>0.6415023779</text:p>
          </table:table-cell>
          <table:table-cell table:formula="of:=([.I52]*ABS([.G52]-[.E52]))" office:value-type="float" office:value="13.421288057931">
            <text:p>13.4212880579</text:p>
          </table:table-cell>
        </table:table-row>
        <table:table-row table:style-name="ro1">
          <table:table-cell table:style-name="ce1"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B53]/([.C53]+[.B53])" office:value-type="float" office:value="0.208333333333333">
            <text:p>0.2083333333</text:p>
          </table:table-cell>
          <table:table-cell table:style-name="ce3" office:value-type="float" office:value="0.06868132">
            <text:p>0.06868132</text:p>
          </table:table-cell>
          <table:table-cell table:style-name="ce3" office:value-type="float" office:value="0.22727273">
            <text:p>0.2272727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78">
            <text:p>678</text:p>
          </table:table-cell>
          <table:table-cell table:style-name="ce4" table:formula="of:=[.F53]*[.I53]" office:value-type="float" office:value="46.56593496">
            <text:p>46.56593496</text:p>
          </table:table-cell>
          <table:table-cell table:style-name="ce4" table:formula="of:=[.G53]*[.I53]" office:value-type="float" office:value="154.09091094">
            <text:p>154.09091094</text:p>
          </table:table-cell>
          <table:table-cell table:style-name="ce4" table:formula="of:=[.E53]*[.I53]" office:value-type="float" office:value="141.25">
            <text:p>141.25</text:p>
          </table:table-cell>
          <table:table-cell table:style-name="ce4" table:formula="of:=([.F53]-[.E53])^2" office:value-type="float" office:value="0.0195026848280535">
            <text:p>0.0195026848</text:p>
          </table:table-cell>
          <table:table-cell table:style-name="ce4" table:formula="of:=([.G53]-[.E53])^2" office:value-type="float" office:value="0.000358700746097344">
            <text:p>0.0003587007</text:p>
          </table:table-cell>
          <table:table-cell table:style-name="ce4" table:formula="of:=([.I53]*ABS([.F53]-[.E53]))" office:value-type="float" office:value="94.68406504">
            <text:p>94.68406504</text:p>
          </table:table-cell>
          <table:table-cell table:formula="of:=([.I53]*ABS([.G53]-[.E53]))" office:value-type="float" office:value="12.84091094">
            <text:p>12.84091094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exports&gt; <text:s/>?b <text:s text:c="2"/>=&gt; ?a <text:s/>&lt;im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54]/([.C54]+[.B54])" office:value-type="float" office:value="0.166666666666667">
            <text:p>0.1666666667</text:p>
          </table:table-cell>
          <table:table-cell table:style-name="ce3" office:value-type="float" office:value="0.0681445">
            <text:p>0.0681445</text:p>
          </table:table-cell>
          <table:table-cell table:style-name="ce7" office:value-type="float" office:value="0.09181416">
            <text:p>0.0918141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35">
            <text:p>1135</text:p>
          </table:table-cell>
          <table:table-cell table:style-name="ce4" table:formula="of:=[.F54]*[.I54]" office:value-type="float" office:value="77.3440075">
            <text:p>77.3440075</text:p>
          </table:table-cell>
          <table:table-cell table:style-name="ce4" table:formula="of:=[.G54]*[.I54]" office:value-type="float" office:value="104.2090716">
            <text:p>104.2090716</text:p>
          </table:table-cell>
          <table:table-cell table:style-name="ce4" table:formula="of:=[.E54]*[.I54]" office:value-type="float" office:value="189.166666666667">
            <text:p>189.1666666667</text:p>
          </table:table-cell>
          <table:table-cell table:style-name="ce4" table:formula="of:=([.F54]-[.E54])^2" office:value-type="float" office:value="0.00970661732469444">
            <text:p>0.0097066173</text:p>
          </table:table-cell>
          <table:table-cell table:style-name="ce4" table:formula="of:=([.G54]-[.E54])^2" office:value-type="float" office:value="0.00560289775428338">
            <text:p>0.0056028978</text:p>
          </table:table-cell>
          <table:table-cell table:style-name="ce4" table:formula="of:=([.I54]*ABS([.F54]-[.E54]))" office:value-type="float" office:value="111.822659166667">
            <text:p>111.8226591667</text:p>
          </table:table-cell>
          <table:table-cell table:formula="of:=([.I54]*ABS([.G54]-[.E54]))" office:value-type="float" office:value="84.9575950666667">
            <text:p>84.9575950667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di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55]/([.C55]+[.B55])" office:value-type="float" office:value="0">
            <text:p>0</text:p>
          </table:table-cell>
          <table:table-cell table:style-name="ce3" office:value-type="float" office:value="0.06798867">
            <text:p>0.06798867</text:p>
          </table:table-cell>
          <table:table-cell table:style-name="ce7" office:value-type="float" office:value="0.07272727">
            <text:p>0.0727272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58">
            <text:p>658</text:p>
          </table:table-cell>
          <table:table-cell table:style-name="ce4" table:formula="of:=[.F55]*[.I55]" office:value-type="float" office:value="44.73654486">
            <text:p>44.73654486</text:p>
          </table:table-cell>
          <table:table-cell table:style-name="ce4" table:formula="of:=[.G55]*[.I55]" office:value-type="float" office:value="47.85454366">
            <text:p>47.85454366</text:p>
          </table:table-cell>
          <table:table-cell table:style-name="ce4" table:formula="of:=[.E55]*[.I55]" office:value-type="float" office:value="0">
            <text:p>0</text:p>
          </table:table-cell>
          <table:table-cell table:style-name="ce4" table:formula="of:=([.F55]-[.E55])^2" office:value-type="float" office:value="0.0046224592483689">
            <text:p>0.0046224592</text:p>
          </table:table-cell>
          <table:table-cell table:style-name="ce4" table:formula="of:=([.G55]-[.E55])^2" office:value-type="float" office:value="0.0052892558016529">
            <text:p>0.0052892558</text:p>
          </table:table-cell>
          <table:table-cell table:style-name="ce4" table:formula="of:=([.I55]*ABS([.F55]-[.E55]))" office:value-type="float" office:value="44.73654486">
            <text:p>44.73654486</text:p>
          </table:table-cell>
          <table:table-cell table:formula="of:=([.I55]*ABS([.G55]-[.E55]))" office:value-type="float" office:value="47.85454366">
            <text:p>47.85454366</text:p>
          </table:table-cell>
        </table:table-row>
        <table:table-row table:style-name="ro1">
          <table:table-cell table:style-name="ce1" office:value-type="string">
            <text:p>?a <text:s/>&lt;directed&gt; <text:s/>?b <text:s text:c="2"/>=&gt; ?a <text:s/>&lt;produced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3" table:formula="of:=[.B56]/([.C56]+[.B56])" office:value-type="float" office:value="0.142857142857143">
            <text:p>0.1428571429</text:p>
          </table:table-cell>
          <table:table-cell table:style-name="ce3" office:value-type="float" office:value="0.06784573">
            <text:p>0.06784573</text:p>
          </table:table-cell>
          <table:table-cell table:style-name="ce7" office:value-type="float" office:value="0.1618905">
            <text:p>0.161890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31202">
            <text:p>31202</text:p>
          </table:table-cell>
          <table:table-cell table:style-name="ce4" table:formula="of:=[.F56]*[.I56]" office:value-type="float" office:value="2116.92246746">
            <text:p>2116.92246746</text:p>
          </table:table-cell>
          <table:table-cell table:style-name="ce4" table:formula="of:=[.G56]*[.I56]" office:value-type="float" office:value="5051.307381">
            <text:p>5051.307381</text:p>
          </table:table-cell>
          <table:table-cell table:style-name="ce4" table:formula="of:=[.E56]*[.I56]" office:value-type="float" office:value="4457.42857142857">
            <text:p>4457.4285714286</text:p>
          </table:table-cell>
          <table:table-cell table:style-name="ce4" table:formula="of:=([.F56]-[.E56])^2" office:value-type="float" office:value="0.00562671205882474">
            <text:p>0.0056267121</text:p>
          </table:table-cell>
          <table:table-cell table:style-name="ce4" table:formula="of:=([.G56]-[.E56])^2" office:value-type="float" office:value="0.000362268684127551">
            <text:p>0.0003622687</text:p>
          </table:table-cell>
          <table:table-cell table:style-name="ce4" table:formula="of:=([.I56]*ABS([.F56]-[.E56]))" office:value-type="float" office:value="2340.50610396857">
            <text:p>2340.5061039686</text:p>
          </table:table-cell>
          <table:table-cell table:formula="of:=([.I56]*ABS([.G56]-[.E56]))" office:value-type="float" office:value="593.878809571429">
            <text:p>593.8788095714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7]/([.C57]+[.B57])" office:value-type="float" office:value="0">
            <text:p>0</text:p>
          </table:table-cell>
          <table:table-cell table:style-name="ce3" office:value-type="float" office:value="0.06013746">
            <text:p>0.06013746</text:p>
          </table:table-cell>
          <table:table-cell table:style-name="ce7" office:value-type="float" office:value="0.06410256">
            <text:p>0.0641025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47">
            <text:p>547</text:p>
          </table:table-cell>
          <table:table-cell table:style-name="ce4" table:formula="of:=[.F57]*[.I57]" office:value-type="float" office:value="32.89519062">
            <text:p>32.89519062</text:p>
          </table:table-cell>
          <table:table-cell table:style-name="ce4" table:formula="of:=[.G57]*[.I57]" office:value-type="float" office:value="35.06410032">
            <text:p>35.06410032</text:p>
          </table:table-cell>
          <table:table-cell table:style-name="ce4" table:formula="of:=[.E57]*[.I57]" office:value-type="float" office:value="0">
            <text:p>0</text:p>
          </table:table-cell>
          <table:table-cell table:style-name="ce4" table:formula="of:=([.F57]-[.E57])^2" office:value-type="float" office:value="0.0036165140952516">
            <text:p>0.0036165141</text:p>
          </table:table-cell>
          <table:table-cell table:style-name="ce4" table:formula="of:=([.G57]-[.E57])^2" office:value-type="float" office:value="0.0041091381985536">
            <text:p>0.0041091382</text:p>
          </table:table-cell>
          <table:table-cell table:style-name="ce4" table:formula="of:=([.I57]*ABS([.F57]-[.E57]))" office:value-type="float" office:value="32.89519062">
            <text:p>32.89519062</text:p>
          </table:table-cell>
          <table:table-cell table:formula="of:=([.I57]*ABS([.G57]-[.E57]))" office:value-type="float" office:value="35.06410032">
            <text:p>35.06410032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livesIn&gt; <text:s/>?b <text:s text:c="2"/>=&gt; ?a <text:s/>&lt;hasCapital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8]/([.C58]+[.B58])" office:value-type="float" office:value="0.0333333333333333">
            <text:p>0.0333333333</text:p>
          </table:table-cell>
          <table:table-cell table:style-name="ce3" office:value-type="float" office:value="0.05858311">
            <text:p>0.05858311</text:p>
          </table:table-cell>
          <table:table-cell table:style-name="ce7" office:value-type="float" office:value="0.06574924">
            <text:p>0.0657492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91">
            <text:p>691</text:p>
          </table:table-cell>
          <table:table-cell table:style-name="ce4" table:formula="of:=[.F58]*[.I58]" office:value-type="float" office:value="40.48092901">
            <text:p>40.48092901</text:p>
          </table:table-cell>
          <table:table-cell table:style-name="ce4" table:formula="of:=[.G58]*[.I58]" office:value-type="float" office:value="45.43272484">
            <text:p>45.43272484</text:p>
          </table:table-cell>
          <table:table-cell table:style-name="ce4" table:formula="of:=[.E58]*[.I58]" office:value-type="float" office:value="23.0333333333333">
            <text:p>23.0333333333</text:p>
          </table:table-cell>
          <table:table-cell table:style-name="ce4" table:formula="of:=([.F58]-[.E58])^2" office:value-type="float" office:value="0.000637551221716545">
            <text:p>0.0006375512</text:p>
          </table:table-cell>
          <table:table-cell table:style-name="ce4" table:formula="of:=([.G58]-[.E58])^2" office:value-type="float" office:value="0.00105079100502204">
            <text:p>0.001050791</text:p>
          </table:table-cell>
          <table:table-cell table:style-name="ce4" table:formula="of:=([.I58]*ABS([.F58]-[.E58]))" office:value-type="float" office:value="17.4475956766667">
            <text:p>17.4475956767</text:p>
          </table:table-cell>
          <table:table-cell table:formula="of:=([.I58]*ABS([.G58]-[.E58]))" office:value-type="float" office:value="22.3993915066667">
            <text:p>22.3993915067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imports&gt; <text:s/>?b <text:s text:c="2"/>=&gt; ?a <text:s/>&lt;exports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59]/([.C59]+[.B59])" office:value-type="float" office:value="0.133333333333333">
            <text:p>0.1333333333</text:p>
          </table:table-cell>
          <table:table-cell table:style-name="ce3" office:value-type="float" office:value="0.05569307">
            <text:p>0.05569307</text:p>
          </table:table-cell>
          <table:table-cell table:style-name="ce7" office:value-type="float" office:value="0.0647482">
            <text:p>0.064748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63">
            <text:p>763</text:p>
          </table:table-cell>
          <table:table-cell table:style-name="ce4" table:formula="of:=[.F59]*[.I59]" office:value-type="float" office:value="42.49381241">
            <text:p>42.49381241</text:p>
          </table:table-cell>
          <table:table-cell table:style-name="ce4" table:formula="of:=[.G59]*[.I59]" office:value-type="float" office:value="49.4028766">
            <text:p>49.4028766</text:p>
          </table:table-cell>
          <table:table-cell table:style-name="ce4" table:formula="of:=[.E59]*[.I59]" office:value-type="float" office:value="101.733333333333">
            <text:p>101.7333333333</text:p>
          </table:table-cell>
          <table:table-cell table:style-name="ce4" table:formula="of:=([.F59]-[.E59])^2" office:value-type="float" office:value="0.00602801049046934">
            <text:p>0.0060280105</text:p>
          </table:table-cell>
          <table:table-cell table:style-name="ce4" table:formula="of:=([.G59]-[.E59])^2" office:value-type="float" office:value="0.00470392051435111">
            <text:p>0.0047039205</text:p>
          </table:table-cell>
          <table:table-cell table:style-name="ce4" table:formula="of:=([.I59]*ABS([.F59]-[.E59]))" office:value-type="float" office:value="59.2395209233333">
            <text:p>59.2395209233</text:p>
          </table:table-cell>
          <table:table-cell table:formula="of:=([.I59]*ABS([.G59]-[.E59]))" office:value-type="float" office:value="52.3304567333333">
            <text:p>52.3304567333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wasBornIn&gt; <text:s/>?b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table:formula="of:=[.B60]/([.C60]+[.B60])" office:value-type="float" office:value="0.285714285714286">
            <text:p>0.2857142857</text:p>
          </table:table-cell>
          <table:table-cell table:style-name="ce3" office:value-type="float" office:value="0.0529706">
            <text:p>0.0529706</text:p>
          </table:table-cell>
          <table:table-cell table:style-name="ce7" office:value-type="float" office:value="0.17116918">
            <text:p>0.1711691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3820">
            <text:p>13820</text:p>
          </table:table-cell>
          <table:table-cell table:style-name="ce4" table:formula="of:=[.F60]*[.I60]" office:value-type="float" office:value="732.053692">
            <text:p>732.053692</text:p>
          </table:table-cell>
          <table:table-cell table:style-name="ce4" table:formula="of:=[.G60]*[.I60]" office:value-type="float" office:value="2365.5580676">
            <text:p>2365.5580676</text:p>
          </table:table-cell>
          <table:table-cell table:style-name="ce4" table:formula="of:=[.E60]*[.I60]" office:value-type="float" office:value="3948.57142857143">
            <text:p>3948.5714285714</text:p>
          </table:table-cell>
          <table:table-cell table:style-name="ce4" table:formula="of:=([.F60]-[.E60])^2" office:value-type="float" office:value="0.0541696232398702">
            <text:p>0.0541696232</text:p>
          </table:table-cell>
          <table:table-cell table:style-name="ce4" table:formula="of:=([.G60]-[.E60])^2" office:value-type="float" office:value="0.0131205812430969">
            <text:p>0.0131205812</text:p>
          </table:table-cell>
          <table:table-cell table:style-name="ce4" table:formula="of:=([.I60]*ABS([.F60]-[.E60]))" office:value-type="float" office:value="3216.51773657143">
            <text:p>3216.5177365714</text:p>
          </table:table-cell>
          <table:table-cell table:formula="of:=([.I60]*ABS([.G60]-[.E60]))" office:value-type="float" office:value="1583.01336097143">
            <text:p>1583.0133609714</text:p>
          </table:table-cell>
        </table:table-row>
        <table:table-row table:style-name="ro1">
          <table:table-cell table:style-name="ce1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61]/([.C61]+[.B61])" office:value-type="float" office:value="0.0333333333333333">
            <text:p>0.0333333333</text:p>
          </table:table-cell>
          <table:table-cell table:style-name="ce3" office:value-type="float" office:value="0.05049912">
            <text:p>0.05049912</text:p>
          </table:table-cell>
          <table:table-cell table:style-name="ce7" office:value-type="float" office:value="0.38457239">
            <text:p>0.38457239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936">
            <text:p>12936</text:p>
          </table:table-cell>
          <table:table-cell table:style-name="ce4" table:formula="of:=[.F61]*[.I61]" office:value-type="float" office:value="653.25661632">
            <text:p>653.25661632</text:p>
          </table:table-cell>
          <table:table-cell table:style-name="ce4" table:formula="of:=[.G61]*[.I61]" office:value-type="float" office:value="4974.82843704">
            <text:p>4974.82843704</text:p>
          </table:table-cell>
          <table:table-cell table:style-name="ce4" table:formula="of:=[.E61]*[.I61]" office:value-type="float" office:value="431.2">
            <text:p>431.2</text:p>
          </table:table-cell>
          <table:table-cell table:style-name="ce4" table:formula="of:=([.F61]-[.E61])^2" office:value-type="float" office:value="0.000294664231885511">
            <text:p>0.0002946642</text:p>
          </table:table-cell>
          <table:table-cell table:style-name="ce4" table:formula="of:=([.G61]-[.E61])^2" office:value-type="float" office:value="0.12336887492809">
            <text:p>0.1233688749</text:p>
          </table:table-cell>
          <table:table-cell table:style-name="ce4" table:formula="of:=([.I61]*ABS([.F61]-[.E61]))" office:value-type="float" office:value="222.05661632">
            <text:p>222.05661632</text:p>
          </table:table-cell>
          <table:table-cell table:formula="of:=([.I61]*ABS([.G61]-[.E61]))" office:value-type="float" office:value="4543.62843704">
            <text:p>4543.62843704</text:p>
          </table:table-cell>
        </table:table-row>
        <table:table-row table:style-name="ro1">
          <table:table-cell table:style-name="ce1" office:value-type="string">
            <text:p>?a <text:s/>&lt;imports&gt; <text:s/>?c <text:s/>?b <text:s/>&lt;exports&gt; <text:s/>?c <text:s text:c="2"/>=&gt; ?a <text:s/>&lt;dealsWith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62]/([.C62]+[.B62])" office:value-type="float" office:value="0.166666666666667">
            <text:p>0.1666666667</text:p>
          </table:table-cell>
          <table:table-cell table:style-name="ce3" office:value-type="float" office:value="0.04995837">
            <text:p>0.04995837</text:p>
          </table:table-cell>
          <table:table-cell table:style-name="ce7" office:value-type="float" office:value="0.06413683">
            <text:p>0.0641368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282">
            <text:p>2282</text:p>
          </table:table-cell>
          <table:table-cell table:style-name="ce4" table:formula="of:=[.F62]*[.I62]" office:value-type="float" office:value="114.00500034">
            <text:p>114.00500034</text:p>
          </table:table-cell>
          <table:table-cell table:style-name="ce4" table:formula="of:=[.G62]*[.I62]" office:value-type="float" office:value="146.36024606">
            <text:p>146.36024606</text:p>
          </table:table-cell>
          <table:table-cell table:style-name="ce4" table:formula="of:=[.E62]*[.I62]" office:value-type="float" office:value="380.333333333333">
            <text:p>380.3333333333</text:p>
          </table:table-cell>
          <table:table-cell table:style-name="ce4" table:formula="of:=([.F62]-[.E62])^2" office:value-type="float" office:value="0.0136208265108347">
            <text:p>0.0136208265</text:p>
          </table:table-cell>
          <table:table-cell table:style-name="ce4" table:formula="of:=([.G62]-[.E62])^2" office:value-type="float" office:value="0.0105123674068933">
            <text:p>0.0105123674</text:p>
          </table:table-cell>
          <table:table-cell table:style-name="ce4" table:formula="of:=([.I62]*ABS([.F62]-[.E62]))" office:value-type="float" office:value="266.328332993333">
            <text:p>266.3283329933</text:p>
          </table:table-cell>
          <table:table-cell table:formula="of:=([.I62]*ABS([.G62]-[.E62]))" office:value-type="float" office:value="233.973087273333">
            <text:p>233.9730872733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imports&gt; <text:s/>?b <text:s text:c="2"/>=&gt; ?a <text:s/>&lt;ex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formula="of:=[.B63]/([.C63]+[.B63])" office:value-type="float" office:value="0.2">
            <text:p>0.2</text:p>
          </table:table-cell>
          <table:table-cell table:style-name="ce3" office:value-type="float" office:value="0.04957102">
            <text:p>0.04957102</text:p>
          </table:table-cell>
          <table:table-cell table:style-name="ce7" office:value-type="float" office:value="0.05450734">
            <text:p>0.0545073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997">
            <text:p>997</text:p>
          </table:table-cell>
          <table:table-cell table:style-name="ce4" table:formula="of:=[.F63]*[.I63]" office:value-type="float" office:value="49.42230694">
            <text:p>49.42230694</text:p>
          </table:table-cell>
          <table:table-cell table:style-name="ce4" table:formula="of:=[.G63]*[.I63]" office:value-type="float" office:value="54.34381798">
            <text:p>54.34381798</text:p>
          </table:table-cell>
          <table:table-cell table:style-name="ce4" table:formula="of:=[.E63]*[.I63]" office:value-type="float" office:value="199.4">
            <text:p>199.4</text:p>
          </table:table-cell>
          <table:table-cell table:style-name="ce4" table:formula="of:=([.F63]-[.E63])^2" office:value-type="float" office:value="0.0226288780238404">
            <text:p>0.022628878</text:p>
          </table:table-cell>
          <table:table-cell table:style-name="ce4" table:formula="of:=([.G63]-[.E63])^2" office:value-type="float" office:value="0.0211681141138756">
            <text:p>0.0211681141</text:p>
          </table:table-cell>
          <table:table-cell table:style-name="ce4" table:formula="of:=([.I63]*ABS([.F63]-[.E63]))" office:value-type="float" office:value="149.97769306">
            <text:p>149.97769306</text:p>
          </table:table-cell>
          <table:table-cell table:formula="of:=([.I63]*ABS([.G63]-[.E63]))" office:value-type="float" office:value="145.05618202">
            <text:p>145.05618202</text:p>
          </table:table-cell>
        </table:table-row>
        <table:table-row table:style-name="ro1">
          <table:table-cell table:style-name="ce1"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table:formula="of:=[.B64]/([.C64]+[.B64])" office:value-type="float" office:value="0.25">
            <text:p>0.25</text:p>
          </table:table-cell>
          <table:table-cell table:style-name="ce3" office:value-type="float" office:value="0.0490391">
            <text:p>0.0490391</text:p>
          </table:table-cell>
          <table:table-cell table:style-name="ce7" office:value-type="float" office:value="0.0490391">
            <text:p>0.049039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435">
            <text:p>1435</text:p>
          </table:table-cell>
          <table:table-cell table:style-name="ce4" table:formula="of:=[.F64]*[.I64]" office:value-type="float" office:value="70.3711085">
            <text:p>70.3711085</text:p>
          </table:table-cell>
          <table:table-cell table:style-name="ce4" table:formula="of:=[.G64]*[.I64]" office:value-type="float" office:value="70.3711085">
            <text:p>70.3711085</text:p>
          </table:table-cell>
          <table:table-cell table:style-name="ce4" table:formula="of:=[.E64]*[.I64]" office:value-type="float" office:value="358.75">
            <text:p>358.75</text:p>
          </table:table-cell>
          <table:table-cell table:style-name="ce4" table:formula="of:=([.F64]-[.E64])^2" office:value-type="float" office:value="0.04038528332881">
            <text:p>0.0403852833</text:p>
          </table:table-cell>
          <table:table-cell table:style-name="ce4" table:formula="of:=([.G64]-[.E64])^2" office:value-type="float" office:value="0.04038528332881">
            <text:p>0.0403852833</text:p>
          </table:table-cell>
          <table:table-cell table:style-name="ce4" table:formula="of:=([.I64]*ABS([.F64]-[.E64]))" office:value-type="float" office:value="288.3788915">
            <text:p>288.3788915</text:p>
          </table:table-cell>
          <table:table-cell table:formula="of:=([.I64]*ABS([.G64]-[.E64]))" office:value-type="float" office:value="288.3788915">
            <text:p>288.3788915</text:p>
          </table:table-cell>
        </table:table-row>
        <table:table-row table:style-name="ro1">
          <table:table-cell table:number-columns-repeated="7"/>
          <table:table-cell table:style-name="ce5" office:value-type="string">
            <text:p>Total error</text:p>
          </table:table-cell>
          <table:table-cell table:style-name="ce4" table:formula="of:=SUM([.I4:.I64])" office:value-type="float" office:value="562991">
            <text:p>562991</text:p>
          </table:table-cell>
          <table:table-cell table:style-name="ce6" table:formula="of:=CORREL([.J4:.J64]; [.L4:.L64])" office:value-type="float" office:value="0.0711405595768478">
            <text:p>0.0711405596</text:p>
          </table:table-cell>
          <table:table-cell table:style-name="ce6" table:formula="of:=CORREL([.K4:.K64];[.L4:.L64])" office:value-type="float" office:value="0.82367035534525">
            <text:p>0.8236703553</text:p>
          </table:table-cell>
          <table:table-cell table:style-name="ce4"/>
          <table:table-cell table:style-name="ce6" table:formula="of:=SQRT(SUM([.M4:.M64])/COUNT([.M4:.M64]))" office:value-type="float" office:value="0.388749258586291">
            <text:p>0.3887492586</text:p>
          </table:table-cell>
          <table:table-cell table:style-name="ce6" table:formula="of:=SQRT(SUM([.N4:.N64])/COUNT([.N4:.N64]))" office:value-type="float" office:value="0.328196215823554">
            <text:p>0.3281962158</text:p>
          </table:table-cell>
          <table:table-cell table:style-name="ce6" table:formula="of:=SUM([.O4:.O64])/[.I65]" office:value-type="float" office:value="0.335088816581254">
            <text:p>0.3350888166</text:p>
          </table:table-cell>
          <table:table-cell table:style-name="ce6" table:formula="of:=SUM([.P4:.P64])/[.I65]" office:value-type="float" office:value="0.294806216503715">
            <text:p>0.2948062165</text:p>
          </table:table-cell>
        </table:table-row>
        <table:table-row table:style-name="ro1">
          <table:table-cell table:number-columns-repeated="7"/>
          <table:table-cell office:value-type="string">
            <text:p>Correlation</text:p>
          </table:table-cell>
          <table:table-cell table:number-columns-repeated="4"/>
          <table:table-cell table:style-name="ce6" table:formula="of:=CORREL([.F4:.F64];[.E4:.E64])" office:value-type="float" office:value="0.183799644624994">
            <text:p>0.1837996446</text:p>
          </table:table-cell>
          <table:table-cell table:style-name="ce6" table:formula="of:=CORREL([.G4:.G64];[.E4:.E64])" office:value-type="float" office:value="0.370233211107867">
            <text:p>0.3702332111</text:p>
          </table:table-cell>
          <table:table-cell table:number-columns-repeated="2"/>
        </table:table-row>
        <table:table-row table:style-name="ro1" table:number-rows-repeated="104850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op15" table:style-name="ta1" table:print="false">
        <office:forms form:automatic-focus="false" form:apply-design-mode="false"/>
        <table:table-column table:style-name="co12" table:default-cell-style-name="ce1"/>
        <table:table-column table:style-name="co2" table:number-columns-repeated="3" table:default-cell-style-name="ce3"/>
        <table:table-column table:style-name="co13" table:default-cell-style-name="ce3"/>
        <table:table-column table:style-name="co2" table:default-cell-style-name="ce3"/>
        <table:table-column table:style-name="co14" table:default-cell-style-name="ce3"/>
        <table:table-column table:style-name="co15" table:default-cell-style-name="ce1"/>
        <table:table-column table:style-name="co16" table:default-cell-style-name="ce4"/>
        <table:table-column table:style-name="co2" table:number-columns-repeated="2" table:default-cell-style-name="ce4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6" office:value-type="string">
            <text:p>Confidence</text:p>
          </table:table-cell>
          <table:table-cell table:style-name="ce6" office:value-type="string">
            <text:p>PCA Confidence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Number of predictions</text:p>
          </table:table-cell>
          <table:table-cell table:style-name="ce6" office:value-type="string">
            <text:p>Weighted Confidence</text:p>
          </table:table-cell>
          <table:table-cell table:style-name="ce6" office:value-type="string">
            <text:p>Weighted PCA Confidence</text:p>
          </table:table-cell>
          <table:table-cell table:style-name="ce6" office:value-type="string">
            <text:p>Weighted Precision Unknown region</text:p>
          </table:table-cell>
          <table:table-cell table:style-name="ce6" office:value-type="string">
            <text:p>Error confidence (unweighted)</text:p>
          </table:table-cell>
          <table:table-cell table:style-name="ce6" office:value-type="string">
            <text:p>Error PCA confidence (unweighted)</text:p>
          </table:table-cell>
          <table:table-cell table:style-name="ce6" office:value-type="string">
            <text:p>Error confidence (weighted)</text:p>
          </table:table-cell>
          <table:table-cell table:style-name="ce6" office:value-type="string">
            <text:p>Error PCA confidence (weighted)</text:p>
          </table:table-cell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/([.C2]+[.B2])" office:value-type="float" office:value="1">
            <text:p>1</text:p>
          </table:table-cell>
          <table:table-cell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F2]*[.I2]" office:value-type="float" office:value="2987.3534383">
            <text:p>2987.3534383</text:p>
          </table:table-cell>
          <table:table-cell table:formula="of:=[.G2]*[.I2]" office:value-type="float" office:value="5172.1279141">
            <text:p>5172.1279141</text:p>
          </table:table-cell>
          <table:table-cell table:formula="of:=[.E2]*[.I2]" office:value-type="float" office:value="5635">
            <text:p>5635</text:p>
          </table:table-cell>
          <table:table-cell table:formula="of:=([.F2]-[.E2])^2" office:value-type="float" office:value="0.220765995129056">
            <text:p>0.2207659951</text:p>
          </table:table-cell>
          <table:table-cell table:formula="of:=([.G2]-[.E2])^2" office:value-type="float" office:value="0.0067473640206756">
            <text:p>0.006747364</text:p>
          </table:table-cell>
          <table:table-cell table:formula="of:=([.I2]*ABS([.F2]-[.E2]))" office:value-type="float" office:value="2647.6465617">
            <text:p>2647.6465617</text:p>
          </table:table-cell>
          <table:table-cell table:formula="of:=([.I2]*ABS([.G2]-[.E2]))" office:value-type="float" office:value="462.8720859">
            <text:p>462.8720859</text:p>
          </table:table-cell>
        </table:table-row>
        <table:table-row table:style-name="ro2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3]/([.C3]+[.B3])" office:value-type="float" office:value="1">
            <text:p>1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string">
            <text:p>Ranking PCA</text:p>
          </table:table-cell>
          <table:table-cell office:value-type="float" office:value="32513">
            <text:p>32513</text:p>
          </table:table-cell>
          <table:table-cell table:formula="of:=[.F3]*[.I3]" office:value-type="float" office:value="1217.62518033">
            <text:p>1217.62518033</text:p>
          </table:table-cell>
          <table:table-cell table:formula="of:=[.G3]*[.I3]" office:value-type="float" office:value="18669.51667074">
            <text:p>18669.51667074</text:p>
          </table:table-cell>
          <table:table-cell table:formula="of:=[.E3]*[.I3]" office:value-type="float" office:value="32513">
            <text:p>32513</text:p>
          </table:table-cell>
          <table:table-cell table:formula="of:=([.F3]-[.E3])^2" office:value-type="float" office:value="0.926501713209168">
            <text:p>0.9265017132</text:p>
          </table:table-cell>
          <table:table-cell table:formula="of:=([.G3]-[.E3])^2" office:value-type="float" office:value="0.18129118012032">
            <text:p>0.1812911801</text:p>
          </table:table-cell>
          <table:table-cell table:formula="of:=([.I3]*ABS([.F3]-[.E3]))" office:value-type="float" office:value="31295.37481967">
            <text:p>31295.37481967</text:p>
          </table:table-cell>
          <table:table-cell table:formula="of:=([.I3]*ABS([.G3]-[.E3]))" office:value-type="float" office:value="13843.48332926">
            <text:p>13843.48332926</text:p>
          </table:table-cell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4]/([.C4]+[.B4])" office:value-type="float" office:value="1">
            <text:p>1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F4]*[.I4]" office:value-type="float" office:value="625.55425185">
            <text:p>625.55425185</text:p>
          </table:table-cell>
          <table:table-cell table:formula="of:=[.G4]*[.I4]" office:value-type="float" office:value="7285.6315631">
            <text:p>7285.6315631</text:p>
          </table:table-cell>
          <table:table-cell table:formula="of:=[.E4]*[.I4]" office:value-type="float" office:value="13915">
            <text:p>13915</text:p>
          </table:table-cell>
          <table:table-cell table:formula="of:=([.F4]-[.E4])^2" office:value-type="float" office:value="0.912110207090052">
            <text:p>0.9121102071</text:p>
          </table:table-cell>
          <table:table-cell table:formula="of:=([.G4]-[.E4])^2" office:value-type="float" office:value="0.2269749301637">
            <text:p>0.2269749302</text:p>
          </table:table-cell>
          <table:table-cell table:formula="of:=([.I4]*ABS([.F4]-[.E4]))" office:value-type="float" office:value="13289.44574815">
            <text:p>13289.44574815</text:p>
          </table:table-cell>
          <table:table-cell table:formula="of:=([.I4]*ABS([.G4]-[.E4]))" office:value-type="float" office:value="6629.3684369">
            <text:p>6629.3684369</text:p>
          </table:table-cell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B5]/([.C5]+[.B5])" office:value-type="float" office:value="1">
            <text:p>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F5]*[.I5]" office:value-type="float" office:value="262.11479944">
            <text:p>262.11479944</text:p>
          </table:table-cell>
          <table:table-cell table:formula="of:=[.G5]*[.I5]" office:value-type="float" office:value="4162.17847994">
            <text:p>4162.17847994</text:p>
          </table:table-cell>
          <table:table-cell table:formula="of:=[.E5]*[.I5]" office:value-type="float" office:value="14326">
            <text:p>14326</text:p>
          </table:table-cell>
          <table:table-cell table:formula="of:=([.F5]-[.E5])^2" office:value-type="float" office:value="0.963741879716674">
            <text:p>0.9637418797</text:p>
          </table:table-cell>
          <table:table-cell table:formula="of:=([.G5]-[.E5])^2" office:value-type="float" office:value="0.503343154491576">
            <text:p>0.5033431545</text:p>
          </table:table-cell>
          <table:table-cell table:formula="of:=([.I5]*ABS([.F5]-[.E5]))" office:value-type="float" office:value="14063.88520056">
            <text:p>14063.88520056</text:p>
          </table:table-cell>
          <table:table-cell table:formula="of:=([.I5]*ABS([.G5]-[.E5]))" office:value-type="float" office:value="10163.82152006">
            <text:p>10163.82152006</text:p>
          </table:table-cell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6]/([.C6]+[.B6])" office:value-type="float" office:value="1">
            <text:p>1</text:p>
          </table:table-cell>
          <table:table-cell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F6]*[.I6]" office:value-type="float" office:value="81.17561795">
            <text:p>81.17561795</text:p>
          </table:table-cell>
          <table:table-cell table:formula="of:=[.G6]*[.I6]" office:value-type="float" office:value="109.02534265">
            <text:p>109.02534265</text:p>
          </table:table-cell>
          <table:table-cell table:formula="of:=[.E6]*[.I6]" office:value-type="float" office:value="595">
            <text:p>595</text:p>
          </table:table-cell>
          <table:table-cell table:formula="of:=([.F6]-[.E6])^2" office:value-type="float" office:value="0.745753818484752">
            <text:p>0.7457538185</text:p>
          </table:table-cell>
          <table:table-cell table:formula="of:=([.G6]-[.E6])^2" office:value-type="float" office:value="0.667103644054657">
            <text:p>0.6671036441</text:p>
          </table:table-cell>
          <table:table-cell table:formula="of:=([.I6]*ABS([.F6]-[.E6]))" office:value-type="float" office:value="513.82438205">
            <text:p>513.82438205</text:p>
          </table:table-cell>
          <table:table-cell table:formula="of:=([.I6]*ABS([.G6]-[.E6]))" office:value-type="float" office:value="485.97465735">
            <text:p>485.97465735</text:p>
          </table:table-cell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7]/([.C7]+[.B7])" office:value-type="float" office:value="0.896551724137931">
            <text:p>0.8965517241</text:p>
          </table:table-cell>
          <table:table-cell table:number-columns-repeated="2" office:value-type="float" office:value="0.1780224">
            <text:p>0.1780224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F7]*[.I7]" office:value-type="float" office:value="771.0150144">
            <text:p>771.0150144</text:p>
          </table:table-cell>
          <table:table-cell table:formula="of:=[.G7]*[.I7]" office:value-type="float" office:value="771.0150144">
            <text:p>771.0150144</text:p>
          </table:table-cell>
          <table:table-cell table:formula="of:=[.E7]*[.I7]" office:value-type="float" office:value="3882.96551724138">
            <text:p>3882.9655172414</text:p>
          </table:table-cell>
          <table:table-cell table:formula="of:=([.F7]-[.E7])^2" office:value-type="float" office:value="0.516284389646112">
            <text:p>0.5162843896</text:p>
          </table:table-cell>
          <table:table-cell table:formula="of:=([.G7]-[.E7])^2" office:value-type="float" office:value="0.516284389646112">
            <text:p>0.5162843896</text:p>
          </table:table-cell>
          <table:table-cell table:formula="of:=([.I7]*ABS([.F7]-[.E7]))" office:value-type="float" office:value="3111.95050284138">
            <text:p>3111.9505028414</text:p>
          </table:table-cell>
          <table:table-cell table:formula="of:=([.I7]*ABS([.G7]-[.E7]))" office:value-type="float" office:value="3111.95050284138">
            <text:p>3111.9505028414</text:p>
          </table:table-cell>
        </table:table-row>
        <table:table-row table:style-name="ro2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8]/([.C8]+[.B8])" office:value-type="float" office:value="0.892857142857143">
            <text:p>0.8928571429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string">
            <text:p>Ranking PCA</text:p>
          </table:table-cell>
          <table:table-cell office:value-type="float" office:value="13225">
            <text:p>13225</text:p>
          </table:table-cell>
          <table:table-cell table:formula="of:=[.F8]*[.I8]" office:value-type="float" office:value="172.7145325">
            <text:p>172.7145325</text:p>
          </table:table-cell>
          <table:table-cell table:formula="of:=[.G8]*[.I8]" office:value-type="float" office:value="5097.742356">
            <text:p>5097.742356</text:p>
          </table:table-cell>
          <table:table-cell table:formula="of:=[.E8]*[.I8]" office:value-type="float" office:value="11808.0357142857">
            <text:p>11808.0357142857</text:p>
          </table:table-cell>
          <table:table-cell table:formula="of:=([.F8]-[.E8])^2" office:value-type="float" office:value="0.774043540457968">
            <text:p>0.7740435405</text:p>
          </table:table-cell>
          <table:table-cell table:formula="of:=([.G8]-[.E8])^2" office:value-type="float" office:value="0.257449262712774">
            <text:p>0.2574492627</text:p>
          </table:table-cell>
          <table:table-cell table:formula="of:=([.I8]*ABS([.F8]-[.E8]))" office:value-type="float" office:value="11635.3211817857">
            <text:p>11635.3211817857</text:p>
          </table:table-cell>
          <table:table-cell table:formula="of:=([.I8]*ABS([.G8]-[.E8]))" office:value-type="float" office:value="6710.29335828572">
            <text:p>6710.2933582857</text:p>
          </table:table-cell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9]/([.C9]+[.B9])" office:value-type="float" office:value="0.866666666666667">
            <text:p>0.8666666667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string">
            <text:p>Ranking Std</text:p>
          </table:table-cell>
          <table:table-cell office:value-type="float" office:value="108">
            <text:p>108</text:p>
          </table:table-cell>
          <table:table-cell table:formula="of:=[.F9]*[.I9]" office:value-type="float" office:value="15.42857112">
            <text:p>15.42857112</text:p>
          </table:table-cell>
          <table:table-cell table:formula="of:=[.G9]*[.I9]" office:value-type="float" office:value="69.42857112">
            <text:p>69.42857112</text:p>
          </table:table-cell>
          <table:table-cell table:formula="of:=[.E9]*[.I9]" office:value-type="float" office:value="93.6">
            <text:p>93.6</text:p>
          </table:table-cell>
          <table:table-cell table:formula="of:=([.F9]-[.E9])^2" office:value-type="float" office:value="0.523900230893424">
            <text:p>0.5239002309</text:p>
          </table:table-cell>
          <table:table-cell table:formula="of:=([.G9]-[.E9])^2" office:value-type="float" office:value="0.0500907042267574">
            <text:p>0.0500907042</text:p>
          </table:table-cell>
          <table:table-cell table:formula="of:=([.I9]*ABS([.F9]-[.E9]))" office:value-type="float" office:value="78.17142888">
            <text:p>78.17142888</text:p>
          </table:table-cell>
          <table:table-cell table:formula="of:=([.I9]*ABS([.G9]-[.E9]))" office:value-type="float" office:value="24.17142888">
            <text:p>24.17142888</text:p>
          </table:table-cell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/([.C10]+[.B10])" office:value-type="float" office:value="0.857142857142857">
            <text:p>0.8571428571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string">
            <text:p>Ranking PCA</text:p>
          </table:table-cell>
          <table:table-cell office:value-type="float" office:value="21889">
            <text:p>21889</text:p>
          </table:table-cell>
          <table:table-cell table:formula="of:=[.F10]*[.I10]" office:value-type="float" office:value="263.78236899">
            <text:p>263.78236899</text:p>
          </table:table-cell>
          <table:table-cell table:formula="of:=[.G10]*[.I10]" office:value-type="float" office:value="9503.02923626">
            <text:p>9503.02923626</text:p>
          </table:table-cell>
          <table:table-cell table:formula="of:=[.E10]*[.I10]" office:value-type="float" office:value="18762">
            <text:p>18762</text:p>
          </table:table-cell>
          <table:table-cell table:formula="of:=([.F10]-[.E10])^2" office:value-type="float" office:value="0.714180399125705">
            <text:p>0.7141803991</text:p>
          </table:table-cell>
          <table:table-cell table:formula="of:=([.G10]-[.E10])^2" office:value-type="float" office:value="0.178926053514987">
            <text:p>0.1789260535</text:p>
          </table:table-cell>
          <table:table-cell table:formula="of:=([.I10]*ABS([.F10]-[.E10]))" office:value-type="float" office:value="18498.21763101">
            <text:p>18498.21763101</text:p>
          </table:table-cell>
          <table:table-cell table:formula="of:=([.I10]*ABS([.G10]-[.E10]))" office:value-type="float" office:value="9258.97076374">
            <text:p>9258.97076374</text:p>
          </table:table-cell>
        </table:table-row>
        <table:table-row table:style-name="ro2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11]/([.C11]+[.B11])" office:value-type="float" office:value="0.851851851851852">
            <text:p>0.851851851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string">
            <text:p>Ranking PCA</text:p>
          </table:table-cell>
          <table:table-cell office:value-type="float" office:value="572">
            <text:p>572</text:p>
          </table:table-cell>
          <table:table-cell table:formula="of:=[.F11]*[.I11]" office:value-type="float" office:value="130.45614296">
            <text:p>130.45614296</text:p>
          </table:table-cell>
          <table:table-cell table:formula="of:=[.G11]*[.I11]" office:value-type="float" office:value="391.36842316">
            <text:p>391.36842316</text:p>
          </table:table-cell>
          <table:table-cell table:formula="of:=[.E11]*[.I11]" office:value-type="float" office:value="487.259259259259">
            <text:p>487.2592592593</text:p>
          </table:table-cell>
          <table:table-cell table:formula="of:=([.F11]-[.E11])^2" office:value-type="float" office:value="0.389103574138291">
            <text:p>0.3891035741</text:p>
          </table:table-cell>
          <table:table-cell table:formula="of:=([.G11]-[.E11])^2" office:value-type="float" office:value="0.0281036127922362">
            <text:p>0.0281036128</text:p>
          </table:table-cell>
          <table:table-cell table:formula="of:=([.I11]*ABS([.F11]-[.E11]))" office:value-type="float" office:value="356.803116299259">
            <text:p>356.8031162993</text:p>
          </table:table-cell>
          <table:table-cell table:formula="of:=([.I11]*ABS([.G11]-[.E11]))" office:value-type="float" office:value="95.8908360992593">
            <text:p>95.8908360993</text:p>
          </table:table-cell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]/([.C12]+[.B12])" office:value-type="float" office:value="0.793103448275862">
            <text:p>0.7931034483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F12]*[.I12]" office:value-type="float" office:value="119.99255188">
            <text:p>119.99255188</text:p>
          </table:table-cell>
          <table:table-cell table:formula="of:=[.G12]*[.I12]" office:value-type="float" office:value="248.7876452">
            <text:p>248.7876452</text:p>
          </table:table-cell>
          <table:table-cell table:formula="of:=[.E12]*[.I12]" office:value-type="float" office:value="282.344827586207">
            <text:p>282.3448275862</text:p>
          </table:table-cell>
          <table:table-cell table:formula="of:=([.F12]-[.E12])^2" office:value-type="float" office:value="0.207977697157747">
            <text:p>0.2079776972</text:p>
          </table:table-cell>
          <table:table-cell table:formula="of:=([.G12]-[.E12])^2" office:value-type="float" office:value="0.00888527718802199">
            <text:p>0.0088852772</text:p>
          </table:table-cell>
          <table:table-cell table:formula="of:=([.I12]*ABS([.F12]-[.E12]))" office:value-type="float" office:value="162.352275706207">
            <text:p>162.3522757062</text:p>
          </table:table-cell>
          <table:table-cell table:formula="of:=([.I12]*ABS([.G12]-[.E12]))" office:value-type="float" office:value="33.5571823862069">
            <text:p>33.5571823862</text:p>
          </table:table-cell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3]/([.C13]+[.B13])" office:value-type="float" office:value="0.75">
            <text:p>0.75</text:p>
          </table:table-cell>
          <table:table-cell table:number-columns-repeated="2" office:value-type="float" office:value="0.56113903">
            <text:p>0.56113903</text:p>
          </table:table-cell>
          <table:table-cell office:value-type="string">
            <text:p>Ranking Std</text:p>
          </table:table-cell>
          <table:table-cell office:value-type="float" office:value="2882">
            <text:p>2882</text:p>
          </table:table-cell>
          <table:table-cell table:formula="of:=[.F13]*[.I13]" office:value-type="float" office:value="1617.20268446">
            <text:p>1617.20268446</text:p>
          </table:table-cell>
          <table:table-cell table:formula="of:=[.G13]*[.I13]" office:value-type="float" office:value="1617.20268446">
            <text:p>1617.20268446</text:p>
          </table:table-cell>
          <table:table-cell table:formula="of:=[.E13]*[.I13]" office:value-type="float" office:value="2161.5">
            <text:p>2161.5</text:p>
          </table:table-cell>
          <table:table-cell table:formula="of:=([.F13]-[.E13])^2" office:value-type="float" office:value="0.0356684659893409">
            <text:p>0.035668466</text:p>
          </table:table-cell>
          <table:table-cell table:formula="of:=([.G13]-[.E13])^2" office:value-type="float" office:value="0.0356684659893409">
            <text:p>0.035668466</text:p>
          </table:table-cell>
          <table:table-cell table:formula="of:=([.I13]*ABS([.F13]-[.E13]))" office:value-type="float" office:value="544.29731554">
            <text:p>544.29731554</text:p>
          </table:table-cell>
          <table:table-cell table:formula="of:=([.I13]*ABS([.G13]-[.E13]))" office:value-type="float" office:value="544.29731554">
            <text:p>544.29731554</text:p>
          </table:table-cell>
        </table:table-row>
        <table:table-row table:style-name="ro2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4]/([.C14]+[.B14])" office:value-type="float" office:value="0.708333333333333">
            <text:p>0.7083333333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F14]*[.I14]" office:value-type="float" office:value="49.96697595">
            <text:p>49.96697595</text:p>
          </table:table-cell>
          <table:table-cell table:formula="of:=[.G14]*[.I14]" office:value-type="float" office:value="62987.49974805">
            <text:p>62987.49974805</text:p>
          </table:table-cell>
          <table:table-cell table:formula="of:=[.E14]*[.I14]" office:value-type="float" office:value="53539.375">
            <text:p>53539.375</text:p>
          </table:table-cell>
          <table:table-cell table:formula="of:=([.F14]-[.E14])^2" office:value-type="float" office:value="0.500800032291323">
            <text:p>0.5008000323</text:p>
          </table:table-cell>
          <table:table-cell table:formula="of:=([.G14]-[.E14])^2" office:value-type="float" office:value="0.0156249991666667">
            <text:p>0.0156249992</text:p>
          </table:table-cell>
          <table:table-cell table:formula="of:=([.I14]*ABS([.F14]-[.E14]))" office:value-type="float" office:value="53489.40802405">
            <text:p>53489.40802405</text:p>
          </table:table-cell>
          <table:table-cell table:formula="of:=([.I14]*ABS([.G14]-[.E14]))" office:value-type="float" office:value="9448.12474805">
            <text:p>9448.12474805</text:p>
          </table:table-cell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5]/([.C15]+[.B15])" office:value-type="float" office:value="0.7">
            <text:p>0.7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F15]*[.I15]" office:value-type="float" office:value="1553.53528885">
            <text:p>1553.53528885</text:p>
          </table:table-cell>
          <table:table-cell table:formula="of:=[.G15]*[.I15]" office:value-type="float" office:value="3675.62723709">
            <text:p>3675.62723709</text:p>
          </table:table-cell>
          <table:table-cell table:formula="of:=[.E15]*[.I15]" office:value-type="float" office:value="6278.3">
            <text:p>6278.3</text:p>
          </table:table-cell>
          <table:table-cell table:formula="of:=([.F15]-[.E15])^2" office:value-type="float" office:value="0.277505965695722">
            <text:p>0.2775059657</text:p>
          </table:table-cell>
          <table:table-cell table:formula="of:=([.G15]-[.E15])^2" office:value-type="float" office:value="0.0842075605694521">
            <text:p>0.0842075606</text:p>
          </table:table-cell>
          <table:table-cell table:formula="of:=([.I15]*ABS([.F15]-[.E15]))" office:value-type="float" office:value="4724.76471115">
            <text:p>4724.76471115</text:p>
          </table:table-cell>
          <table:table-cell table:formula="of:=([.I15]*ABS([.G15]-[.E15]))" office:value-type="float" office:value="2602.67276291">
            <text:p>2602.67276291</text:p>
          </table:table-cell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6]/([.C16]+[.B16])" office:value-type="float" office:value="0.666666666666667">
            <text:p>0.6666666667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string">
            <text:p>Ranking Std</text:p>
          </table:table-cell>
          <table:table-cell office:value-type="float" office:value="1462">
            <text:p>1462</text:p>
          </table:table-cell>
          <table:table-cell table:formula="of:=[.F16]*[.I16]" office:value-type="float" office:value="225.76864824">
            <text:p>225.76864824</text:p>
          </table:table-cell>
          <table:table-cell table:formula="of:=[.G16]*[.I16]" office:value-type="float" office:value="318.3964068">
            <text:p>318.3964068</text:p>
          </table:table-cell>
          <table:table-cell table:formula="of:=[.E16]*[.I16]" office:value-type="float" office:value="974.666666666667">
            <text:p>974.6666666667</text:p>
          </table:table-cell>
          <table:table-cell table:formula="of:=([.F16]-[.E16])^2" office:value-type="float" office:value="0.262392016821675">
            <text:p>0.2623920168</text:p>
          </table:table-cell>
          <table:table-cell table:formula="of:=([.G16]-[.E16])^2" office:value-type="float" office:value="0.201497982630404">
            <text:p>0.2014979826</text:p>
          </table:table-cell>
          <table:table-cell table:formula="of:=([.I16]*ABS([.F16]-[.E16]))" office:value-type="float" office:value="748.898018426667">
            <text:p>748.8980184267</text:p>
          </table:table-cell>
          <table:table-cell table:formula="of:=([.I16]*ABS([.G16]-[.E16]))" office:value-type="float" office:value="656.270259866667">
            <text:p>656.2702598667</text:p>
          </table:table-cell>
        </table:table-row>
        <table:table-row table:style-name="ro1">
          <table:table-cell table:number-columns-repeated="7"/>
          <table:table-cell table:style-name="ce5" office:value-type="string">
            <text:p>Total error</text:p>
          </table:table-cell>
          <table:table-cell table:formula="of:=SUM([.I2:.I16])" office:value-type="float" office:value="196363">
            <text:p>196363</text:p>
          </table:table-cell>
          <table:table-cell table:style-name="ce6" table:formula="of:=CORREL([.J2:.J16]; [.L2:.L16])" office:value-type="float" office:value="-0.0918522931979758">
            <text:p>-0.0918522932</text:p>
          </table:table-cell>
          <table:table-cell table:style-name="ce6" table:formula="of:=CORREL([.K2:.K16];[.L2:.L16])" office:value-type="float" office:value="0.936595086521524">
            <text:p>0.9365950865</text:p>
          </table:table-cell>
          <table:table-cell/>
          <table:table-cell table:style-name="ce6" table:formula="of:=SQRT(SUM([.M2:.M16])/COUNT([.M2:.M16]))" office:value-type="float" office:value="0.728959529093672">
            <text:p>0.7289595291</text:p>
          </table:table-cell>
          <table:table-cell table:style-name="ce6" table:formula="of:=SQRT(SUM([.N2:.N16])/COUNT([.N2:.N16]))" office:value-type="float" office:value="0.444387112120929">
            <text:p>0.4443871121</text:p>
          </table:table-cell>
          <table:table-cell table:style-name="ce6" table:formula="of:=SUM([.O2:.O16])/[.I17]" office:value-type="float" office:value="0.790171065413643">
            <text:p>0.7901710654</text:p>
          </table:table-cell>
          <table:table-cell table:style-name="ce6" table:formula="of:=SUM([.P2:.P16])/[.I17]" office:value-type="float" office:value="0.326292219960325">
            <text:p>0.32629222</text:p>
          </table:table-cell>
        </table:table-row>
      </table:table>
      <table:table table:name="Top20" table:style-name="ta1" table:print="false">
        <office:forms form:automatic-focus="false" form:apply-design-mode="false"/>
        <table:table-column table:style-name="co12" table:default-cell-style-name="ce1"/>
        <table:table-column table:style-name="co2" table:number-columns-repeated="3" table:default-cell-style-name="ce3"/>
        <table:table-column table:style-name="co13" table:default-cell-style-name="ce3"/>
        <table:table-column table:style-name="co34" table:default-cell-style-name="ce3"/>
        <table:table-column table:style-name="co14" table:default-cell-style-name="ce3"/>
        <table:table-column table:style-name="co15" table:default-cell-style-name="ce1"/>
        <table:table-column table:style-name="co16" table:default-cell-style-name="ce4"/>
        <table:table-column table:style-name="co22" table:default-cell-style-name="ce4"/>
        <table:table-column table:style-name="co23" table:default-cell-style-name="ce4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6" office:value-type="string">
            <text:p>Confidence</text:p>
          </table:table-cell>
          <table:table-cell table:style-name="ce6" office:value-type="string">
            <text:p>PCA Confidence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Number of predictions</text:p>
          </table:table-cell>
          <table:table-cell table:style-name="ce6" office:value-type="string">
            <text:p>Weighted Confidence</text:p>
          </table:table-cell>
          <table:table-cell table:style-name="ce6" office:value-type="string">
            <text:p>Weighted PCA Confidence</text:p>
          </table:table-cell>
          <table:table-cell table:style-name="ce6" office:value-type="string">
            <text:p>Weighted Precision Unknown region</text:p>
          </table:table-cell>
          <table:table-cell table:style-name="ce6" office:value-type="string">
            <text:p>Error confidence (unweighted)</text:p>
          </table:table-cell>
          <table:table-cell table:style-name="ce6" office:value-type="string">
            <text:p>Error PCA confidence (unweighted)</text:p>
          </table:table-cell>
          <table:table-cell table:style-name="ce6" office:value-type="string">
            <text:p>Error confidence (weighted)</text:p>
          </table:table-cell>
          <table:table-cell table:style-name="ce6" office:value-type="string">
            <text:p>Error PCA confidence (weighted)</text:p>
          </table:table-cell>
        </table:table-row>
        <table:table-row table:style-name="ro1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/([.C2]+[.B2])" office:value-type="float" office:value="1">
            <text:p>1</text:p>
          </table:table-cell>
          <table:table-cell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F2]*[.I2]" office:value-type="float" office:value="2987.3534383">
            <text:p>2987.3534383</text:p>
          </table:table-cell>
          <table:table-cell table:formula="of:=[.G2]*[.I2]" office:value-type="float" office:value="5172.1279141">
            <text:p>5172.1279141</text:p>
          </table:table-cell>
          <table:table-cell table:formula="of:=[.E2]*[.I2]" office:value-type="float" office:value="5635">
            <text:p>5635</text:p>
          </table:table-cell>
          <table:table-cell table:formula="of:=([.F2]-[.E2])^2" office:value-type="float" office:value="0.220765995129056">
            <text:p>0.2207659951</text:p>
          </table:table-cell>
          <table:table-cell table:formula="of:=([.G2]-[.E2])^2" office:value-type="float" office:value="0.0067473640206756">
            <text:p>0.006747364</text:p>
          </table:table-cell>
          <table:table-cell table:formula="of:=([.I2]*ABS([.F2]-[.E2]))" office:value-type="float" office:value="2647.6465617">
            <text:p>2647.6465617</text:p>
          </table:table-cell>
          <table:table-cell table:formula="of:=([.I2]*ABS([.G2]-[.E2]))" office:value-type="float" office:value="462.8720859">
            <text:p>462.8720859</text:p>
          </table:table-cell>
        </table:table-row>
        <table:table-row table:style-name="ro1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3]/([.C3]+[.B3])" office:value-type="float" office:value="1">
            <text:p>1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string">
            <text:p>Ranking PCA</text:p>
          </table:table-cell>
          <table:table-cell office:value-type="float" office:value="32513">
            <text:p>32513</text:p>
          </table:table-cell>
          <table:table-cell table:formula="of:=[.F3]*[.I3]" office:value-type="float" office:value="1217.62518033">
            <text:p>1217.62518033</text:p>
          </table:table-cell>
          <table:table-cell table:formula="of:=[.G3]*[.I3]" office:value-type="float" office:value="18669.51667074">
            <text:p>18669.51667074</text:p>
          </table:table-cell>
          <table:table-cell table:formula="of:=[.E3]*[.I3]" office:value-type="float" office:value="32513">
            <text:p>32513</text:p>
          </table:table-cell>
          <table:table-cell table:formula="of:=([.F3]-[.E3])^2" office:value-type="float" office:value="0.926501713209168">
            <text:p>0.9265017132</text:p>
          </table:table-cell>
          <table:table-cell table:formula="of:=([.G3]-[.E3])^2" office:value-type="float" office:value="0.18129118012032">
            <text:p>0.1812911801</text:p>
          </table:table-cell>
          <table:table-cell table:formula="of:=([.I3]*ABS([.F3]-[.E3]))" office:value-type="float" office:value="31295.37481967">
            <text:p>31295.37481967</text:p>
          </table:table-cell>
          <table:table-cell table:formula="of:=([.I3]*ABS([.G3]-[.E3]))" office:value-type="float" office:value="13843.48332926">
            <text:p>13843.48332926</text:p>
          </table:table-cell>
        </table:table-row>
        <table:table-row table:style-name="ro1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4]/([.C4]+[.B4])" office:value-type="float" office:value="1">
            <text:p>1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F4]*[.I4]" office:value-type="float" office:value="625.55425185">
            <text:p>625.55425185</text:p>
          </table:table-cell>
          <table:table-cell table:formula="of:=[.G4]*[.I4]" office:value-type="float" office:value="7285.6315631">
            <text:p>7285.6315631</text:p>
          </table:table-cell>
          <table:table-cell table:formula="of:=[.E4]*[.I4]" office:value-type="float" office:value="13915">
            <text:p>13915</text:p>
          </table:table-cell>
          <table:table-cell table:formula="of:=([.F4]-[.E4])^2" office:value-type="float" office:value="0.912110207090052">
            <text:p>0.9121102071</text:p>
          </table:table-cell>
          <table:table-cell table:formula="of:=([.G4]-[.E4])^2" office:value-type="float" office:value="0.2269749301637">
            <text:p>0.2269749302</text:p>
          </table:table-cell>
          <table:table-cell table:formula="of:=([.I4]*ABS([.F4]-[.E4]))" office:value-type="float" office:value="13289.44574815">
            <text:p>13289.44574815</text:p>
          </table:table-cell>
          <table:table-cell table:formula="of:=([.I4]*ABS([.G4]-[.E4]))" office:value-type="float" office:value="6629.3684369">
            <text:p>6629.3684369</text:p>
          </table:table-cell>
        </table:table-row>
        <table:table-row table:style-name="ro1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B5]/([.C5]+[.B5])" office:value-type="float" office:value="1">
            <text:p>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F5]*[.I5]" office:value-type="float" office:value="262.11479944">
            <text:p>262.11479944</text:p>
          </table:table-cell>
          <table:table-cell table:formula="of:=[.G5]*[.I5]" office:value-type="float" office:value="4162.17847994">
            <text:p>4162.17847994</text:p>
          </table:table-cell>
          <table:table-cell table:formula="of:=[.E5]*[.I5]" office:value-type="float" office:value="14326">
            <text:p>14326</text:p>
          </table:table-cell>
          <table:table-cell table:formula="of:=([.F5]-[.E5])^2" office:value-type="float" office:value="0.963741879716674">
            <text:p>0.9637418797</text:p>
          </table:table-cell>
          <table:table-cell table:formula="of:=([.G5]-[.E5])^2" office:value-type="float" office:value="0.503343154491576">
            <text:p>0.5033431545</text:p>
          </table:table-cell>
          <table:table-cell table:formula="of:=([.I5]*ABS([.F5]-[.E5]))" office:value-type="float" office:value="14063.88520056">
            <text:p>14063.88520056</text:p>
          </table:table-cell>
          <table:table-cell table:formula="of:=([.I5]*ABS([.G5]-[.E5]))" office:value-type="float" office:value="10163.82152006">
            <text:p>10163.82152006</text:p>
          </table:table-cell>
        </table:table-row>
        <table:table-row table:style-name="ro1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6]/([.C6]+[.B6])" office:value-type="float" office:value="1">
            <text:p>1</text:p>
          </table:table-cell>
          <table:table-cell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F6]*[.I6]" office:value-type="float" office:value="81.17561795">
            <text:p>81.17561795</text:p>
          </table:table-cell>
          <table:table-cell table:formula="of:=[.G6]*[.I6]" office:value-type="float" office:value="109.02534265">
            <text:p>109.02534265</text:p>
          </table:table-cell>
          <table:table-cell table:formula="of:=[.E6]*[.I6]" office:value-type="float" office:value="595">
            <text:p>595</text:p>
          </table:table-cell>
          <table:table-cell table:formula="of:=([.F6]-[.E6])^2" office:value-type="float" office:value="0.745753818484752">
            <text:p>0.7457538185</text:p>
          </table:table-cell>
          <table:table-cell table:formula="of:=([.G6]-[.E6])^2" office:value-type="float" office:value="0.667103644054657">
            <text:p>0.6671036441</text:p>
          </table:table-cell>
          <table:table-cell table:formula="of:=([.I6]*ABS([.F6]-[.E6]))" office:value-type="float" office:value="513.82438205">
            <text:p>513.82438205</text:p>
          </table:table-cell>
          <table:table-cell table:formula="of:=([.I6]*ABS([.G6]-[.E6]))" office:value-type="float" office:value="485.97465735">
            <text:p>485.97465735</text:p>
          </table:table-cell>
        </table:table-row>
        <table:table-row table:style-name="ro1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7]/([.C7]+[.B7])" office:value-type="float" office:value="0.896551724137931">
            <text:p>0.8965517241</text:p>
          </table:table-cell>
          <table:table-cell table:number-columns-repeated="2" office:value-type="float" office:value="0.1780224">
            <text:p>0.1780224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F7]*[.I7]" office:value-type="float" office:value="771.0150144">
            <text:p>771.0150144</text:p>
          </table:table-cell>
          <table:table-cell table:formula="of:=[.G7]*[.I7]" office:value-type="float" office:value="771.0150144">
            <text:p>771.0150144</text:p>
          </table:table-cell>
          <table:table-cell table:formula="of:=[.E7]*[.I7]" office:value-type="float" office:value="3882.96551724138">
            <text:p>3882.9655172414</text:p>
          </table:table-cell>
          <table:table-cell table:formula="of:=([.F7]-[.E7])^2" office:value-type="float" office:value="0.516284389646112">
            <text:p>0.5162843896</text:p>
          </table:table-cell>
          <table:table-cell table:formula="of:=([.G7]-[.E7])^2" office:value-type="float" office:value="0.516284389646112">
            <text:p>0.5162843896</text:p>
          </table:table-cell>
          <table:table-cell table:formula="of:=([.I7]*ABS([.F7]-[.E7]))" office:value-type="float" office:value="3111.95050284138">
            <text:p>3111.9505028414</text:p>
          </table:table-cell>
          <table:table-cell table:formula="of:=([.I7]*ABS([.G7]-[.E7]))" office:value-type="float" office:value="3111.95050284138">
            <text:p>3111.9505028414</text:p>
          </table:table-cell>
        </table:table-row>
        <table:table-row table:style-name="ro1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8]/([.C8]+[.B8])" office:value-type="float" office:value="0.892857142857143">
            <text:p>0.8928571429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string">
            <text:p>Ranking PCA</text:p>
          </table:table-cell>
          <table:table-cell office:value-type="float" office:value="13225">
            <text:p>13225</text:p>
          </table:table-cell>
          <table:table-cell table:formula="of:=[.F8]*[.I8]" office:value-type="float" office:value="172.7145325">
            <text:p>172.7145325</text:p>
          </table:table-cell>
          <table:table-cell table:formula="of:=[.G8]*[.I8]" office:value-type="float" office:value="5097.742356">
            <text:p>5097.742356</text:p>
          </table:table-cell>
          <table:table-cell table:formula="of:=[.E8]*[.I8]" office:value-type="float" office:value="11808.0357142857">
            <text:p>11808.0357142857</text:p>
          </table:table-cell>
          <table:table-cell table:formula="of:=([.F8]-[.E8])^2" office:value-type="float" office:value="0.774043540457968">
            <text:p>0.7740435405</text:p>
          </table:table-cell>
          <table:table-cell table:formula="of:=([.G8]-[.E8])^2" office:value-type="float" office:value="0.257449262712774">
            <text:p>0.2574492627</text:p>
          </table:table-cell>
          <table:table-cell table:formula="of:=([.I8]*ABS([.F8]-[.E8]))" office:value-type="float" office:value="11635.3211817857">
            <text:p>11635.3211817857</text:p>
          </table:table-cell>
          <table:table-cell table:formula="of:=([.I8]*ABS([.G8]-[.E8]))" office:value-type="float" office:value="6710.29335828572">
            <text:p>6710.2933582857</text:p>
          </table:table-cell>
        </table:table-row>
        <table:table-row table:style-name="ro1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9]/([.C9]+[.B9])" office:value-type="float" office:value="0.866666666666667">
            <text:p>0.8666666667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string">
            <text:p>Ranking Std</text:p>
          </table:table-cell>
          <table:table-cell office:value-type="float" office:value="108">
            <text:p>108</text:p>
          </table:table-cell>
          <table:table-cell table:formula="of:=[.F9]*[.I9]" office:value-type="float" office:value="15.42857112">
            <text:p>15.42857112</text:p>
          </table:table-cell>
          <table:table-cell table:formula="of:=[.G9]*[.I9]" office:value-type="float" office:value="69.42857112">
            <text:p>69.42857112</text:p>
          </table:table-cell>
          <table:table-cell table:formula="of:=[.E9]*[.I9]" office:value-type="float" office:value="93.6">
            <text:p>93.6</text:p>
          </table:table-cell>
          <table:table-cell table:formula="of:=([.F9]-[.E9])^2" office:value-type="float" office:value="0.523900230893424">
            <text:p>0.5239002309</text:p>
          </table:table-cell>
          <table:table-cell table:formula="of:=([.G9]-[.E9])^2" office:value-type="float" office:value="0.0500907042267574">
            <text:p>0.0500907042</text:p>
          </table:table-cell>
          <table:table-cell table:formula="of:=([.I9]*ABS([.F9]-[.E9]))" office:value-type="float" office:value="78.17142888">
            <text:p>78.17142888</text:p>
          </table:table-cell>
          <table:table-cell table:formula="of:=([.I9]*ABS([.G9]-[.E9]))" office:value-type="float" office:value="24.17142888">
            <text:p>24.17142888</text:p>
          </table:table-cell>
        </table:table-row>
        <table:table-row table:style-name="ro1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/([.C10]+[.B10])" office:value-type="float" office:value="0.857142857142857">
            <text:p>0.8571428571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string">
            <text:p>Ranking PCA</text:p>
          </table:table-cell>
          <table:table-cell office:value-type="float" office:value="21889">
            <text:p>21889</text:p>
          </table:table-cell>
          <table:table-cell table:formula="of:=[.F10]*[.I10]" office:value-type="float" office:value="263.78236899">
            <text:p>263.78236899</text:p>
          </table:table-cell>
          <table:table-cell table:formula="of:=[.G10]*[.I10]" office:value-type="float" office:value="9503.02923626">
            <text:p>9503.02923626</text:p>
          </table:table-cell>
          <table:table-cell table:formula="of:=[.E10]*[.I10]" office:value-type="float" office:value="18762">
            <text:p>18762</text:p>
          </table:table-cell>
          <table:table-cell table:formula="of:=([.F10]-[.E10])^2" office:value-type="float" office:value="0.714180399125705">
            <text:p>0.7141803991</text:p>
          </table:table-cell>
          <table:table-cell table:formula="of:=([.G10]-[.E10])^2" office:value-type="float" office:value="0.178926053514987">
            <text:p>0.1789260535</text:p>
          </table:table-cell>
          <table:table-cell table:formula="of:=([.I10]*ABS([.F10]-[.E10]))" office:value-type="float" office:value="18498.21763101">
            <text:p>18498.21763101</text:p>
          </table:table-cell>
          <table:table-cell table:formula="of:=([.I10]*ABS([.G10]-[.E10]))" office:value-type="float" office:value="9258.97076374">
            <text:p>9258.97076374</text:p>
          </table:table-cell>
        </table:table-row>
        <table:table-row table:style-name="ro1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11]/([.C11]+[.B11])" office:value-type="float" office:value="0.851851851851852">
            <text:p>0.851851851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string">
            <text:p>Ranking PCA</text:p>
          </table:table-cell>
          <table:table-cell office:value-type="float" office:value="572">
            <text:p>572</text:p>
          </table:table-cell>
          <table:table-cell table:formula="of:=[.F11]*[.I11]" office:value-type="float" office:value="130.45614296">
            <text:p>130.45614296</text:p>
          </table:table-cell>
          <table:table-cell table:formula="of:=[.G11]*[.I11]" office:value-type="float" office:value="391.36842316">
            <text:p>391.36842316</text:p>
          </table:table-cell>
          <table:table-cell table:formula="of:=[.E11]*[.I11]" office:value-type="float" office:value="487.259259259259">
            <text:p>487.2592592593</text:p>
          </table:table-cell>
          <table:table-cell table:formula="of:=([.F11]-[.E11])^2" office:value-type="float" office:value="0.389103574138291">
            <text:p>0.3891035741</text:p>
          </table:table-cell>
          <table:table-cell table:formula="of:=([.G11]-[.E11])^2" office:value-type="float" office:value="0.0281036127922362">
            <text:p>0.0281036128</text:p>
          </table:table-cell>
          <table:table-cell table:formula="of:=([.I11]*ABS([.F11]-[.E11]))" office:value-type="float" office:value="356.803116299259">
            <text:p>356.8031162993</text:p>
          </table:table-cell>
          <table:table-cell table:formula="of:=([.I11]*ABS([.G11]-[.E11]))" office:value-type="float" office:value="95.8908360992593">
            <text:p>95.8908360993</text:p>
          </table:table-cell>
        </table:table-row>
        <table:table-row table:style-name="ro1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]/([.C12]+[.B12])" office:value-type="float" office:value="0.793103448275862">
            <text:p>0.7931034483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F12]*[.I12]" office:value-type="float" office:value="119.99255188">
            <text:p>119.99255188</text:p>
          </table:table-cell>
          <table:table-cell table:formula="of:=[.G12]*[.I12]" office:value-type="float" office:value="248.7876452">
            <text:p>248.7876452</text:p>
          </table:table-cell>
          <table:table-cell table:formula="of:=[.E12]*[.I12]" office:value-type="float" office:value="282.344827586207">
            <text:p>282.3448275862</text:p>
          </table:table-cell>
          <table:table-cell table:formula="of:=([.F12]-[.E12])^2" office:value-type="float" office:value="0.207977697157747">
            <text:p>0.2079776972</text:p>
          </table:table-cell>
          <table:table-cell table:formula="of:=([.G12]-[.E12])^2" office:value-type="float" office:value="0.00888527718802199">
            <text:p>0.0088852772</text:p>
          </table:table-cell>
          <table:table-cell table:formula="of:=([.I12]*ABS([.F12]-[.E12]))" office:value-type="float" office:value="162.352275706207">
            <text:p>162.3522757062</text:p>
          </table:table-cell>
          <table:table-cell table:formula="of:=([.I12]*ABS([.G12]-[.E12]))" office:value-type="float" office:value="33.5571823862069">
            <text:p>33.5571823862</text:p>
          </table:table-cell>
        </table:table-row>
        <table:table-row table:style-name="ro1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3]/([.C13]+[.B13])" office:value-type="float" office:value="0.75">
            <text:p>0.75</text:p>
          </table:table-cell>
          <table:table-cell table:number-columns-repeated="2" office:value-type="float" office:value="0.56113903">
            <text:p>0.56113903</text:p>
          </table:table-cell>
          <table:table-cell office:value-type="string">
            <text:p>Ranking Std</text:p>
          </table:table-cell>
          <table:table-cell office:value-type="float" office:value="2882">
            <text:p>2882</text:p>
          </table:table-cell>
          <table:table-cell table:formula="of:=[.F13]*[.I13]" office:value-type="float" office:value="1617.20268446">
            <text:p>1617.20268446</text:p>
          </table:table-cell>
          <table:table-cell table:formula="of:=[.G13]*[.I13]" office:value-type="float" office:value="1617.20268446">
            <text:p>1617.20268446</text:p>
          </table:table-cell>
          <table:table-cell table:formula="of:=[.E13]*[.I13]" office:value-type="float" office:value="2161.5">
            <text:p>2161.5</text:p>
          </table:table-cell>
          <table:table-cell table:formula="of:=([.F13]-[.E13])^2" office:value-type="float" office:value="0.0356684659893409">
            <text:p>0.035668466</text:p>
          </table:table-cell>
          <table:table-cell table:formula="of:=([.G13]-[.E13])^2" office:value-type="float" office:value="0.0356684659893409">
            <text:p>0.035668466</text:p>
          </table:table-cell>
          <table:table-cell table:formula="of:=([.I13]*ABS([.F13]-[.E13]))" office:value-type="float" office:value="544.29731554">
            <text:p>544.29731554</text:p>
          </table:table-cell>
          <table:table-cell table:formula="of:=([.I13]*ABS([.G13]-[.E13]))" office:value-type="float" office:value="544.29731554">
            <text:p>544.29731554</text:p>
          </table:table-cell>
        </table:table-row>
        <table:table-row table:style-name="ro1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4]/([.C14]+[.B14])" office:value-type="float" office:value="0.708333333333333">
            <text:p>0.7083333333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F14]*[.I14]" office:value-type="float" office:value="49.96697595">
            <text:p>49.96697595</text:p>
          </table:table-cell>
          <table:table-cell table:formula="of:=[.G14]*[.I14]" office:value-type="float" office:value="62987.49974805">
            <text:p>62987.49974805</text:p>
          </table:table-cell>
          <table:table-cell table:formula="of:=[.E14]*[.I14]" office:value-type="float" office:value="53539.375">
            <text:p>53539.375</text:p>
          </table:table-cell>
          <table:table-cell table:formula="of:=([.F14]-[.E14])^2" office:value-type="float" office:value="0.500800032291323">
            <text:p>0.5008000323</text:p>
          </table:table-cell>
          <table:table-cell table:formula="of:=([.G14]-[.E14])^2" office:value-type="float" office:value="0.0156249991666667">
            <text:p>0.0156249992</text:p>
          </table:table-cell>
          <table:table-cell table:formula="of:=([.I14]*ABS([.F14]-[.E14]))" office:value-type="float" office:value="53489.40802405">
            <text:p>53489.40802405</text:p>
          </table:table-cell>
          <table:table-cell table:formula="of:=([.I14]*ABS([.G14]-[.E14]))" office:value-type="float" office:value="9448.12474805">
            <text:p>9448.12474805</text:p>
          </table:table-cell>
        </table:table-row>
        <table:table-row table:style-name="ro1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5]/([.C15]+[.B15])" office:value-type="float" office:value="0.7">
            <text:p>0.7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F15]*[.I15]" office:value-type="float" office:value="1553.53528885">
            <text:p>1553.53528885</text:p>
          </table:table-cell>
          <table:table-cell table:formula="of:=[.G15]*[.I15]" office:value-type="float" office:value="3675.62723709">
            <text:p>3675.62723709</text:p>
          </table:table-cell>
          <table:table-cell table:formula="of:=[.E15]*[.I15]" office:value-type="float" office:value="6278.3">
            <text:p>6278.3</text:p>
          </table:table-cell>
          <table:table-cell table:formula="of:=([.F15]-[.E15])^2" office:value-type="float" office:value="0.277505965695722">
            <text:p>0.2775059657</text:p>
          </table:table-cell>
          <table:table-cell table:formula="of:=([.G15]-[.E15])^2" office:value-type="float" office:value="0.0842075605694521">
            <text:p>0.0842075606</text:p>
          </table:table-cell>
          <table:table-cell table:formula="of:=([.I15]*ABS([.F15]-[.E15]))" office:value-type="float" office:value="4724.76471115">
            <text:p>4724.76471115</text:p>
          </table:table-cell>
          <table:table-cell table:formula="of:=([.I15]*ABS([.G15]-[.E15]))" office:value-type="float" office:value="2602.67276291">
            <text:p>2602.67276291</text:p>
          </table:table-cell>
        </table:table-row>
        <table:table-row table:style-name="ro1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6]/([.C16]+[.B16])" office:value-type="float" office:value="0.666666666666667">
            <text:p>0.6666666667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string">
            <text:p>Ranking Std</text:p>
          </table:table-cell>
          <table:table-cell office:value-type="float" office:value="1462">
            <text:p>1462</text:p>
          </table:table-cell>
          <table:table-cell table:formula="of:=[.F16]*[.I16]" office:value-type="float" office:value="225.76864824">
            <text:p>225.76864824</text:p>
          </table:table-cell>
          <table:table-cell table:formula="of:=[.G16]*[.I16]" office:value-type="float" office:value="318.3964068">
            <text:p>318.3964068</text:p>
          </table:table-cell>
          <table:table-cell table:formula="of:=[.E16]*[.I16]" office:value-type="float" office:value="974.666666666667">
            <text:p>974.6666666667</text:p>
          </table:table-cell>
          <table:table-cell table:formula="of:=([.F16]-[.E16])^2" office:value-type="float" office:value="0.262392016821675">
            <text:p>0.2623920168</text:p>
          </table:table-cell>
          <table:table-cell table:formula="of:=([.G16]-[.E16])^2" office:value-type="float" office:value="0.201497982630404">
            <text:p>0.2014979826</text:p>
          </table:table-cell>
          <table:table-cell table:formula="of:=([.I16]*ABS([.F16]-[.E16]))" office:value-type="float" office:value="748.898018426667">
            <text:p>748.8980184267</text:p>
          </table:table-cell>
          <table:table-cell table:formula="of:=([.I16]*ABS([.G16]-[.E16]))" office:value-type="float" office:value="656.270259866667">
            <text:p>656.2702598667</text:p>
          </table:table-cell>
        </table:table-row>
        <table:table-row table:style-name="ro1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B17]/([.C17]+[.B17])" office:value-type="float" office:value="0.555555555555556">
            <text:p>0.5555555556</text:p>
          </table:table-cell>
          <table:table-cell table:number-columns-repeated="2" office:value-type="float" office:value="0.13490451">
            <text:p>0.13490451</text:p>
          </table:table-cell>
          <table:table-cell office:value-type="string">
            <text:p>Ranking Std</text:p>
          </table:table-cell>
          <table:table-cell office:value-type="float" office:value="4258">
            <text:p>4258</text:p>
          </table:table-cell>
          <table:table-cell table:formula="of:=[.F17]*[.I17]" office:value-type="float" office:value="574.42340358">
            <text:p>574.42340358</text:p>
          </table:table-cell>
          <table:table-cell table:formula="of:=[.G17]*[.I17]" office:value-type="float" office:value="574.42340358">
            <text:p>574.42340358</text:p>
          </table:table-cell>
          <table:table-cell table:formula="of:=[.E17]*[.I17]" office:value-type="float" office:value="2365.55555555556">
            <text:p>2365.5555555556</text:p>
          </table:table-cell>
          <table:table-cell table:formula="of:=([.F17]-[.E17])^2" office:value-type="float" office:value="0.176947302126982">
            <text:p>0.1769473021</text:p>
          </table:table-cell>
          <table:table-cell table:formula="of:=([.G17]-[.E17])^2" office:value-type="float" office:value="0.176947302126982">
            <text:p>0.1769473021</text:p>
          </table:table-cell>
          <table:table-cell table:formula="of:=([.I17]*ABS([.F17]-[.E17]))" office:value-type="float" office:value="1791.13215197556">
            <text:p>1791.1321519756</text:p>
          </table:table-cell>
          <table:table-cell table:formula="of:=([.I17]*ABS([.G17]-[.E17]))" office:value-type="float" office:value="1791.13215197556">
            <text:p>1791.1321519756</text:p>
          </table:table-cell>
        </table:table-row>
        <table:table-row table:style-name="ro1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8]/([.C18]+[.B18])" office:value-type="float" office:value="0.464285714285714">
            <text:p>0.4642857143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F18]*[.I18]" office:value-type="float" office:value="99.25452628">
            <text:p>99.25452628</text:p>
          </table:table-cell>
          <table:table-cell table:formula="of:=[.G18]*[.I18]" office:value-type="float" office:value="139.56836866">
            <text:p>139.56836866</text:p>
          </table:table-cell>
          <table:table-cell table:formula="of:=[.E18]*[.I18]" office:value-type="float" office:value="435.5">
            <text:p>435.5</text:p>
          </table:table-cell>
          <table:table-cell table:formula="of:=([.F18]-[.E18])^2" office:value-type="float" office:value="0.128501209984028">
            <text:p>0.12850121</text:p>
          </table:table-cell>
          <table:table-cell table:formula="of:=([.G18]-[.E18])^2" office:value-type="float" office:value="0.0995352931059979">
            <text:p>0.0995352931</text:p>
          </table:table-cell>
          <table:table-cell table:formula="of:=([.I18]*ABS([.F18]-[.E18]))" office:value-type="float" office:value="336.24547372">
            <text:p>336.24547372</text:p>
          </table:table-cell>
          <table:table-cell table:formula="of:=([.I18]*ABS([.G18]-[.E18]))" office:value-type="float" office:value="295.93163134">
            <text:p>295.93163134</text:p>
          </table:table-cell>
        </table:table-row>
        <table:table-row table:style-name="ro1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9]/([.C19]+[.B19])" office:value-type="float" office:value="0.366666666666667">
            <text:p>0.3666666667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F19]*[.I19]" office:value-type="float" office:value="130.57597164">
            <text:p>130.57597164</text:p>
          </table:table-cell>
          <table:table-cell table:formula="of:=[.G19]*[.I19]" office:value-type="float" office:value="642.1921662">
            <text:p>642.1921662</text:p>
          </table:table-cell>
          <table:table-cell table:formula="of:=[.E19]*[.I19]" office:value-type="float" office:value="453.2">
            <text:p>453.2</text:p>
          </table:table-cell>
          <table:table-cell table:formula="of:=([.F19]-[.E19])^2" office:value-type="float" office:value="0.0681328377342312">
            <text:p>0.0681328377</text:p>
          </table:table-cell>
          <table:table-cell table:formula="of:=([.G19]-[.E19])^2" office:value-type="float" office:value="0.0233803314828136">
            <text:p>0.0233803315</text:p>
          </table:table-cell>
          <table:table-cell table:formula="of:=([.I19]*ABS([.F19]-[.E19]))" office:value-type="float" office:value="322.62402836">
            <text:p>322.62402836</text:p>
          </table:table-cell>
          <table:table-cell table:formula="of:=([.I19]*ABS([.G19]-[.E19]))" office:value-type="float" office:value="188.9921662">
            <text:p>188.9921662</text:p>
          </table:table-cell>
        </table:table-row>
        <table:table-row table:style-name="ro1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]/([.C20]+[.B20])" office:value-type="float" office:value="0.366666666666667">
            <text:p>0.3666666667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F20]*[.I20]" office:value-type="float" office:value="68.03836474">
            <text:p>68.03836474</text:p>
          </table:table-cell>
          <table:table-cell table:formula="of:=[.G20]*[.I20]" office:value-type="float" office:value="103.33646352">
            <text:p>103.33646352</text:p>
          </table:table-cell>
          <table:table-cell table:formula="of:=[.E20]*[.I20]" office:value-type="float" office:value="268.766666666667">
            <text:p>268.7666666667</text:p>
          </table:table-cell>
          <table:table-cell table:formula="of:=([.F20]-[.E20])^2" office:value-type="float" office:value="0.0749910219534795">
            <text:p>0.074991022</text:p>
          </table:table-cell>
          <table:table-cell table:formula="of:=([.G20]-[.E20])^2" office:value-type="float" office:value="0.050935627033398">
            <text:p>0.050935627</text:p>
          </table:table-cell>
          <table:table-cell table:formula="of:=([.I20]*ABS([.F20]-[.E20]))" office:value-type="float" office:value="200.728301926667">
            <text:p>200.7283019267</text:p>
          </table:table-cell>
          <table:table-cell table:formula="of:=([.I20]*ABS([.G20]-[.E20]))" office:value-type="float" office:value="165.430203146667">
            <text:p>165.4302031467</text:p>
          </table:table-cell>
        </table:table-row>
        <table:table-row table:style-name="ro1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1]/([.C21]+[.B21])" office:value-type="float" office:value="0.344827586206897">
            <text:p>0.3448275862</text:p>
          </table:table-cell>
          <table:table-cell table:number-columns-repeated="2" office:value-type="float" office:value="0.57565326">
            <text:p>0.57565326</text:p>
          </table:table-cell>
          <table:table-cell office:value-type="string">
            <text:p>Ranking PCA</text:p>
          </table:table-cell>
          <table:table-cell office:value-type="float" office:value="2712">
            <text:p>2712</text:p>
          </table:table-cell>
          <table:table-cell table:formula="of:=[.F21]*[.I21]" office:value-type="float" office:value="1561.17164112">
            <text:p>1561.17164112</text:p>
          </table:table-cell>
          <table:table-cell table:formula="of:=[.G21]*[.I21]" office:value-type="float" office:value="1561.17164112">
            <text:p>1561.17164112</text:p>
          </table:table-cell>
          <table:table-cell table:formula="of:=[.E21]*[.I21]" office:value-type="float" office:value="935.172413793103">
            <text:p>935.1724137931</text:p>
          </table:table-cell>
          <table:table-cell table:formula="of:=([.F21]-[.E21])^2" office:value-type="float" office:value="0.0532804916820402">
            <text:p>0.0532804917</text:p>
          </table:table-cell>
          <table:table-cell table:formula="of:=([.G21]-[.E21])^2" office:value-type="float" office:value="0.0532804916820402">
            <text:p>0.0532804917</text:p>
          </table:table-cell>
          <table:table-cell table:formula="of:=([.I21]*ABS([.F21]-[.E21]))" office:value-type="float" office:value="625.999227326897">
            <text:p>625.9992273269</text:p>
          </table:table-cell>
          <table:table-cell table:formula="of:=([.I21]*ABS([.G21]-[.E21]))" office:value-type="float" office:value="625.999227326897">
            <text:p>625.9992273269</text:p>
          </table:table-cell>
        </table:table-row>
        <table:table-row table:style-name="ro1">
          <table:table-cell table:style-name="Default" table:number-columns-repeated="7"/>
          <table:table-cell table:style-name="ce5" office:value-type="string">
            <text:p>Total error</text:p>
          </table:table-cell>
          <table:table-cell table:formula="of:=SUM([.A2:.I21])" office:value-type="float" office:value="206867.71877885">
            <text:p>206867.71877885</text:p>
          </table:table-cell>
          <table:table-cell table:style-name="ce6" table:formula="of:=CORREL([.J2:.J21]; [.L2:.L21])" office:value-type="float" office:value="-0.0408187965902163">
            <text:p>-0.0408187966</text:p>
          </table:table-cell>
          <table:table-cell table:style-name="ce6" table:formula="of:=CORREL([.K2:.K31];[.L2:.L31])" office:value-type="float" office:value="0.935979245883798">
            <text:p>0.9359792459</text:p>
          </table:table-cell>
          <table:table-cell/>
          <table:table-cell table:style-name="ce6" table:formula="of:=SQRT(SUM([.M2:.M21])/COUNT([.M2:.M21]))" office:value-type="float" office:value="0.650867989277694">
            <text:p>0.6508679893</text:p>
          </table:table-cell>
          <table:table-cell table:style-name="ce6" table:formula="of:=SQRT(SUM([.N2:.N21])/COUNT([.N2:.N21]))" office:value-type="float" office:value="0.410260747983457">
            <text:p>0.410260748</text:p>
          </table:table-cell>
          <table:table-cell table:style-name="ce6" table:formula="of:=SUM([.O2:.O21])/[.I22]" office:value-type="float" office:value="0.765886002109898">
            <text:p>0.7658860021</text:p>
          </table:table-cell>
          <table:table-cell table:style-name="ce6" table:formula="of:=SUM([.P2:.P21])/[.I22]" office:value-type="float" office:value="0.324551384645145">
            <text:p>0.3245513846</text:p>
          </table:table-cell>
        </table:table-row>
        <table:table-row table:style-name="ro1" table:number-rows-repeated="9">
          <table:table-cell table:style-name="Default" table:number-columns-repeated="15"/>
          <table:table-cell/>
        </table:table-row>
        <table:table-row table:style-name="ro1">
          <table:table-cell table:number-columns-repeated="7"/>
          <table:table-cell table:style-name="Default" table:number-columns-repeated="8"/>
          <table:table-cell/>
        </table:table-row>
      </table:table>
      <table:table table:name="Top30" table:style-name="ta1" table:print="false">
        <office:forms form:automatic-focus="false" form:apply-design-mode="false"/>
        <table:table-column table:style-name="co12" table:default-cell-style-name="ce1"/>
        <table:table-column table:style-name="co2" table:number-columns-repeated="3" table:default-cell-style-name="ce3"/>
        <table:table-column table:style-name="co13" table:default-cell-style-name="ce3"/>
        <table:table-column table:style-name="co2" table:default-cell-style-name="ce3"/>
        <table:table-column table:style-name="co14" table:default-cell-style-name="ce3"/>
        <table:table-column table:style-name="co24" table:default-cell-style-name="ce1"/>
        <table:table-column table:style-name="co16" table:default-cell-style-name="ce4"/>
        <table:table-column table:style-name="co22" table:default-cell-style-name="ce4"/>
        <table:table-column table:style-name="co23" table:default-cell-style-name="ce4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6" office:value-type="string">
            <text:p>Confidence</text:p>
          </table:table-cell>
          <table:table-cell table:style-name="ce6" office:value-type="string">
            <text:p>PCA Confidence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Number of predictions</text:p>
          </table:table-cell>
          <table:table-cell table:style-name="ce6" office:value-type="string">
            <text:p>Weighted Confidence</text:p>
          </table:table-cell>
          <table:table-cell table:style-name="ce6" office:value-type="string">
            <text:p>Weighted PCA Confidence</text:p>
          </table:table-cell>
          <table:table-cell table:style-name="ce6" office:value-type="string">
            <text:p>Weighted Precision Unknown region</text:p>
          </table:table-cell>
          <table:table-cell table:style-name="ce6" office:value-type="string">
            <text:p>Error confidence (unweighted)</text:p>
          </table:table-cell>
          <table:table-cell table:style-name="ce6" office:value-type="string">
            <text:p>Error PCA confidence (unweighted)</text:p>
          </table:table-cell>
          <table:table-cell table:style-name="ce6" office:value-type="string">
            <text:p>Error confidence (weighted)</text:p>
          </table:table-cell>
          <table:table-cell table:style-name="ce6" office:value-type="string">
            <text:p>Error PCA confidence (weighted)</text:p>
          </table:table-cell>
        </table:table-row>
        <table:table-row table:style-name="ro1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/([.C2]+[.B2])" office:value-type="float" office:value="1">
            <text:p>1</text:p>
          </table:table-cell>
          <table:table-cell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F2]*[.I2]" office:value-type="float" office:value="2987.3534383">
            <text:p>2987.3534383</text:p>
          </table:table-cell>
          <table:table-cell table:formula="of:=[.G2]*[.I2]" office:value-type="float" office:value="5172.1279141">
            <text:p>5172.1279141</text:p>
          </table:table-cell>
          <table:table-cell table:formula="of:=[.E2]*[.I2]" office:value-type="float" office:value="5635">
            <text:p>5635</text:p>
          </table:table-cell>
          <table:table-cell table:formula="of:=([.F2]-[.E2])^2" office:value-type="float" office:value="0.220765995129056">
            <text:p>0.2207659951</text:p>
          </table:table-cell>
          <table:table-cell table:formula="of:=([.G2]-[.E2])^2" office:value-type="float" office:value="0.0067473640206756">
            <text:p>0.006747364</text:p>
          </table:table-cell>
          <table:table-cell table:formula="of:=([.I2]*ABS([.F2]-[.E2]))" office:value-type="float" office:value="2647.6465617">
            <text:p>2647.6465617</text:p>
          </table:table-cell>
          <table:table-cell table:formula="of:=([.I2]*ABS([.G2]-[.E2]))" office:value-type="float" office:value="462.8720859">
            <text:p>462.8720859</text:p>
          </table:table-cell>
        </table:table-row>
        <table:table-row table:style-name="ro1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3]/([.C3]+[.B3])" office:value-type="float" office:value="1">
            <text:p>1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string">
            <text:p>Ranking PCA</text:p>
          </table:table-cell>
          <table:table-cell office:value-type="float" office:value="32513">
            <text:p>32513</text:p>
          </table:table-cell>
          <table:table-cell table:formula="of:=[.F3]*[.I3]" office:value-type="float" office:value="1217.62518033">
            <text:p>1217.62518033</text:p>
          </table:table-cell>
          <table:table-cell table:formula="of:=[.G3]*[.I3]" office:value-type="float" office:value="18669.51667074">
            <text:p>18669.51667074</text:p>
          </table:table-cell>
          <table:table-cell table:formula="of:=[.E3]*[.I3]" office:value-type="float" office:value="32513">
            <text:p>32513</text:p>
          </table:table-cell>
          <table:table-cell table:formula="of:=([.F3]-[.E3])^2" office:value-type="float" office:value="0.926501713209168">
            <text:p>0.9265017132</text:p>
          </table:table-cell>
          <table:table-cell table:formula="of:=([.G3]-[.E3])^2" office:value-type="float" office:value="0.18129118012032">
            <text:p>0.1812911801</text:p>
          </table:table-cell>
          <table:table-cell table:formula="of:=([.I3]*ABS([.F3]-[.E3]))" office:value-type="float" office:value="31295.37481967">
            <text:p>31295.37481967</text:p>
          </table:table-cell>
          <table:table-cell table:formula="of:=([.I3]*ABS([.G3]-[.E3]))" office:value-type="float" office:value="13843.48332926">
            <text:p>13843.48332926</text:p>
          </table:table-cell>
        </table:table-row>
        <table:table-row table:style-name="ro1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4]/([.C4]+[.B4])" office:value-type="float" office:value="1">
            <text:p>1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F4]*[.I4]" office:value-type="float" office:value="625.55425185">
            <text:p>625.55425185</text:p>
          </table:table-cell>
          <table:table-cell table:formula="of:=[.G4]*[.I4]" office:value-type="float" office:value="7285.6315631">
            <text:p>7285.6315631</text:p>
          </table:table-cell>
          <table:table-cell table:formula="of:=[.E4]*[.I4]" office:value-type="float" office:value="13915">
            <text:p>13915</text:p>
          </table:table-cell>
          <table:table-cell table:formula="of:=([.F4]-[.E4])^2" office:value-type="float" office:value="0.912110207090052">
            <text:p>0.9121102071</text:p>
          </table:table-cell>
          <table:table-cell table:formula="of:=([.G4]-[.E4])^2" office:value-type="float" office:value="0.2269749301637">
            <text:p>0.2269749302</text:p>
          </table:table-cell>
          <table:table-cell table:formula="of:=([.I4]*ABS([.F4]-[.E4]))" office:value-type="float" office:value="13289.44574815">
            <text:p>13289.44574815</text:p>
          </table:table-cell>
          <table:table-cell table:formula="of:=([.I4]*ABS([.G4]-[.E4]))" office:value-type="float" office:value="6629.3684369">
            <text:p>6629.3684369</text:p>
          </table:table-cell>
        </table:table-row>
        <table:table-row table:style-name="ro1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B5]/([.C5]+[.B5])" office:value-type="float" office:value="1">
            <text:p>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F5]*[.I5]" office:value-type="float" office:value="262.11479944">
            <text:p>262.11479944</text:p>
          </table:table-cell>
          <table:table-cell table:formula="of:=[.G5]*[.I5]" office:value-type="float" office:value="4162.17847994">
            <text:p>4162.17847994</text:p>
          </table:table-cell>
          <table:table-cell table:formula="of:=[.E5]*[.I5]" office:value-type="float" office:value="14326">
            <text:p>14326</text:p>
          </table:table-cell>
          <table:table-cell table:formula="of:=([.F5]-[.E5])^2" office:value-type="float" office:value="0.963741879716674">
            <text:p>0.9637418797</text:p>
          </table:table-cell>
          <table:table-cell table:formula="of:=([.G5]-[.E5])^2" office:value-type="float" office:value="0.503343154491576">
            <text:p>0.5033431545</text:p>
          </table:table-cell>
          <table:table-cell table:formula="of:=([.I5]*ABS([.F5]-[.E5]))" office:value-type="float" office:value="14063.88520056">
            <text:p>14063.88520056</text:p>
          </table:table-cell>
          <table:table-cell table:formula="of:=([.I5]*ABS([.G5]-[.E5]))" office:value-type="float" office:value="10163.82152006">
            <text:p>10163.82152006</text:p>
          </table:table-cell>
        </table:table-row>
        <table:table-row table:style-name="ro1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6]/([.C6]+[.B6])" office:value-type="float" office:value="1">
            <text:p>1</text:p>
          </table:table-cell>
          <table:table-cell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F6]*[.I6]" office:value-type="float" office:value="81.17561795">
            <text:p>81.17561795</text:p>
          </table:table-cell>
          <table:table-cell table:formula="of:=[.G6]*[.I6]" office:value-type="float" office:value="109.02534265">
            <text:p>109.02534265</text:p>
          </table:table-cell>
          <table:table-cell table:formula="of:=[.E6]*[.I6]" office:value-type="float" office:value="595">
            <text:p>595</text:p>
          </table:table-cell>
          <table:table-cell table:formula="of:=([.F6]-[.E6])^2" office:value-type="float" office:value="0.745753818484752">
            <text:p>0.7457538185</text:p>
          </table:table-cell>
          <table:table-cell table:formula="of:=([.G6]-[.E6])^2" office:value-type="float" office:value="0.667103644054657">
            <text:p>0.6671036441</text:p>
          </table:table-cell>
          <table:table-cell table:formula="of:=([.I6]*ABS([.F6]-[.E6]))" office:value-type="float" office:value="513.82438205">
            <text:p>513.82438205</text:p>
          </table:table-cell>
          <table:table-cell table:formula="of:=([.I6]*ABS([.G6]-[.E6]))" office:value-type="float" office:value="485.97465735">
            <text:p>485.97465735</text:p>
          </table:table-cell>
        </table:table-row>
        <table:table-row table:style-name="ro1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7]/([.C7]+[.B7])" office:value-type="float" office:value="0.896551724137931">
            <text:p>0.8965517241</text:p>
          </table:table-cell>
          <table:table-cell table:number-columns-repeated="2" office:value-type="float" office:value="0.1780224">
            <text:p>0.1780224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F7]*[.I7]" office:value-type="float" office:value="771.0150144">
            <text:p>771.0150144</text:p>
          </table:table-cell>
          <table:table-cell table:formula="of:=[.G7]*[.I7]" office:value-type="float" office:value="771.0150144">
            <text:p>771.0150144</text:p>
          </table:table-cell>
          <table:table-cell table:formula="of:=[.E7]*[.I7]" office:value-type="float" office:value="3882.96551724138">
            <text:p>3882.9655172414</text:p>
          </table:table-cell>
          <table:table-cell table:formula="of:=([.F7]-[.E7])^2" office:value-type="float" office:value="0.516284389646112">
            <text:p>0.5162843896</text:p>
          </table:table-cell>
          <table:table-cell table:formula="of:=([.G7]-[.E7])^2" office:value-type="float" office:value="0.516284389646112">
            <text:p>0.5162843896</text:p>
          </table:table-cell>
          <table:table-cell table:formula="of:=([.I7]*ABS([.F7]-[.E7]))" office:value-type="float" office:value="3111.95050284138">
            <text:p>3111.9505028414</text:p>
          </table:table-cell>
          <table:table-cell table:formula="of:=([.I7]*ABS([.G7]-[.E7]))" office:value-type="float" office:value="3111.95050284138">
            <text:p>3111.9505028414</text:p>
          </table:table-cell>
        </table:table-row>
        <table:table-row table:style-name="ro1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8]/([.C8]+[.B8])" office:value-type="float" office:value="0.892857142857143">
            <text:p>0.8928571429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string">
            <text:p>Ranking PCA</text:p>
          </table:table-cell>
          <table:table-cell office:value-type="float" office:value="13225">
            <text:p>13225</text:p>
          </table:table-cell>
          <table:table-cell table:formula="of:=[.F8]*[.I8]" office:value-type="float" office:value="172.7145325">
            <text:p>172.7145325</text:p>
          </table:table-cell>
          <table:table-cell table:formula="of:=[.G8]*[.I8]" office:value-type="float" office:value="5097.742356">
            <text:p>5097.742356</text:p>
          </table:table-cell>
          <table:table-cell table:formula="of:=[.E8]*[.I8]" office:value-type="float" office:value="11808.0357142857">
            <text:p>11808.0357142857</text:p>
          </table:table-cell>
          <table:table-cell table:formula="of:=([.F8]-[.E8])^2" office:value-type="float" office:value="0.774043540457968">
            <text:p>0.7740435405</text:p>
          </table:table-cell>
          <table:table-cell table:formula="of:=([.G8]-[.E8])^2" office:value-type="float" office:value="0.257449262712774">
            <text:p>0.2574492627</text:p>
          </table:table-cell>
          <table:table-cell table:formula="of:=([.I8]*ABS([.F8]-[.E8]))" office:value-type="float" office:value="11635.3211817857">
            <text:p>11635.3211817857</text:p>
          </table:table-cell>
          <table:table-cell table:formula="of:=([.I8]*ABS([.G8]-[.E8]))" office:value-type="float" office:value="6710.29335828572">
            <text:p>6710.2933582857</text:p>
          </table:table-cell>
        </table:table-row>
        <table:table-row table:style-name="ro1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9]/([.C9]+[.B9])" office:value-type="float" office:value="0.866666666666667">
            <text:p>0.8666666667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string">
            <text:p>Ranking Std</text:p>
          </table:table-cell>
          <table:table-cell office:value-type="float" office:value="108">
            <text:p>108</text:p>
          </table:table-cell>
          <table:table-cell table:formula="of:=[.F9]*[.I9]" office:value-type="float" office:value="15.42857112">
            <text:p>15.42857112</text:p>
          </table:table-cell>
          <table:table-cell table:formula="of:=[.G9]*[.I9]" office:value-type="float" office:value="69.42857112">
            <text:p>69.42857112</text:p>
          </table:table-cell>
          <table:table-cell table:formula="of:=[.E9]*[.I9]" office:value-type="float" office:value="93.6">
            <text:p>93.6</text:p>
          </table:table-cell>
          <table:table-cell table:formula="of:=([.F9]-[.E9])^2" office:value-type="float" office:value="0.523900230893424">
            <text:p>0.5239002309</text:p>
          </table:table-cell>
          <table:table-cell table:formula="of:=([.G9]-[.E9])^2" office:value-type="float" office:value="0.0500907042267574">
            <text:p>0.0500907042</text:p>
          </table:table-cell>
          <table:table-cell table:formula="of:=([.I9]*ABS([.F9]-[.E9]))" office:value-type="float" office:value="78.17142888">
            <text:p>78.17142888</text:p>
          </table:table-cell>
          <table:table-cell table:formula="of:=([.I9]*ABS([.G9]-[.E9]))" office:value-type="float" office:value="24.17142888">
            <text:p>24.17142888</text:p>
          </table:table-cell>
        </table:table-row>
        <table:table-row table:style-name="ro1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/([.C10]+[.B10])" office:value-type="float" office:value="0.857142857142857">
            <text:p>0.8571428571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string">
            <text:p>Ranking PCA</text:p>
          </table:table-cell>
          <table:table-cell office:value-type="float" office:value="21889">
            <text:p>21889</text:p>
          </table:table-cell>
          <table:table-cell table:formula="of:=[.F10]*[.I10]" office:value-type="float" office:value="263.78236899">
            <text:p>263.78236899</text:p>
          </table:table-cell>
          <table:table-cell table:formula="of:=[.G10]*[.I10]" office:value-type="float" office:value="9503.02923626">
            <text:p>9503.02923626</text:p>
          </table:table-cell>
          <table:table-cell table:formula="of:=[.E10]*[.I10]" office:value-type="float" office:value="18762">
            <text:p>18762</text:p>
          </table:table-cell>
          <table:table-cell table:formula="of:=([.F10]-[.E10])^2" office:value-type="float" office:value="0.714180399125705">
            <text:p>0.7141803991</text:p>
          </table:table-cell>
          <table:table-cell table:formula="of:=([.G10]-[.E10])^2" office:value-type="float" office:value="0.178926053514987">
            <text:p>0.1789260535</text:p>
          </table:table-cell>
          <table:table-cell table:formula="of:=([.I10]*ABS([.F10]-[.E10]))" office:value-type="float" office:value="18498.21763101">
            <text:p>18498.21763101</text:p>
          </table:table-cell>
          <table:table-cell table:formula="of:=([.I10]*ABS([.G10]-[.E10]))" office:value-type="float" office:value="9258.97076374">
            <text:p>9258.97076374</text:p>
          </table:table-cell>
        </table:table-row>
        <table:table-row table:style-name="ro1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11]/([.C11]+[.B11])" office:value-type="float" office:value="0.851851851851852">
            <text:p>0.851851851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string">
            <text:p>Ranking PCA</text:p>
          </table:table-cell>
          <table:table-cell office:value-type="float" office:value="572">
            <text:p>572</text:p>
          </table:table-cell>
          <table:table-cell table:formula="of:=[.F11]*[.I11]" office:value-type="float" office:value="130.45614296">
            <text:p>130.45614296</text:p>
          </table:table-cell>
          <table:table-cell table:formula="of:=[.G11]*[.I11]" office:value-type="float" office:value="391.36842316">
            <text:p>391.36842316</text:p>
          </table:table-cell>
          <table:table-cell table:formula="of:=[.E11]*[.I11]" office:value-type="float" office:value="487.259259259259">
            <text:p>487.2592592593</text:p>
          </table:table-cell>
          <table:table-cell table:formula="of:=([.F11]-[.E11])^2" office:value-type="float" office:value="0.389103574138291">
            <text:p>0.3891035741</text:p>
          </table:table-cell>
          <table:table-cell table:formula="of:=([.G11]-[.E11])^2" office:value-type="float" office:value="0.0281036127922362">
            <text:p>0.0281036128</text:p>
          </table:table-cell>
          <table:table-cell table:formula="of:=([.I11]*ABS([.F11]-[.E11]))" office:value-type="float" office:value="356.803116299259">
            <text:p>356.8031162993</text:p>
          </table:table-cell>
          <table:table-cell table:formula="of:=([.I11]*ABS([.G11]-[.E11]))" office:value-type="float" office:value="95.8908360992593">
            <text:p>95.8908360993</text:p>
          </table:table-cell>
        </table:table-row>
        <table:table-row table:style-name="ro1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]/([.C12]+[.B12])" office:value-type="float" office:value="0.793103448275862">
            <text:p>0.7931034483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F12]*[.I12]" office:value-type="float" office:value="119.99255188">
            <text:p>119.99255188</text:p>
          </table:table-cell>
          <table:table-cell table:formula="of:=[.G12]*[.I12]" office:value-type="float" office:value="248.7876452">
            <text:p>248.7876452</text:p>
          </table:table-cell>
          <table:table-cell table:formula="of:=[.E12]*[.I12]" office:value-type="float" office:value="282.344827586207">
            <text:p>282.3448275862</text:p>
          </table:table-cell>
          <table:table-cell table:formula="of:=([.F12]-[.E12])^2" office:value-type="float" office:value="0.207977697157747">
            <text:p>0.2079776972</text:p>
          </table:table-cell>
          <table:table-cell table:formula="of:=([.G12]-[.E12])^2" office:value-type="float" office:value="0.00888527718802199">
            <text:p>0.0088852772</text:p>
          </table:table-cell>
          <table:table-cell table:formula="of:=([.I12]*ABS([.F12]-[.E12]))" office:value-type="float" office:value="162.352275706207">
            <text:p>162.3522757062</text:p>
          </table:table-cell>
          <table:table-cell table:formula="of:=([.I12]*ABS([.G12]-[.E12]))" office:value-type="float" office:value="33.5571823862069">
            <text:p>33.5571823862</text:p>
          </table:table-cell>
        </table:table-row>
        <table:table-row table:style-name="ro1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3]/([.C13]+[.B13])" office:value-type="float" office:value="0.75">
            <text:p>0.75</text:p>
          </table:table-cell>
          <table:table-cell table:number-columns-repeated="2" office:value-type="float" office:value="0.56113903">
            <text:p>0.56113903</text:p>
          </table:table-cell>
          <table:table-cell office:value-type="string">
            <text:p>Ranking Std</text:p>
          </table:table-cell>
          <table:table-cell office:value-type="float" office:value="2882">
            <text:p>2882</text:p>
          </table:table-cell>
          <table:table-cell table:formula="of:=[.F13]*[.I13]" office:value-type="float" office:value="1617.20268446">
            <text:p>1617.20268446</text:p>
          </table:table-cell>
          <table:table-cell table:formula="of:=[.G13]*[.I13]" office:value-type="float" office:value="1617.20268446">
            <text:p>1617.20268446</text:p>
          </table:table-cell>
          <table:table-cell table:formula="of:=[.E13]*[.I13]" office:value-type="float" office:value="2161.5">
            <text:p>2161.5</text:p>
          </table:table-cell>
          <table:table-cell table:formula="of:=([.F13]-[.E13])^2" office:value-type="float" office:value="0.0356684659893409">
            <text:p>0.035668466</text:p>
          </table:table-cell>
          <table:table-cell table:formula="of:=([.G13]-[.E13])^2" office:value-type="float" office:value="0.0356684659893409">
            <text:p>0.035668466</text:p>
          </table:table-cell>
          <table:table-cell table:formula="of:=([.I13]*ABS([.F13]-[.E13]))" office:value-type="float" office:value="544.29731554">
            <text:p>544.29731554</text:p>
          </table:table-cell>
          <table:table-cell table:formula="of:=([.I13]*ABS([.G13]-[.E13]))" office:value-type="float" office:value="544.29731554">
            <text:p>544.29731554</text:p>
          </table:table-cell>
        </table:table-row>
        <table:table-row table:style-name="ro1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4]/([.C14]+[.B14])" office:value-type="float" office:value="0.708333333333333">
            <text:p>0.7083333333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F14]*[.I14]" office:value-type="float" office:value="49.96697595">
            <text:p>49.96697595</text:p>
          </table:table-cell>
          <table:table-cell table:formula="of:=[.G14]*[.I14]" office:value-type="float" office:value="62987.49974805">
            <text:p>62987.49974805</text:p>
          </table:table-cell>
          <table:table-cell table:formula="of:=[.E14]*[.I14]" office:value-type="float" office:value="53539.375">
            <text:p>53539.375</text:p>
          </table:table-cell>
          <table:table-cell table:formula="of:=([.F14]-[.E14])^2" office:value-type="float" office:value="0.500800032291323">
            <text:p>0.5008000323</text:p>
          </table:table-cell>
          <table:table-cell table:formula="of:=([.G14]-[.E14])^2" office:value-type="float" office:value="0.0156249991666667">
            <text:p>0.0156249992</text:p>
          </table:table-cell>
          <table:table-cell table:formula="of:=([.I14]*ABS([.F14]-[.E14]))" office:value-type="float" office:value="53489.40802405">
            <text:p>53489.40802405</text:p>
          </table:table-cell>
          <table:table-cell table:formula="of:=([.I14]*ABS([.G14]-[.E14]))" office:value-type="float" office:value="9448.12474805">
            <text:p>9448.12474805</text:p>
          </table:table-cell>
        </table:table-row>
        <table:table-row table:style-name="ro1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5]/([.C15]+[.B15])" office:value-type="float" office:value="0.7">
            <text:p>0.7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F15]*[.I15]" office:value-type="float" office:value="1553.53528885">
            <text:p>1553.53528885</text:p>
          </table:table-cell>
          <table:table-cell table:formula="of:=[.G15]*[.I15]" office:value-type="float" office:value="3675.62723709">
            <text:p>3675.62723709</text:p>
          </table:table-cell>
          <table:table-cell table:formula="of:=[.E15]*[.I15]" office:value-type="float" office:value="6278.3">
            <text:p>6278.3</text:p>
          </table:table-cell>
          <table:table-cell table:formula="of:=([.F15]-[.E15])^2" office:value-type="float" office:value="0.277505965695722">
            <text:p>0.2775059657</text:p>
          </table:table-cell>
          <table:table-cell table:formula="of:=([.G15]-[.E15])^2" office:value-type="float" office:value="0.0842075605694521">
            <text:p>0.0842075606</text:p>
          </table:table-cell>
          <table:table-cell table:formula="of:=([.I15]*ABS([.F15]-[.E15]))" office:value-type="float" office:value="4724.76471115">
            <text:p>4724.76471115</text:p>
          </table:table-cell>
          <table:table-cell table:formula="of:=([.I15]*ABS([.G15]-[.E15]))" office:value-type="float" office:value="2602.67276291">
            <text:p>2602.67276291</text:p>
          </table:table-cell>
        </table:table-row>
        <table:table-row table:style-name="ro1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6]/([.C16]+[.B16])" office:value-type="float" office:value="0.666666666666667">
            <text:p>0.6666666667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string">
            <text:p>Ranking Std</text:p>
          </table:table-cell>
          <table:table-cell office:value-type="float" office:value="1462">
            <text:p>1462</text:p>
          </table:table-cell>
          <table:table-cell table:formula="of:=[.F16]*[.I16]" office:value-type="float" office:value="225.76864824">
            <text:p>225.76864824</text:p>
          </table:table-cell>
          <table:table-cell table:formula="of:=[.G16]*[.I16]" office:value-type="float" office:value="318.3964068">
            <text:p>318.3964068</text:p>
          </table:table-cell>
          <table:table-cell table:formula="of:=[.E16]*[.I16]" office:value-type="float" office:value="974.666666666667">
            <text:p>974.6666666667</text:p>
          </table:table-cell>
          <table:table-cell table:formula="of:=([.F16]-[.E16])^2" office:value-type="float" office:value="0.262392016821675">
            <text:p>0.2623920168</text:p>
          </table:table-cell>
          <table:table-cell table:formula="of:=([.G16]-[.E16])^2" office:value-type="float" office:value="0.201497982630404">
            <text:p>0.2014979826</text:p>
          </table:table-cell>
          <table:table-cell table:formula="of:=([.I16]*ABS([.F16]-[.E16]))" office:value-type="float" office:value="748.898018426667">
            <text:p>748.8980184267</text:p>
          </table:table-cell>
          <table:table-cell table:formula="of:=([.I16]*ABS([.G16]-[.E16]))" office:value-type="float" office:value="656.270259866667">
            <text:p>656.2702598667</text:p>
          </table:table-cell>
        </table:table-row>
        <table:table-row table:style-name="ro1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B17]/([.C17]+[.B17])" office:value-type="float" office:value="0.555555555555556">
            <text:p>0.5555555556</text:p>
          </table:table-cell>
          <table:table-cell table:number-columns-repeated="2" office:value-type="float" office:value="0.13490451">
            <text:p>0.13490451</text:p>
          </table:table-cell>
          <table:table-cell office:value-type="string">
            <text:p>Ranking Std</text:p>
          </table:table-cell>
          <table:table-cell office:value-type="float" office:value="4258">
            <text:p>4258</text:p>
          </table:table-cell>
          <table:table-cell table:formula="of:=[.F17]*[.I17]" office:value-type="float" office:value="574.42340358">
            <text:p>574.42340358</text:p>
          </table:table-cell>
          <table:table-cell table:formula="of:=[.G17]*[.I17]" office:value-type="float" office:value="574.42340358">
            <text:p>574.42340358</text:p>
          </table:table-cell>
          <table:table-cell table:formula="of:=[.E17]*[.I17]" office:value-type="float" office:value="2365.55555555556">
            <text:p>2365.5555555556</text:p>
          </table:table-cell>
          <table:table-cell table:formula="of:=([.F17]-[.E17])^2" office:value-type="float" office:value="0.176947302126982">
            <text:p>0.1769473021</text:p>
          </table:table-cell>
          <table:table-cell table:formula="of:=([.G17]-[.E17])^2" office:value-type="float" office:value="0.176947302126982">
            <text:p>0.1769473021</text:p>
          </table:table-cell>
          <table:table-cell table:formula="of:=([.I17]*ABS([.F17]-[.E17]))" office:value-type="float" office:value="1791.13215197556">
            <text:p>1791.1321519756</text:p>
          </table:table-cell>
          <table:table-cell table:formula="of:=([.I17]*ABS([.G17]-[.E17]))" office:value-type="float" office:value="1791.13215197556">
            <text:p>1791.1321519756</text:p>
          </table:table-cell>
        </table:table-row>
        <table:table-row table:style-name="ro1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8]/([.C18]+[.B18])" office:value-type="float" office:value="0.464285714285714">
            <text:p>0.4642857143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F18]*[.I18]" office:value-type="float" office:value="99.25452628">
            <text:p>99.25452628</text:p>
          </table:table-cell>
          <table:table-cell table:formula="of:=[.G18]*[.I18]" office:value-type="float" office:value="139.56836866">
            <text:p>139.56836866</text:p>
          </table:table-cell>
          <table:table-cell table:formula="of:=[.E18]*[.I18]" office:value-type="float" office:value="435.5">
            <text:p>435.5</text:p>
          </table:table-cell>
          <table:table-cell table:formula="of:=([.F18]-[.E18])^2" office:value-type="float" office:value="0.128501209984028">
            <text:p>0.12850121</text:p>
          </table:table-cell>
          <table:table-cell table:formula="of:=([.G18]-[.E18])^2" office:value-type="float" office:value="0.0995352931059979">
            <text:p>0.0995352931</text:p>
          </table:table-cell>
          <table:table-cell table:formula="of:=([.I18]*ABS([.F18]-[.E18]))" office:value-type="float" office:value="336.24547372">
            <text:p>336.24547372</text:p>
          </table:table-cell>
          <table:table-cell table:formula="of:=([.I18]*ABS([.G18]-[.E18]))" office:value-type="float" office:value="295.93163134">
            <text:p>295.93163134</text:p>
          </table:table-cell>
        </table:table-row>
        <table:table-row table:style-name="ro1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9]/([.C19]+[.B19])" office:value-type="float" office:value="0.366666666666667">
            <text:p>0.3666666667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F19]*[.I19]" office:value-type="float" office:value="130.57597164">
            <text:p>130.57597164</text:p>
          </table:table-cell>
          <table:table-cell table:formula="of:=[.G19]*[.I19]" office:value-type="float" office:value="642.1921662">
            <text:p>642.1921662</text:p>
          </table:table-cell>
          <table:table-cell table:formula="of:=[.E19]*[.I19]" office:value-type="float" office:value="453.2">
            <text:p>453.2</text:p>
          </table:table-cell>
          <table:table-cell table:formula="of:=([.F19]-[.E19])^2" office:value-type="float" office:value="0.0681328377342312">
            <text:p>0.0681328377</text:p>
          </table:table-cell>
          <table:table-cell table:formula="of:=([.G19]-[.E19])^2" office:value-type="float" office:value="0.0233803314828136">
            <text:p>0.0233803315</text:p>
          </table:table-cell>
          <table:table-cell table:formula="of:=([.I19]*ABS([.F19]-[.E19]))" office:value-type="float" office:value="322.62402836">
            <text:p>322.62402836</text:p>
          </table:table-cell>
          <table:table-cell table:formula="of:=([.I19]*ABS([.G19]-[.E19]))" office:value-type="float" office:value="188.9921662">
            <text:p>188.9921662</text:p>
          </table:table-cell>
        </table:table-row>
        <table:table-row table:style-name="ro1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]/([.C20]+[.B20])" office:value-type="float" office:value="0.366666666666667">
            <text:p>0.3666666667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F20]*[.I20]" office:value-type="float" office:value="68.03836474">
            <text:p>68.03836474</text:p>
          </table:table-cell>
          <table:table-cell table:formula="of:=[.G20]*[.I20]" office:value-type="float" office:value="103.33646352">
            <text:p>103.33646352</text:p>
          </table:table-cell>
          <table:table-cell table:formula="of:=[.E20]*[.I20]" office:value-type="float" office:value="268.766666666667">
            <text:p>268.7666666667</text:p>
          </table:table-cell>
          <table:table-cell table:formula="of:=([.F20]-[.E20])^2" office:value-type="float" office:value="0.0749910219534795">
            <text:p>0.074991022</text:p>
          </table:table-cell>
          <table:table-cell table:formula="of:=([.G20]-[.E20])^2" office:value-type="float" office:value="0.050935627033398">
            <text:p>0.050935627</text:p>
          </table:table-cell>
          <table:table-cell table:formula="of:=([.I20]*ABS([.F20]-[.E20]))" office:value-type="float" office:value="200.728301926667">
            <text:p>200.7283019267</text:p>
          </table:table-cell>
          <table:table-cell table:formula="of:=([.I20]*ABS([.G20]-[.E20]))" office:value-type="float" office:value="165.430203146667">
            <text:p>165.4302031467</text:p>
          </table:table-cell>
        </table:table-row>
        <table:table-row table:style-name="ro1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1]/([.C21]+[.B21])" office:value-type="float" office:value="0.344827586206897">
            <text:p>0.3448275862</text:p>
          </table:table-cell>
          <table:table-cell table:number-columns-repeated="2" office:value-type="float" office:value="0.57565326">
            <text:p>0.57565326</text:p>
          </table:table-cell>
          <table:table-cell office:value-type="string">
            <text:p>Ranking PCA</text:p>
          </table:table-cell>
          <table:table-cell office:value-type="float" office:value="2712">
            <text:p>2712</text:p>
          </table:table-cell>
          <table:table-cell table:formula="of:=[.F21]*[.I21]" office:value-type="float" office:value="1561.17164112">
            <text:p>1561.17164112</text:p>
          </table:table-cell>
          <table:table-cell table:formula="of:=[.G21]*[.I21]" office:value-type="float" office:value="1561.17164112">
            <text:p>1561.17164112</text:p>
          </table:table-cell>
          <table:table-cell table:formula="of:=[.E21]*[.I21]" office:value-type="float" office:value="935.172413793103">
            <text:p>935.1724137931</text:p>
          </table:table-cell>
          <table:table-cell table:formula="of:=([.F21]-[.E21])^2" office:value-type="float" office:value="0.0532804916820402">
            <text:p>0.0532804917</text:p>
          </table:table-cell>
          <table:table-cell table:formula="of:=([.G21]-[.E21])^2" office:value-type="float" office:value="0.0532804916820402">
            <text:p>0.0532804917</text:p>
          </table:table-cell>
          <table:table-cell table:formula="of:=([.I21]*ABS([.F21]-[.E21]))" office:value-type="float" office:value="625.999227326897">
            <text:p>625.9992273269</text:p>
          </table:table-cell>
          <table:table-cell table:formula="of:=([.I21]*ABS([.G21]-[.E21]))" office:value-type="float" office:value="625.999227326897">
            <text:p>625.9992273269</text:p>
          </table:table-cell>
        </table:table-row>
        <table:table-row table:style-name="ro1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B22]/([.C22]+[.B22])" office:value-type="float" office:value="0.3">
            <text:p>0.3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string">
            <text:p>Ranking PCA</text:p>
          </table:table-cell>
          <table:table-cell office:value-type="float" office:value="108">
            <text:p>108</text:p>
          </table:table-cell>
          <table:table-cell table:formula="of:=[.F22]*[.I22]" office:value-type="float" office:value="15.42857112">
            <text:p>15.42857112</text:p>
          </table:table-cell>
          <table:table-cell table:formula="of:=[.G22]*[.I22]" office:value-type="float" office:value="69.42857112">
            <text:p>69.42857112</text:p>
          </table:table-cell>
          <table:table-cell table:formula="of:=[.E22]*[.I22]" office:value-type="float" office:value="32.4">
            <text:p>32.4</text:p>
          </table:table-cell>
          <table:table-cell table:formula="of:=([.F22]-[.E22])^2" office:value-type="float" office:value="0.0246938784489796">
            <text:p>0.0246938784</text:p>
          </table:table-cell>
          <table:table-cell table:formula="of:=([.G22]-[.E22])^2" office:value-type="float" office:value="0.11755101844898">
            <text:p>0.1175510184</text:p>
          </table:table-cell>
          <table:table-cell table:formula="of:=([.I22]*ABS([.F22]-[.E22]))" office:value-type="float" office:value="16.97142888">
            <text:p>16.97142888</text:p>
          </table:table-cell>
          <table:table-cell table:formula="of:=([.I22]*ABS([.G22]-[.E22]))" office:value-type="float" office:value="37.02857112">
            <text:p>37.02857112</text:p>
          </table:table-cell>
        </table:table-row>
        <table:table-row table:style-name="ro1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B23]/([.C23]+[.B23])" office:value-type="float" office:value="0.285714285714286">
            <text:p>0.2857142857</text:p>
          </table:table-cell>
          <table:table-cell office:value-type="float" office:value="0.0529706">
            <text:p>0.0529706</text:p>
          </table:table-cell>
          <table:table-cell table:style-name="ce7" office:value-type="float" office:value="0.17116918">
            <text:p>0.17116918</text:p>
          </table:table-cell>
          <table:table-cell office:value-type="string">
            <text:p>Ranking Std</text:p>
          </table:table-cell>
          <table:table-cell office:value-type="float" office:value="13820">
            <text:p>13820</text:p>
          </table:table-cell>
          <table:table-cell table:formula="of:=[.F23]*[.I23]" office:value-type="float" office:value="732.053692">
            <text:p>732.053692</text:p>
          </table:table-cell>
          <table:table-cell table:formula="of:=[.G23]*[.I23]" office:value-type="float" office:value="2365.5580676">
            <text:p>2365.5580676</text:p>
          </table:table-cell>
          <table:table-cell table:formula="of:=[.E23]*[.I23]" office:value-type="float" office:value="3948.57142857143">
            <text:p>3948.5714285714</text:p>
          </table:table-cell>
          <table:table-cell table:formula="of:=([.F23]-[.E23])^2" office:value-type="float" office:value="0.0541696232398702">
            <text:p>0.0541696232</text:p>
          </table:table-cell>
          <table:table-cell table:formula="of:=([.G23]-[.E23])^2" office:value-type="float" office:value="0.0131205812430969">
            <text:p>0.0131205812</text:p>
          </table:table-cell>
          <table:table-cell table:formula="of:=([.I23]*ABS([.F23]-[.E23]))" office:value-type="float" office:value="3216.51773657143">
            <text:p>3216.5177365714</text:p>
          </table:table-cell>
          <table:table-cell table:formula="of:=([.I23]*ABS([.G23]-[.E23]))" office:value-type="float" office:value="1583.01336097143">
            <text:p>1583.0133609714</text:p>
          </table:table-cell>
        </table:table-row>
        <table:table-row table:style-name="ro1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B24]/([.C24]+[.B24])" office:value-type="float" office:value="0.25">
            <text:p>0.25</text:p>
          </table:table-cell>
          <table:table-cell table:number-columns-repeated="2" office:value-type="float" office:value="0.18533145">
            <text:p>0.18533145</text:p>
          </table:table-cell>
          <table:table-cell office:value-type="string">
            <text:p>Ranking Std</text:p>
          </table:table-cell>
          <table:table-cell office:value-type="float" office:value="2888">
            <text:p>2888</text:p>
          </table:table-cell>
          <table:table-cell table:formula="of:=[.F24]*[.I24]" office:value-type="float" office:value="535.2372276">
            <text:p>535.2372276</text:p>
          </table:table-cell>
          <table:table-cell table:formula="of:=[.G24]*[.I24]" office:value-type="float" office:value="535.2372276">
            <text:p>535.2372276</text:p>
          </table:table-cell>
          <table:table-cell table:formula="of:=[.E24]*[.I24]" office:value-type="float" office:value="722">
            <text:p>722</text:p>
          </table:table-cell>
          <table:table-cell table:formula="of:=([.F24]-[.E24])^2" office:value-type="float" office:value="0.0041820213591025">
            <text:p>0.0041820214</text:p>
          </table:table-cell>
          <table:table-cell table:formula="of:=([.G24]-[.E24])^2" office:value-type="float" office:value="0.0041820213591025">
            <text:p>0.0041820214</text:p>
          </table:table-cell>
          <table:table-cell table:formula="of:=([.I24]*ABS([.F24]-[.E24]))" office:value-type="float" office:value="186.7627724">
            <text:p>186.7627724</text:p>
          </table:table-cell>
          <table:table-cell table:formula="of:=([.I24]*ABS([.G24]-[.E24]))" office:value-type="float" office:value="186.7627724">
            <text:p>186.7627724</text:p>
          </table:table-cell>
        </table:table-row>
        <table:table-row table:style-name="ro1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B25]/([.C25]+[.B25])" office:value-type="float" office:value="0.25">
            <text:p>0.25</text:p>
          </table:table-cell>
          <table:table-cell office:value-type="float" office:value="0.0490391">
            <text:p>0.0490391</text:p>
          </table:table-cell>
          <table:table-cell table:style-name="ce7" office:value-type="float" office:value="0.0490391">
            <text:p>0.0490391</text:p>
          </table:table-cell>
          <table:table-cell office:value-type="string">
            <text:p>Ranking Std</text:p>
          </table:table-cell>
          <table:table-cell office:value-type="float" office:value="1435">
            <text:p>1435</text:p>
          </table:table-cell>
          <table:table-cell table:formula="of:=[.F25]*[.I25]" office:value-type="float" office:value="70.3711085">
            <text:p>70.3711085</text:p>
          </table:table-cell>
          <table:table-cell table:formula="of:=[.G25]*[.I25]" office:value-type="float" office:value="70.3711085">
            <text:p>70.3711085</text:p>
          </table:table-cell>
          <table:table-cell table:formula="of:=[.E25]*[.I25]" office:value-type="float" office:value="358.75">
            <text:p>358.75</text:p>
          </table:table-cell>
          <table:table-cell table:formula="of:=([.F25]-[.E25])^2" office:value-type="float" office:value="0.04038528332881">
            <text:p>0.0403852833</text:p>
          </table:table-cell>
          <table:table-cell table:formula="of:=([.G25]-[.E25])^2" office:value-type="float" office:value="0.04038528332881">
            <text:p>0.0403852833</text:p>
          </table:table-cell>
          <table:table-cell table:formula="of:=([.I25]*ABS([.F25]-[.E25]))" office:value-type="float" office:value="288.3788915">
            <text:p>288.3788915</text:p>
          </table:table-cell>
          <table:table-cell table:formula="of:=([.I25]*ABS([.G25]-[.E25]))" office:value-type="float" office:value="288.3788915">
            <text:p>288.3788915</text:p>
          </table:table-cell>
        </table:table-row>
        <table:table-row table:style-name="ro1">
          <table:table-cell office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26]/([.C26]+[.B26])" office:value-type="float" office:value="0.233333333333333">
            <text:p>0.2333333333</text:p>
          </table:table-cell>
          <table:table-cell table:number-columns-repeated="2" office:value-type="float" office:value="0.28194103">
            <text:p>0.28194103</text:p>
          </table:table-cell>
          <table:table-cell office:value-type="string">
            <text:p>Ranking Std</text:p>
          </table:table-cell>
          <table:table-cell office:value-type="float" office:value="1169">
            <text:p>1169</text:p>
          </table:table-cell>
          <table:table-cell table:formula="of:=[.F26]*[.I26]" office:value-type="float" office:value="329.58906407">
            <text:p>329.58906407</text:p>
          </table:table-cell>
          <table:table-cell table:formula="of:=[.G26]*[.I26]" office:value-type="float" office:value="329.58906407">
            <text:p>329.58906407</text:p>
          </table:table-cell>
          <table:table-cell table:formula="of:=[.E26]*[.I26]" office:value-type="float" office:value="272.766666666667">
            <text:p>272.7666666667</text:p>
          </table:table-cell>
          <table:table-cell table:formula="of:=([.F26]-[.E26])^2" office:value-type="float" office:value="0.00236270817523868">
            <text:p>0.0023627082</text:p>
          </table:table-cell>
          <table:table-cell table:formula="of:=([.G26]-[.E26])^2" office:value-type="float" office:value="0.00236270817523868">
            <text:p>0.0023627082</text:p>
          </table:table-cell>
          <table:table-cell table:formula="of:=([.I26]*ABS([.F26]-[.E26]))" office:value-type="float" office:value="56.8223974033333">
            <text:p>56.8223974033</text:p>
          </table:table-cell>
          <table:table-cell table:formula="of:=([.I26]*ABS([.G26]-[.E26]))" office:value-type="float" office:value="56.8223974033333">
            <text:p>56.8223974033</text:p>
          </table:table-cell>
        </table:table-row>
        <table:table-row table:style-name="ro1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[.B27]/([.C27]+[.B27])" office:value-type="float" office:value="0.208333333333333">
            <text:p>0.2083333333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office:value-type="string">
            <text:p>Ranking PCA</text:p>
          </table:table-cell>
          <table:table-cell office:value-type="float" office:value="27196">
            <text:p>27196</text:p>
          </table:table-cell>
          <table:table-cell table:formula="of:=[.F27]*[.I27]" office:value-type="float" office:value="5099.91004692">
            <text:p>5099.91004692</text:p>
          </table:table-cell>
          <table:table-cell table:formula="of:=[.G27]*[.I27]" office:value-type="float" office:value="8829.02991828">
            <text:p>8829.02991828</text:p>
          </table:table-cell>
          <table:table-cell table:formula="of:=[.E27]*[.I27]" office:value-type="float" office:value="5665.83333333333">
            <text:p>5665.8333333333</text:p>
          </table:table-cell>
          <table:table-cell table:formula="of:=([.F27]-[.E27])^2" office:value-type="float" office:value="0.000433017116810678">
            <text:p>0.0004330171</text:p>
          </table:table-cell>
          <table:table-cell table:formula="of:=([.G27]-[.E27])^2" office:value-type="float" office:value="0.0135282712078027">
            <text:p>0.0135282712</text:p>
          </table:table-cell>
          <table:table-cell table:formula="of:=([.I27]*ABS([.F27]-[.E27]))" office:value-type="float" office:value="565.923286413334">
            <text:p>565.9232864133</text:p>
          </table:table-cell>
          <table:table-cell table:formula="of:=([.I27]*ABS([.G27]-[.E27]))" office:value-type="float" office:value="3163.19658494667">
            <text:p>3163.1965849467</text:p>
          </table:table-cell>
        </table:table-row>
        <table:table-row table:style-name="ro1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8]/([.C28]+[.B28])" office:value-type="float" office:value="0.208333333333333">
            <text:p>0.2083333333</text:p>
          </table:table-cell>
          <table:table-cell office:value-type="float" office:value="0.06868132">
            <text:p>0.06868132</text:p>
          </table:table-cell>
          <table:table-cell office:value-type="float" office:value="0.22727273">
            <text:p>0.22727273</text:p>
          </table:table-cell>
          <table:table-cell office:value-type="string">
            <text:p>Ranking Std</text:p>
          </table:table-cell>
          <table:table-cell office:value-type="float" office:value="678">
            <text:p>678</text:p>
          </table:table-cell>
          <table:table-cell table:formula="of:=[.F28]*[.I28]" office:value-type="float" office:value="46.56593496">
            <text:p>46.56593496</text:p>
          </table:table-cell>
          <table:table-cell table:formula="of:=[.G28]*[.I28]" office:value-type="float" office:value="154.09091094">
            <text:p>154.09091094</text:p>
          </table:table-cell>
          <table:table-cell table:formula="of:=[.E28]*[.I28]" office:value-type="float" office:value="141.25">
            <text:p>141.25</text:p>
          </table:table-cell>
          <table:table-cell table:formula="of:=([.F28]-[.E28])^2" office:value-type="float" office:value="0.0195026848280535">
            <text:p>0.0195026848</text:p>
          </table:table-cell>
          <table:table-cell table:formula="of:=([.G28]-[.E28])^2" office:value-type="float" office:value="0.000358700746097344">
            <text:p>0.0003587007</text:p>
          </table:table-cell>
          <table:table-cell table:formula="of:=([.I28]*ABS([.F28]-[.E28]))" office:value-type="float" office:value="94.68406504">
            <text:p>94.68406504</text:p>
          </table:table-cell>
          <table:table-cell table:formula="of:=([.I28]*ABS([.G28]-[.E28]))" office:value-type="float" office:value="12.84091094">
            <text:p>12.84091094</text:p>
          </table:table-cell>
        </table:table-row>
        <table:table-row table:style-name="ro1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29]/([.C29]+[.B29])" office:value-type="float" office:value="0.2">
            <text:p>0.2</text:p>
          </table:table-cell>
          <table:table-cell table:number-columns-repeated="2" office:value-type="float" office:value="0.28194103">
            <text:p>0.28194103</text:p>
          </table:table-cell>
          <table:table-cell office:value-type="string">
            <text:p>Ranking Std</text:p>
          </table:table-cell>
          <table:table-cell office:value-type="float" office:value="1169">
            <text:p>1169</text:p>
          </table:table-cell>
          <table:table-cell table:formula="of:=[.F29]*[.I29]" office:value-type="float" office:value="329.58906407">
            <text:p>329.58906407</text:p>
          </table:table-cell>
          <table:table-cell table:formula="of:=[.G29]*[.I29]" office:value-type="float" office:value="329.58906407">
            <text:p>329.58906407</text:p>
          </table:table-cell>
          <table:table-cell table:formula="of:=[.E29]*[.I29]" office:value-type="float" office:value="233.8">
            <text:p>233.8</text:p>
          </table:table-cell>
          <table:table-cell table:formula="of:=([.F29]-[.E29])^2" office:value-type="float" office:value="0.0067143323974609">
            <text:p>0.0067143324</text:p>
          </table:table-cell>
          <table:table-cell table:formula="of:=([.G29]-[.E29])^2" office:value-type="float" office:value="0.0067143323974609">
            <text:p>0.0067143324</text:p>
          </table:table-cell>
          <table:table-cell table:formula="of:=([.I29]*ABS([.F29]-[.E29]))" office:value-type="float" office:value="95.78906407">
            <text:p>95.78906407</text:p>
          </table:table-cell>
          <table:table-cell table:formula="of:=([.I29]*ABS([.G29]-[.E29]))" office:value-type="float" office:value="95.78906407">
            <text:p>95.78906407</text:p>
          </table:table-cell>
        </table:table-row>
        <table:table-row table:style-name="ro1">
          <table:table-cell office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B30]/([.C30]+[.B30])" office:value-type="float" office:value="0.2">
            <text:p>0.2</text:p>
          </table:table-cell>
          <table:table-cell office:value-type="float" office:value="0.04957102">
            <text:p>0.04957102</text:p>
          </table:table-cell>
          <table:table-cell table:style-name="ce7" office:value-type="float" office:value="0.05450734">
            <text:p>0.05450734</text:p>
          </table:table-cell>
          <table:table-cell office:value-type="string">
            <text:p>Ranking Std</text:p>
          </table:table-cell>
          <table:table-cell office:value-type="float" office:value="997">
            <text:p>997</text:p>
          </table:table-cell>
          <table:table-cell table:formula="of:=[.F30]*[.I30]" office:value-type="float" office:value="49.42230694">
            <text:p>49.42230694</text:p>
          </table:table-cell>
          <table:table-cell table:formula="of:=[.G30]*[.I30]" office:value-type="float" office:value="54.34381798">
            <text:p>54.34381798</text:p>
          </table:table-cell>
          <table:table-cell table:formula="of:=[.E30]*[.I30]" office:value-type="float" office:value="199.4">
            <text:p>199.4</text:p>
          </table:table-cell>
          <table:table-cell table:formula="of:=([.F30]-[.E30])^2" office:value-type="float" office:value="0.0226288780238404">
            <text:p>0.022628878</text:p>
          </table:table-cell>
          <table:table-cell table:formula="of:=([.G30]-[.E30])^2" office:value-type="float" office:value="0.0211681141138756">
            <text:p>0.0211681141</text:p>
          </table:table-cell>
          <table:table-cell table:formula="of:=([.I30]*ABS([.F30]-[.E30]))" office:value-type="float" office:value="149.97769306">
            <text:p>149.97769306</text:p>
          </table:table-cell>
          <table:table-cell table:formula="of:=([.I30]*ABS([.G30]-[.E30]))" office:value-type="float" office:value="145.05618202">
            <text:p>145.05618202</text:p>
          </table:table-cell>
        </table:table-row>
        <table:table-row table:style-name="ro1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[.B31]/([.C31]+[.B31])" office:value-type="float" office:value="0.185185185185185">
            <text:p>0.1851851852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office:value-type="string">
            <text:p>Ranking Std</text:p>
          </table:table-cell>
          <table:table-cell office:value-type="float" office:value="796">
            <text:p>796</text:p>
          </table:table-cell>
          <table:table-cell table:formula="of:=[.F31]*[.I31]" office:value-type="float" office:value="164.27916456">
            <text:p>164.27916456</text:p>
          </table:table-cell>
          <table:table-cell table:formula="of:=[.G31]*[.I31]" office:value-type="float" office:value="310.30508596">
            <text:p>310.30508596</text:p>
          </table:table-cell>
          <table:table-cell table:formula="of:=[.E31]*[.I31]" office:value-type="float" office:value="147.407407407407">
            <text:p>147.4074074074</text:p>
          </table:table-cell>
          <table:table-cell table:formula="of:=([.F31]-[.E31])^2" office:value-type="float" office:value="0.000449256630855375">
            <text:p>0.0004492566</text:p>
          </table:table-cell>
          <table:table-cell table:formula="of:=([.G31]-[.E31])^2" office:value-type="float" office:value="0.0418797089685611">
            <text:p>0.041879709</text:p>
          </table:table-cell>
          <table:table-cell table:formula="of:=([.I31]*ABS([.F31]-[.E31]))" office:value-type="float" office:value="16.8717571525926">
            <text:p>16.8717571526</text:p>
          </table:table-cell>
          <table:table-cell table:formula="of:=([.I31]*ABS([.G31]-[.E31]))" office:value-type="float" office:value="162.897678552593">
            <text:p>162.8976785526</text:p>
          </table:table-cell>
        </table:table-row>
        <table:table-row table:style-name="ro1">
          <table:table-cell table:number-columns-repeated="7"/>
          <table:table-cell table:style-name="ce5" office:value-type="string">
            <text:p>Total error</text:p>
          </table:table-cell>
          <table:table-cell table:formula="of:=SUM([.I2:.I31])" office:value-type="float" office:value="256496">
            <text:p>256496</text:p>
          </table:table-cell>
          <table:table-cell table:style-name="ce6" table:formula="of:=CORREL([.J2:.J31]; [.L2:.L31])" office:value-type="float" office:value="0.0282713121573852">
            <text:p>0.0282713122</text:p>
          </table:table-cell>
          <table:table-cell table:style-name="ce6" table:formula="of:=CORREL([.K2:.K31];[.L2:.L31])" office:value-type="float" office:value="0.93359888567541">
            <text:p>0.9335988857</text:p>
          </table:table-cell>
          <table:table-cell/>
          <table:table-cell table:style-name="ce6" table:formula="of:=SQRT(SUM([.M2:.M31])/COUNT([.M2:.M31]))" office:value-type="float" office:value="0.536907952163025">
            <text:p>0.5369079522</text:p>
          </table:table-cell>
          <table:table-cell table:style-name="ce6" table:formula="of:=SQRT(SUM([.N2:.N31])/COUNT([.N2:.N31]))" office:value-type="float" office:value="0.347732098351012">
            <text:p>0.3477320984</text:p>
          </table:table-cell>
          <table:table-cell table:style-name="ce6" table:formula="of:=SUM([.O2:.O31])/[.I32]" office:value-type="float" office:value="0.635977906843066">
            <text:p>0.6359779068</text:p>
          </table:table-cell>
          <table:table-cell table:style-name="ce6" table:formula="of:=SUM([.P2:.P31])/[.I32]" office:value-type="float" office:value="0.284101861167357">
            <text:p>0.2841018612</text:p>
          </table:table-cell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6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style-name="ce7"/>
          <table:table-cell table:number-columns-repeated="9"/>
        </table:table-row>
        <table:table-row table:style-name="ro1" table:number-rows-repeated="13">
          <table:table-cell table:number-columns-repeated="16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Default" table:number-columns-repeated="8"/>
          <table:table-cell/>
        </table:table-row>
      </table:table>
      <table:database-ranges>
        <table:database-range table:target-range-address="Top30.A2:Top30.P6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00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3-13T17:38:39</meta:creation-date>
    <dc:date>2013-03-14T00:09:53</dc:date>
    <meta:editing-duration>PT04H50M27S</meta:editing-duration>
    <meta:editing-cycles>17</meta:editing-cycles>
    <meta:generator>OpenOffice.org/3.2$Unix OpenOffice.org_project/320m19$Build-9505</meta:generator>
    <dc:title>Tables</dc:title>
    <dc:creator>Luis Galárraga</dc:creator>
    <meta:document-statistic meta:table-count="4" meta:cell-count="2111" meta:object-count="0"/>
  </office:meta>
</office:document-meta>
</file>